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1.07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3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0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wrap-option="wrap" fo:border="0.0008in solid #000000"/>
    </style:style>
    <style:style style:name="ce4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4" style:family="table-cell" style:parent-style-name="Default">
      <style:map style:condition="cell-content()=&quot;Sun&quot;" style:apply-style-name="Không_20_tên4" style:base-cell-address="'Cover Page'.AH1"/>
    </style:style>
    <style:style style:name="ce5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>
      <style:map style:condition="cell-content()=&quot;Sun&quot;" style:apply-style-name="Không_20_tên4" style:base-cell-address="'Cover Page'.AH1"/>
    </style:style>
    <style:style style:name="ce13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7" style:family="table-cell" style:parent-style-name="Default"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9">
            <text:p>1.9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0" office:value-type="string">
            <text:p>Tổng hợp ngày nghỉ 2016</text:p>
          </table:table-cell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5"/>
        </table:table-row>
        <table:table-row table:style-name="ro10" table:number-rows-repeated="4">
          <table:table-cell table:style-name="ce30"/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5"/>
        </table:table-row>
        <table:table-row table:style-name="ro11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6" office:value-type="string">
            <office:annotation draw:style-name="gr1" draw:text-style-name="P1" svg:width="3.4126in" svg:height="1.3232in" svg:x="3.1705in" svg:y="0.4465in" draw:caption-point-x="-0.7689in" draw:caption-point-y="0.916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36" office:value-type="string">
            <office:annotation draw:style-name="gr2" draw:text-style-name="P1" svg:width="1.1413in" svg:height="0.5457in" svg:x="3.6827in" svg:y="0.7441in" draw:caption-point-x="-0.2402in" draw:caption-point-y="0.619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36" office:value-type="string">
            <text:p>Working To</text:p>
          </table:table-cell>
          <table:table-cell table:style-name="ce36" office:value-type="string">
            <office:annotation draw:style-name="gr3" draw:text-style-name="P1" svg:width="1.1413in" svg:height="0.7012in" svg:x="5.6634in" svg:y="0.7441in" draw:caption-point-x="-0.2622in" draw:caption-point-y="0.619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36" office:value-type="string">
            <office:annotation draw:style-name="gr2" draw:text-style-name="P1" svg:width="1.1413in" svg:height="0.5457in" svg:x="5.6413in" svg:y="0.7441in" draw:caption-point-x="-0.2402in" draw:caption-point-y="0.619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4" draw:text-style-name="P1" svg:width="1.1413in" svg:height="0.3902in" svg:x="6.5303in" svg:y="0.7441in" draw:caption-point-x="-0.2402in" draw:caption-point-y="0.619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6" office:value-type="string">
            <text:p>Remaining Leave Days</text:p>
          </table:table-cell>
          <table:table-cell table:style-name="ce36" office:value-type="string">
            <text:p>Extended Leave Days</text:p>
          </table:table-cell>
          <table:table-cell table:style-name="ce36" office:value-type="string">
            <text:p>Leave Days Already Subtracted From Salary</text:p>
          </table:table-cell>
          <table:table-cell table:style-name="ce36" office:value-type="string">
            <office:annotation office:display="true" draw:style-name="gr5" draw:text-style-name="P1" svg:width="1.9224in" svg:height="1.4787in" svg:x="11.2949in" svg:y="0.7669in" draw:caption-point-x="-1.4484in" draw:caption-point-y="0.596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1" office:value-type="string">
            <text:p>Notes</text:p>
          </table:table-cell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7]);DATE(YEAR([.D7]);12;31);NOW())" office:value-type="date" office:date-value="2016-08-31T08:30:58.17">
            <text:p>08/31/16</text:p>
          </table:table-cell>
          <table:table-cell table:style-name="ce3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41" table:formula="of:=SUMPRODUCT([Thong_Tin_Ngay_Nghi_201601.$B$3:.$B$35]=[.$B7];[Thong_Tin_Ngay_Nghi_201601.$C$3:.$C$35])+SUMPRODUCT([Thong_Tin_Ngay_Nghi_201602.$B$3:.$B$36]=[.$B7];[Thong_Tin_Ngay_Nghi_201602.$C$3:.$C$36]) + SUMPRODUCT([Thong_Tin_Ngay_Nghi_201603.$B$3:.$B$38]=[.$B7];[Thong_Tin_Ngay_Nghi_201603.$C$3:.$C$38])" office:value-type="float" office:value="3">
            <text:p>3</text:p>
          </table:table-cell>
          <table:table-cell table:style-name="ce41" table:formula="of:=SUMPRODUCT([Thong_Tin_Ngay_Nghi_201601.$B$3:.$B$35]=[.$B7];[Thong_Tin_Ngay_Nghi_201601.$C$3:.$C$35])+SUMPRODUCT([Thong_Tin_Ngay_Nghi_201602.$B$3:.$B$36]=[.$B7];[Thong_Tin_Ngay_Nghi_201602.$C$3:.$C$36]) + SUMPRODUCT([Thong_Tin_Ngay_Nghi_201603.$B$3:.$B$38]=[.$B7];[Thong_Tin_Ngay_Nghi_201603.$C$3:.$C$38]) + SUMPRODUCT([Thong_Tin_Ngay_Nghi_201604.$B$3:.$B$39]=[.$B7];[Thong_Tin_Ngay_Nghi_201604.$C$3:.$C$39]) + SUMPRODUCT([Thong_Tin_Ngay_Nghi_201605.$B$3:.$B$38]=[.$B7];[Thong_Tin_Ngay_Nghi_201605.$C$3:.$C$38]) + SUMPRODUCT([Thong_Tin_Ngay_Nghi_201606.$B$3:.$B$37]=[.$B7];[Thong_Tin_Ngay_Nghi_201606.$C$3:.$C$37]) + SUMPRODUCT([Thong_Tin_Ngay_Nghi_201607.$B$3:.$B$44]=[.$B7];[Thong_Tin_Ngay_Nghi_201607.$C$3:.$C$44]) + SUMPRODUCT([Thong_Tin_Ngay_Nghi_201608.$B$3:.$B$47]=[.$B7];[Thong_Tin_Ngay_Nghi_201608.$C$3:.$C$47])" office:value-type="float" office:value="7">
            <text:p>7</text:p>
          </table:table-cell>
          <table:table-cell table:style-name="ce37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37"/>
          <table:table-cell table:style-name="ce37" table:formula="of:=[.I7]+[.K7] +[.J7]" office:value-type="float" office:value="1">
            <text:p>1</text:p>
          </table:table-cell>
          <table:table-cell table:style-name="ce45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37" office:value-type="float" office:value="6.5">
            <text:p>6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8]);DATE(YEAR([.D8]);12;31);NOW())" office:value-type="date" office:date-value="2016-08-31T08:30:58.17">
            <text:p>08/31/16</text:p>
          </table:table-cell>
          <table:table-cell table:style-name="ce3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42" table:formula="of:=SUMPRODUCT([Thong_Tin_Ngay_Nghi_201601.$B$3:.$B$35]=[.$B8];[Thong_Tin_Ngay_Nghi_201601.$C$3:.$C$35])+SUMPRODUCT([Thong_Tin_Ngay_Nghi_201602.$B$3:.$B$36]=[.$B8];[Thong_Tin_Ngay_Nghi_201602.$C$3:.$C$36]) + SUMPRODUCT([Thong_Tin_Ngay_Nghi_201603.$B$3:.$B$38]=[.$B8];[Thong_Tin_Ngay_Nghi_201603.$C$3:.$C$38])" office:value-type="float" office:value="2.5">
            <text:p>2.5</text:p>
          </table:table-cell>
          <table:table-cell table:style-name="ce42" table:formula="of:=SUMPRODUCT([Thong_Tin_Ngay_Nghi_201601.$B$3:.$B$35]=[.$B8];[Thong_Tin_Ngay_Nghi_201601.$C$3:.$C$35])+SUMPRODUCT([Thong_Tin_Ngay_Nghi_201602.$B$3:.$B$36]=[.$B8];[Thong_Tin_Ngay_Nghi_201602.$C$3:.$C$36]) + SUMPRODUCT([Thong_Tin_Ngay_Nghi_201603.$B$3:.$B$38]=[.$B8];[Thong_Tin_Ngay_Nghi_201603.$C$3:.$C$38]) + SUMPRODUCT([Thong_Tin_Ngay_Nghi_201604.$B$3:.$B$39]=[.$B8];[Thong_Tin_Ngay_Nghi_201604.$C$3:.$C$39]) + SUMPRODUCT([Thong_Tin_Ngay_Nghi_201605.$B$3:.$B$38]=[.$B8];[Thong_Tin_Ngay_Nghi_201605.$C$3:.$C$38]) + SUMPRODUCT([Thong_Tin_Ngay_Nghi_201606.$B$3:.$B$37]=[.$B8];[Thong_Tin_Ngay_Nghi_201606.$C$3:.$C$37]) + SUMPRODUCT([Thong_Tin_Ngay_Nghi_201607.$B$3:.$B$44]=[.$B8];[Thong_Tin_Ngay_Nghi_201607.$C$3:.$C$44]) + SUMPRODUCT([Thong_Tin_Ngay_Nghi_201608.$B$3:.$B$47]=[.$B8];[Thong_Tin_Ngay_Nghi_201608.$C$3:.$C$47])" office:value-type="float" office:value="8.5">
            <text:p>8.5</text:p>
          </table:table-cell>
          <table:table-cell table:style-name="ce37" table:formula="of:=IF(DATE(YEAR([.E8]);MONTH([.E8]);DAY([.E8]))&lt;=DATE(YEAR([.E8]);3;31); [.C8]-[.G8] + [.F8]; IF([.G8]-[.C8]&lt;0;[.G8] + [.F8] -[.H8];[.F8]+[.C8]-[.H8]))" office:value-type="float" office:value="2">
            <text:p>2</text:p>
          </table:table-cell>
          <table:table-cell table:number-columns-repeated="2" table:style-name="ce37"/>
          <table:table-cell table:style-name="ce37" table:formula="of:=[.I8]+[.K8] +[.J8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9]);DATE(YEAR([.D9]);12;31);NOW())" office:value-type="date" office:date-value="2016-08-31T08:30:58.17">
            <text:p>08/31/16</text:p>
          </table:table-cell>
          <table:table-cell table:style-name="ce3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8">
            <text:p>8</text:p>
          </table:table-cell>
          <table:table-cell table:style-name="ce42" table:formula="of:=SUMPRODUCT([Thong_Tin_Ngay_Nghi_201601.$B$3:.$B$35]=[.$B9];[Thong_Tin_Ngay_Nghi_201601.$C$3:.$C$35])+SUMPRODUCT([Thong_Tin_Ngay_Nghi_201602.$B$3:.$B$36]=[.$B9];[Thong_Tin_Ngay_Nghi_201602.$C$3:.$C$36]) + SUMPRODUCT([Thong_Tin_Ngay_Nghi_201603.$B$3:.$B$38]=[.$B9];[Thong_Tin_Ngay_Nghi_201603.$C$3:.$C$38])" office:value-type="float" office:value="3">
            <text:p>3</text:p>
          </table:table-cell>
          <table:table-cell table:style-name="ce42" table:formula="of:=SUMPRODUCT([Thong_Tin_Ngay_Nghi_201601.$B$3:.$B$35]=[.$B9];[Thong_Tin_Ngay_Nghi_201601.$C$3:.$C$35])+SUMPRODUCT([Thong_Tin_Ngay_Nghi_201602.$B$3:.$B$36]=[.$B9];[Thong_Tin_Ngay_Nghi_201602.$C$3:.$C$36]) + SUMPRODUCT([Thong_Tin_Ngay_Nghi_201603.$B$3:.$B$38]=[.$B9];[Thong_Tin_Ngay_Nghi_201603.$C$3:.$C$38]) + SUMPRODUCT([Thong_Tin_Ngay_Nghi_201604.$B$3:.$B$39]=[.$B9];[Thong_Tin_Ngay_Nghi_201604.$C$3:.$C$39]) + SUMPRODUCT([Thong_Tin_Ngay_Nghi_201605.$B$3:.$B$38]=[.$B9];[Thong_Tin_Ngay_Nghi_201605.$C$3:.$C$38]) + SUMPRODUCT([Thong_Tin_Ngay_Nghi_201606.$B$3:.$B$37]=[.$B9];[Thong_Tin_Ngay_Nghi_201606.$C$3:.$C$37]) + SUMPRODUCT([Thong_Tin_Ngay_Nghi_201607.$B$3:.$B$44]=[.$B9];[Thong_Tin_Ngay_Nghi_201607.$C$3:.$C$44]) + SUMPRODUCT([Thong_Tin_Ngay_Nghi_201608.$B$3:.$B$47]=[.$B9];[Thong_Tin_Ngay_Nghi_201608.$C$3:.$C$47])" office:value-type="float" office:value="6.5">
            <text:p>6.5</text:p>
          </table:table-cell>
          <table:table-cell table:style-name="ce37" table:formula="of:=IF(DATE(YEAR([.E9]);MONTH([.E9]);DAY([.E9]))&lt;=DATE(YEAR([.E9]);3;31); [.C9]-[.G9] + [.F9]; IF([.G9]-[.C9]&lt;0;[.G9] + [.F9] -[.H9];[.F9]+[.C9]-[.H9]))" office:value-type="float" office:value="3.5">
            <text:p>3.5</text:p>
          </table:table-cell>
          <table:table-cell table:number-columns-repeated="2" table:style-name="ce37"/>
          <table:table-cell table:style-name="ce37" table:formula="of:=[.I9]+[.K9] +[.J9]" office:value-type="float" office:value="3.5">
            <text:p>3.5</text:p>
          </table:table-cell>
          <table:table-cell table:style-name="ce45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0]);DATE(YEAR([.D10]);12;31);NOW())" office:value-type="date" office:date-value="2016-08-31T08:30:58.17">
            <text:p>08/31/16</text:p>
          </table:table-cell>
          <table:table-cell table:style-name="ce3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42" table:formula="of:=SUMPRODUCT([Thong_Tin_Ngay_Nghi_201601.$B$3:.$B$35]=[.$B10];[Thong_Tin_Ngay_Nghi_201601.$C$3:.$C$35])+SUMPRODUCT([Thong_Tin_Ngay_Nghi_201602.$B$3:.$B$36]=[.$B10];[Thong_Tin_Ngay_Nghi_201602.$C$3:.$C$36]) + SUMPRODUCT([Thong_Tin_Ngay_Nghi_201603.$B$3:.$B$38]=[.$B10];[Thong_Tin_Ngay_Nghi_201603.$C$3:.$C$38])" office:value-type="float" office:value="3.5">
            <text:p>3.5</text:p>
          </table:table-cell>
          <table:table-cell table:style-name="ce42" table:formula="of:=SUMPRODUCT([Thong_Tin_Ngay_Nghi_201601.$B$3:.$B$35]=[.$B10];[Thong_Tin_Ngay_Nghi_201601.$C$3:.$C$35])+SUMPRODUCT([Thong_Tin_Ngay_Nghi_201602.$B$3:.$B$36]=[.$B10];[Thong_Tin_Ngay_Nghi_201602.$C$3:.$C$36]) + SUMPRODUCT([Thong_Tin_Ngay_Nghi_201603.$B$3:.$B$38]=[.$B10];[Thong_Tin_Ngay_Nghi_201603.$C$3:.$C$38]) + SUMPRODUCT([Thong_Tin_Ngay_Nghi_201604.$B$3:.$B$39]=[.$B10];[Thong_Tin_Ngay_Nghi_201604.$C$3:.$C$39]) + SUMPRODUCT([Thong_Tin_Ngay_Nghi_201605.$B$3:.$B$38]=[.$B10];[Thong_Tin_Ngay_Nghi_201605.$C$3:.$C$38]) + SUMPRODUCT([Thong_Tin_Ngay_Nghi_201606.$B$3:.$B$37]=[.$B10];[Thong_Tin_Ngay_Nghi_201606.$C$3:.$C$37]) + SUMPRODUCT([Thong_Tin_Ngay_Nghi_201607.$B$3:.$B$44]=[.$B10];[Thong_Tin_Ngay_Nghi_201607.$C$3:.$C$44]) + SUMPRODUCT([Thong_Tin_Ngay_Nghi_201608.$B$3:.$B$47]=[.$B10];[Thong_Tin_Ngay_Nghi_201608.$C$3:.$C$47])" office:value-type="float" office:value="10">
            <text:p>10</text:p>
          </table:table-cell>
          <table:table-cell table:style-name="ce37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37"/>
          <table:table-cell table:style-name="ce37" table:formula="of:=[.I10]+[.K10] +[.J10]" office:value-type="float" office:value="-2">
            <text:p>-2</text:p>
          </table:table-cell>
          <table:table-cell table:style-name="ce45"/>
        </table:table-row>
        <table:table-row table:style-name="ro8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1]);DATE(YEAR([.D11]);12;31);NOW())" office:value-type="date" office:date-value="2016-08-31T08:30:58.17">
            <text:p>08/31/16</text:p>
          </table:table-cell>
          <table:table-cell table:style-name="ce3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8">
            <text:p>8</text:p>
          </table:table-cell>
          <table:table-cell table:style-name="ce42" table:formula="of:=SUMPRODUCT([Thong_Tin_Ngay_Nghi_201601.$B$3:.$B$35]=[.$B11];[Thong_Tin_Ngay_Nghi_201601.$C$3:.$C$35])+SUMPRODUCT([Thong_Tin_Ngay_Nghi_201602.$B$3:.$B$36]=[.$B11];[Thong_Tin_Ngay_Nghi_201602.$C$3:.$C$36]) + SUMPRODUCT([Thong_Tin_Ngay_Nghi_201603.$B$3:.$B$38]=[.$B11];[Thong_Tin_Ngay_Nghi_201603.$C$3:.$C$38])" office:value-type="float" office:value="5">
            <text:p>5</text:p>
          </table:table-cell>
          <table:table-cell table:style-name="ce42" table:formula="of:=SUMPRODUCT([Thong_Tin_Ngay_Nghi_201601.$B$3:.$B$35]=[.$B11];[Thong_Tin_Ngay_Nghi_201601.$C$3:.$C$35])+SUMPRODUCT([Thong_Tin_Ngay_Nghi_201602.$B$3:.$B$36]=[.$B11];[Thong_Tin_Ngay_Nghi_201602.$C$3:.$C$36]) + SUMPRODUCT([Thong_Tin_Ngay_Nghi_201603.$B$3:.$B$38]=[.$B11];[Thong_Tin_Ngay_Nghi_201603.$C$3:.$C$38]) + SUMPRODUCT([Thong_Tin_Ngay_Nghi_201604.$B$3:.$B$39]=[.$B11];[Thong_Tin_Ngay_Nghi_201604.$C$3:.$C$39]) + SUMPRODUCT([Thong_Tin_Ngay_Nghi_201605.$B$3:.$B$38]=[.$B11];[Thong_Tin_Ngay_Nghi_201605.$C$3:.$C$38]) + SUMPRODUCT([Thong_Tin_Ngay_Nghi_201606.$B$3:.$B$37]=[.$B11];[Thong_Tin_Ngay_Nghi_201606.$C$3:.$C$37]) + SUMPRODUCT([Thong_Tin_Ngay_Nghi_201607.$B$3:.$B$44]=[.$B11];[Thong_Tin_Ngay_Nghi_201607.$C$3:.$C$44]) + SUMPRODUCT([Thong_Tin_Ngay_Nghi_201608.$B$3:.$B$47]=[.$B11];[Thong_Tin_Ngay_Nghi_201608.$C$3:.$C$47])" office:value-type="float" office:value="11">
            <text:p>11</text:p>
          </table:table-cell>
          <table:table-cell table:style-name="ce37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37">
            <office:annotation draw:style-name="gr2" draw:text-style-name="P1" svg:width="1.1413in" svg:height="0.5457in" svg:x="8.3087in" svg:y="2.613in" draw:caption-point-x="-0.2402in" draw:caption-point-y="0.6079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37"/>
          <table:table-cell table:style-name="ce37" table:formula="of:=[.I11]+[.K11] +[.J11]" office:value-type="float" office:value="2">
            <text:p>2</text:p>
          </table:table-cell>
          <table:table-cell table:style-name="ce45" office:value-type="string">
            <text:p>- Extend 2 ngày phép của năm 2015 tới ngày 31/5/2016</text:p>
          </table:table-cell>
        </table:table-row>
        <table:table-row table:style-name="ro12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2-29">
            <text:p>02/29/16</text:p>
          </table:table-cell>
          <table:table-cell table:style-name="ce38" table:formula="of:=IF(YEAR(NOW())&gt;YEAR([.D12]);DATE(YEAR([.D12]);12;31);NOW())" office:value-type="date" office:date-value="2016-08-31T08:30:58.17">
            <text:p>08/31/16</text:p>
          </table:table-cell>
          <table:table-cell table:style-name="ce3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42" table:formula="of:=SUMPRODUCT([Thong_Tin_Ngay_Nghi_201601.$B$3:.$B$35]=[.$B12];[Thong_Tin_Ngay_Nghi_201601.$C$3:.$C$35])+SUMPRODUCT([Thong_Tin_Ngay_Nghi_201602.$B$3:.$B$36]=[.$B12];[Thong_Tin_Ngay_Nghi_201602.$C$3:.$C$36]) + SUMPRODUCT([Thong_Tin_Ngay_Nghi_201603.$B$3:.$B$38]=[.$B12];[Thong_Tin_Ngay_Nghi_201603.$C$3:.$C$38])" office:value-type="float" office:value="0">
            <text:p>0</text:p>
          </table:table-cell>
          <table:table-cell table:style-name="ce42" table:formula="of:=SUMPRODUCT([Thong_Tin_Ngay_Nghi_201601.$B$3:.$B$35]=[.$B12];[Thong_Tin_Ngay_Nghi_201601.$C$3:.$C$35])+SUMPRODUCT([Thong_Tin_Ngay_Nghi_201602.$B$3:.$B$36]=[.$B12];[Thong_Tin_Ngay_Nghi_201602.$C$3:.$C$36]) + SUMPRODUCT([Thong_Tin_Ngay_Nghi_201603.$B$3:.$B$38]=[.$B12];[Thong_Tin_Ngay_Nghi_201603.$C$3:.$C$38]) + SUMPRODUCT([Thong_Tin_Ngay_Nghi_201604.$B$3:.$B$39]=[.$B12];[Thong_Tin_Ngay_Nghi_201604.$C$3:.$C$39]) + SUMPRODUCT([Thong_Tin_Ngay_Nghi_201605.$B$3:.$B$38]=[.$B12];[Thong_Tin_Ngay_Nghi_201605.$C$3:.$C$38]) + SUMPRODUCT([Thong_Tin_Ngay_Nghi_201606.$B$3:.$B$37]=[.$B12];[Thong_Tin_Ngay_Nghi_201606.$C$3:.$C$37]) + SUMPRODUCT([Thong_Tin_Ngay_Nghi_201607.$B$3:.$B$44]=[.$B12];[Thong_Tin_Ngay_Nghi_201607.$C$3:.$C$44]) + SUMPRODUCT([Thong_Tin_Ngay_Nghi_201608.$B$3:.$B$47]=[.$B12];[Thong_Tin_Ngay_Nghi_201608.$C$3:.$C$47])" office:value-type="float" office:value="7">
            <text:p>7</text:p>
          </table:table-cell>
          <table:table-cell table:style-name="ce37" table:formula="of:=IF(DATE(YEAR([.E12]);MONTH([.E12]);DAY([.E12]))&lt;=DATE(YEAR([.E12]);3;31); [.C12]-[.G12] + [.F12]; IF([.G12]-[.C12]&lt;0;[.G12] + [.F12] -[.H12];[.F12]+[.C12]-[.H12]))" office:value-type="float" office:value="-1">
            <text:p>-1</text:p>
          </table:table-cell>
          <table:table-cell table:style-name="ce37"/>
          <table:table-cell table:style-name="ce37" office:value-type="float" office:value="0.5">
            <text:p>0.5</text:p>
          </table:table-cell>
          <table:table-cell table:style-name="ce37" table:formula="of:=[.I12]+[.K12] +[.J12]" office:value-type="float" office:value="-0.5">
            <text:p>-0.5</text:p>
          </table:table-cell>
          <table:table-cell table:style-name="ce45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37" office:value-type="float" office:value="4">
            <text:p>4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3]);DATE(YEAR([.D13]);12;31);NOW())" office:value-type="date" office:date-value="2016-08-31T08:30:58.18">
            <text:p>08/31/16</text:p>
          </table:table-cell>
          <table:table-cell table:style-name="ce3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42" table:formula="of:=SUMPRODUCT([Thong_Tin_Ngay_Nghi_201601.$B$3:.$B$35]=[.$B13];[Thong_Tin_Ngay_Nghi_201601.$C$3:.$C$35])+SUMPRODUCT([Thong_Tin_Ngay_Nghi_201602.$B$3:.$B$36]=[.$B13];[Thong_Tin_Ngay_Nghi_201602.$C$3:.$C$36]) + SUMPRODUCT([Thong_Tin_Ngay_Nghi_201603.$B$3:.$B$38]=[.$B13];[Thong_Tin_Ngay_Nghi_201603.$C$3:.$C$38])" office:value-type="float" office:value="3">
            <text:p>3</text:p>
          </table:table-cell>
          <table:table-cell table:style-name="ce42" table:formula="of:=SUMPRODUCT([Thong_Tin_Ngay_Nghi_201601.$B$3:.$B$35]=[.$B13];[Thong_Tin_Ngay_Nghi_201601.$C$3:.$C$35])+SUMPRODUCT([Thong_Tin_Ngay_Nghi_201602.$B$3:.$B$36]=[.$B13];[Thong_Tin_Ngay_Nghi_201602.$C$3:.$C$36]) + SUMPRODUCT([Thong_Tin_Ngay_Nghi_201603.$B$3:.$B$38]=[.$B13];[Thong_Tin_Ngay_Nghi_201603.$C$3:.$C$38]) + SUMPRODUCT([Thong_Tin_Ngay_Nghi_201604.$B$3:.$B$39]=[.$B13];[Thong_Tin_Ngay_Nghi_201604.$C$3:.$C$39]) + SUMPRODUCT([Thong_Tin_Ngay_Nghi_201605.$B$3:.$B$38]=[.$B13];[Thong_Tin_Ngay_Nghi_201605.$C$3:.$C$38]) + SUMPRODUCT([Thong_Tin_Ngay_Nghi_201606.$B$3:.$B$37]=[.$B13];[Thong_Tin_Ngay_Nghi_201606.$C$3:.$C$37]) + SUMPRODUCT([Thong_Tin_Ngay_Nghi_201607.$B$3:.$B$44]=[.$B13];[Thong_Tin_Ngay_Nghi_201607.$C$3:.$C$44]) + SUMPRODUCT([Thong_Tin_Ngay_Nghi_201608.$B$3:.$B$47]=[.$B13];[Thong_Tin_Ngay_Nghi_201608.$C$3:.$C$47])" office:value-type="float" office:value="6">
            <text:p>6</text:p>
          </table:table-cell>
          <table:table-cell table:style-name="ce37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37"/>
          <table:table-cell table:style-name="ce37" table:formula="of:=[.I13]+[.K13] +[.J13]" office:value-type="float" office:value="5">
            <text:p>5</text:p>
          </table:table-cell>
          <table:table-cell table:style-name="ce45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4]);DATE(YEAR([.D14]);12;31);NOW())" office:value-type="date" office:date-value="2016-08-31T08:30:58.18">
            <text:p>08/31/16</text:p>
          </table:table-cell>
          <table:table-cell table:style-name="ce3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42" table:formula="of:=SUMPRODUCT([Thong_Tin_Ngay_Nghi_201601.$B$3:.$B$35]=[.$B14];[Thong_Tin_Ngay_Nghi_201601.$C$3:.$C$35])+SUMPRODUCT([Thong_Tin_Ngay_Nghi_201602.$B$3:.$B$36]=[.$B14];[Thong_Tin_Ngay_Nghi_201602.$C$3:.$C$36]) + SUMPRODUCT([Thong_Tin_Ngay_Nghi_201603.$B$3:.$B$38]=[.$B14];[Thong_Tin_Ngay_Nghi_201603.$C$3:.$C$38])" office:value-type="float" office:value="5.5">
            <text:p>5.5</text:p>
          </table:table-cell>
          <table:table-cell table:style-name="ce42" table:formula="of:=SUMPRODUCT([Thong_Tin_Ngay_Nghi_201601.$B$3:.$B$35]=[.$B14];[Thong_Tin_Ngay_Nghi_201601.$C$3:.$C$35])+SUMPRODUCT([Thong_Tin_Ngay_Nghi_201602.$B$3:.$B$36]=[.$B14];[Thong_Tin_Ngay_Nghi_201602.$C$3:.$C$36]) + SUMPRODUCT([Thong_Tin_Ngay_Nghi_201603.$B$3:.$B$38]=[.$B14];[Thong_Tin_Ngay_Nghi_201603.$C$3:.$C$38]) + SUMPRODUCT([Thong_Tin_Ngay_Nghi_201604.$B$3:.$B$39]=[.$B14];[Thong_Tin_Ngay_Nghi_201604.$C$3:.$C$39]) + SUMPRODUCT([Thong_Tin_Ngay_Nghi_201605.$B$3:.$B$38]=[.$B14];[Thong_Tin_Ngay_Nghi_201605.$C$3:.$C$38]) + SUMPRODUCT([Thong_Tin_Ngay_Nghi_201606.$B$3:.$B$37]=[.$B14];[Thong_Tin_Ngay_Nghi_201606.$C$3:.$C$37]) + SUMPRODUCT([Thong_Tin_Ngay_Nghi_201607.$B$3:.$B$44]=[.$B14];[Thong_Tin_Ngay_Nghi_201607.$C$3:.$C$44]) + SUMPRODUCT([Thong_Tin_Ngay_Nghi_201608.$B$3:.$B$47]=[.$B14];[Thong_Tin_Ngay_Nghi_201608.$C$3:.$C$47])" office:value-type="float" office:value="11.5">
            <text:p>11.5</text:p>
          </table:table-cell>
          <table:table-cell table:style-name="ce37" table:formula="of:=IF(DATE(YEAR([.E14]);MONTH([.E14]);DAY([.E14]))&lt;=DATE(YEAR([.E14]);3;31); [.C14]-[.G14] + [.F14]; IF([.G14]-[.C14]&lt;0;[.G14] + [.F14] -[.H14];[.F14]+[.C14]-[.H14]))" office:value-type="float" office:value="2">
            <text:p>2</text:p>
          </table:table-cell>
          <table:table-cell table:number-columns-repeated="2" table:style-name="ce37"/>
          <table:table-cell table:style-name="ce37" table:formula="of:=[.I14]+[.K14] +[.J14]" office:value-type="float" office:value="2">
            <text:p>2</text:p>
          </table:table-cell>
          <table:table-cell table:style-name="ce45"/>
        </table:table-row>
        <table:table-row table:style-name="ro13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5]);DATE(YEAR([.D15]);12;31);NOW())" office:value-type="date" office:date-value="2016-08-31T08:30:58.18">
            <text:p>08/31/16</text:p>
          </table:table-cell>
          <table:table-cell table:style-name="ce3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42" table:formula="of:=SUMPRODUCT([Thong_Tin_Ngay_Nghi_201601.$B$3:.$B$35]=[.$B15];[Thong_Tin_Ngay_Nghi_201601.$C$3:.$C$35])+SUMPRODUCT([Thong_Tin_Ngay_Nghi_201602.$B$3:.$B$36]=[.$B15];[Thong_Tin_Ngay_Nghi_201602.$C$3:.$C$36]) + SUMPRODUCT([Thong_Tin_Ngay_Nghi_201603.$B$3:.$B$38]=[.$B15];[Thong_Tin_Ngay_Nghi_201603.$C$3:.$C$38])" office:value-type="float" office:value="6">
            <text:p>6</text:p>
          </table:table-cell>
          <table:table-cell table:style-name="ce42" table:formula="of:=SUMPRODUCT([Thong_Tin_Ngay_Nghi_201601.$B$3:.$B$35]=[.$B15];[Thong_Tin_Ngay_Nghi_201601.$C$3:.$C$35])+SUMPRODUCT([Thong_Tin_Ngay_Nghi_201602.$B$3:.$B$36]=[.$B15];[Thong_Tin_Ngay_Nghi_201602.$C$3:.$C$36]) + SUMPRODUCT([Thong_Tin_Ngay_Nghi_201603.$B$3:.$B$38]=[.$B15];[Thong_Tin_Ngay_Nghi_201603.$C$3:.$C$38]) + SUMPRODUCT([Thong_Tin_Ngay_Nghi_201604.$B$3:.$B$39]=[.$B15];[Thong_Tin_Ngay_Nghi_201604.$C$3:.$C$39]) + SUMPRODUCT([Thong_Tin_Ngay_Nghi_201605.$B$3:.$B$38]=[.$B15];[Thong_Tin_Ngay_Nghi_201605.$C$3:.$C$38]) + SUMPRODUCT([Thong_Tin_Ngay_Nghi_201606.$B$3:.$B$37]=[.$B15];[Thong_Tin_Ngay_Nghi_201606.$C$3:.$C$37]) + SUMPRODUCT([Thong_Tin_Ngay_Nghi_201607.$B$3:.$B$44]=[.$B15];[Thong_Tin_Ngay_Nghi_201607.$C$3:.$C$44]) + SUMPRODUCT([Thong_Tin_Ngay_Nghi_201608.$B$3:.$B$47]=[.$B15];[Thong_Tin_Ngay_Nghi_201608.$C$3:.$C$47])" office:value-type="float" office:value="15">
            <text:p>15</text:p>
          </table:table-cell>
          <table:table-cell table:style-name="ce37" table:formula="of:=IF(DATE(YEAR([.E15]);MONTH([.E15]);DAY([.E15]))&lt;=DATE(YEAR([.E15]);3;31); [.C15]-[.G15] + [.F15]; IF([.G15]-[.C15]&lt;0;[.G15] + [.F15] -[.H15];[.F15]+[.C15]-[.H15]))" office:value-type="float" office:value="-7">
            <text:p>-7</text:p>
          </table:table-cell>
          <table:table-cell table:style-name="ce37"/>
          <table:table-cell table:style-name="ce37" table:formula="of:=2+1.5+5" office:value-type="float" office:value="8.5">
            <text:p>8.5</text:p>
          </table:table-cell>
          <table:table-cell table:style-name="ce37" table:formula="of:=[.I15]+[.K15] +[.J15]" office:value-type="float" office:value="1.5">
            <text:p>1.5</text:p>
          </table:table-cell>
          <table:table-cell table:style-name="ce45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6]);DATE(YEAR([.D16]);12;31);NOW())" office:value-type="date" office:date-value="2016-08-31T08:30:58.18">
            <text:p>08/31/16</text:p>
          </table:table-cell>
          <table:table-cell table:style-name="ce3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42" table:formula="of:=SUMPRODUCT([Thong_Tin_Ngay_Nghi_201601.$B$3:.$B$35]=[.$B16];[Thong_Tin_Ngay_Nghi_201601.$C$3:.$C$35])+SUMPRODUCT([Thong_Tin_Ngay_Nghi_201602.$B$3:.$B$36]=[.$B16];[Thong_Tin_Ngay_Nghi_201602.$C$3:.$C$36]) + SUMPRODUCT([Thong_Tin_Ngay_Nghi_201603.$B$3:.$B$38]=[.$B16];[Thong_Tin_Ngay_Nghi_201603.$C$3:.$C$38])" office:value-type="float" office:value="2.5">
            <text:p>2.5</text:p>
          </table:table-cell>
          <table:table-cell table:style-name="ce42" table:formula="of:=SUMPRODUCT([Thong_Tin_Ngay_Nghi_201601.$B$3:.$B$35]=[.$B16];[Thong_Tin_Ngay_Nghi_201601.$C$3:.$C$35])+SUMPRODUCT([Thong_Tin_Ngay_Nghi_201602.$B$3:.$B$36]=[.$B16];[Thong_Tin_Ngay_Nghi_201602.$C$3:.$C$36]) + SUMPRODUCT([Thong_Tin_Ngay_Nghi_201603.$B$3:.$B$38]=[.$B16];[Thong_Tin_Ngay_Nghi_201603.$C$3:.$C$38]) + SUMPRODUCT([Thong_Tin_Ngay_Nghi_201604.$B$3:.$B$39]=[.$B16];[Thong_Tin_Ngay_Nghi_201604.$C$3:.$C$39]) + SUMPRODUCT([Thong_Tin_Ngay_Nghi_201605.$B$3:.$B$38]=[.$B16];[Thong_Tin_Ngay_Nghi_201605.$C$3:.$C$38]) + SUMPRODUCT([Thong_Tin_Ngay_Nghi_201606.$B$3:.$B$37]=[.$B16];[Thong_Tin_Ngay_Nghi_201606.$C$3:.$C$37]) + SUMPRODUCT([Thong_Tin_Ngay_Nghi_201607.$B$3:.$B$44]=[.$B16];[Thong_Tin_Ngay_Nghi_201607.$C$3:.$C$44]) + SUMPRODUCT([Thong_Tin_Ngay_Nghi_201608.$B$3:.$B$47]=[.$B16];[Thong_Tin_Ngay_Nghi_201608.$C$3:.$C$47])" office:value-type="float" office:value="7.5">
            <text:p>7.5</text:p>
          </table:table-cell>
          <table:table-cell table:style-name="ce37" table:formula="of:=IF(DATE(YEAR([.E16]);MONTH([.E16]);DAY([.E16]))&lt;=DATE(YEAR([.E16]);3;31); [.C16]-[.G16] + [.F16]; IF([.G16]-[.C16]&lt;0;[.G16] + [.F16] -[.H16];[.F16]+[.C16]-[.H16]))" office:value-type="float" office:value="0.5">
            <text:p>0.5</text:p>
          </table:table-cell>
          <table:table-cell table:number-columns-repeated="2" table:style-name="ce37"/>
          <table:table-cell table:style-name="ce37" table:formula="of:=[.I16]+[.K16] +[.J16]" office:value-type="float" office:value="0.5">
            <text:p>0.5</text:p>
          </table:table-cell>
          <table:table-cell table:style-name="ce45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7]);DATE(YEAR([.D17]);12;31);NOW())" office:value-type="date" office:date-value="2016-08-31T08:30:58.18">
            <text:p>08/31/16</text:p>
          </table:table-cell>
          <table:table-cell table:style-name="ce3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42" table:formula="of:=SUMPRODUCT([Thong_Tin_Ngay_Nghi_201601.$B$3:.$B$35]=[.$B17];[Thong_Tin_Ngay_Nghi_201601.$C$3:.$C$35])+SUMPRODUCT([Thong_Tin_Ngay_Nghi_201602.$B$3:.$B$36]=[.$B17];[Thong_Tin_Ngay_Nghi_201602.$C$3:.$C$36]) + SUMPRODUCT([Thong_Tin_Ngay_Nghi_201603.$B$3:.$B$38]=[.$B17];[Thong_Tin_Ngay_Nghi_201603.$C$3:.$C$38])" office:value-type="float" office:value="5">
            <text:p>5</text:p>
          </table:table-cell>
          <table:table-cell table:style-name="ce42" table:formula="of:=SUMPRODUCT([Thong_Tin_Ngay_Nghi_201601.$B$3:.$B$35]=[.$B17];[Thong_Tin_Ngay_Nghi_201601.$C$3:.$C$35])+SUMPRODUCT([Thong_Tin_Ngay_Nghi_201602.$B$3:.$B$36]=[.$B17];[Thong_Tin_Ngay_Nghi_201602.$C$3:.$C$36]) + SUMPRODUCT([Thong_Tin_Ngay_Nghi_201603.$B$3:.$B$38]=[.$B17];[Thong_Tin_Ngay_Nghi_201603.$C$3:.$C$38]) + SUMPRODUCT([Thong_Tin_Ngay_Nghi_201604.$B$3:.$B$39]=[.$B17];[Thong_Tin_Ngay_Nghi_201604.$C$3:.$C$39]) + SUMPRODUCT([Thong_Tin_Ngay_Nghi_201605.$B$3:.$B$38]=[.$B17];[Thong_Tin_Ngay_Nghi_201605.$C$3:.$C$38]) + SUMPRODUCT([Thong_Tin_Ngay_Nghi_201606.$B$3:.$B$37]=[.$B17];[Thong_Tin_Ngay_Nghi_201606.$C$3:.$C$37]) + SUMPRODUCT([Thong_Tin_Ngay_Nghi_201607.$B$3:.$B$44]=[.$B17];[Thong_Tin_Ngay_Nghi_201607.$C$3:.$C$44]) + SUMPRODUCT([Thong_Tin_Ngay_Nghi_201608.$B$3:.$B$47]=[.$B17];[Thong_Tin_Ngay_Nghi_201608.$C$3:.$C$47])" office:value-type="float" office:value="8.5">
            <text:p>8.5</text:p>
          </table:table-cell>
          <table:table-cell table:style-name="ce37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number-columns-repeated="2" table:style-name="ce37"/>
          <table:table-cell table:style-name="ce37" table:formula="of:=[.I17]+[.K17] +[.J17]" office:value-type="float" office:value="4.5">
            <text:p>4.5</text:p>
          </table:table-cell>
          <table:table-cell table:style-name="ce45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8]);DATE(YEAR([.D18]);12;31);NOW())" office:value-type="date" office:date-value="2016-08-31T08:30:58.18">
            <text:p>08/31/16</text:p>
          </table:table-cell>
          <table:table-cell table:style-name="ce3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42" table:formula="of:=SUMPRODUCT([Thong_Tin_Ngay_Nghi_201601.$B$3:.$B$35]=[.$B18];[Thong_Tin_Ngay_Nghi_201601.$C$3:.$C$35])+SUMPRODUCT([Thong_Tin_Ngay_Nghi_201602.$B$3:.$B$36]=[.$B18];[Thong_Tin_Ngay_Nghi_201602.$C$3:.$C$36]) + SUMPRODUCT([Thong_Tin_Ngay_Nghi_201603.$B$3:.$B$38]=[.$B18];[Thong_Tin_Ngay_Nghi_201603.$C$3:.$C$38])" office:value-type="float" office:value="6.5">
            <text:p>6.5</text:p>
          </table:table-cell>
          <table:table-cell table:style-name="ce42" table:formula="of:=SUMPRODUCT([Thong_Tin_Ngay_Nghi_201601.$B$3:.$B$35]=[.$B18];[Thong_Tin_Ngay_Nghi_201601.$C$3:.$C$35])+SUMPRODUCT([Thong_Tin_Ngay_Nghi_201602.$B$3:.$B$36]=[.$B18];[Thong_Tin_Ngay_Nghi_201602.$C$3:.$C$36]) + SUMPRODUCT([Thong_Tin_Ngay_Nghi_201603.$B$3:.$B$38]=[.$B18];[Thong_Tin_Ngay_Nghi_201603.$C$3:.$C$38]) + SUMPRODUCT([Thong_Tin_Ngay_Nghi_201604.$B$3:.$B$39]=[.$B18];[Thong_Tin_Ngay_Nghi_201604.$C$3:.$C$39]) + SUMPRODUCT([Thong_Tin_Ngay_Nghi_201605.$B$3:.$B$38]=[.$B18];[Thong_Tin_Ngay_Nghi_201605.$C$3:.$C$38]) + SUMPRODUCT([Thong_Tin_Ngay_Nghi_201606.$B$3:.$B$37]=[.$B18];[Thong_Tin_Ngay_Nghi_201606.$C$3:.$C$37]) + SUMPRODUCT([Thong_Tin_Ngay_Nghi_201607.$B$3:.$B$44]=[.$B18];[Thong_Tin_Ngay_Nghi_201607.$C$3:.$C$44]) + SUMPRODUCT([Thong_Tin_Ngay_Nghi_201608.$B$3:.$B$47]=[.$B18];[Thong_Tin_Ngay_Nghi_201608.$C$3:.$C$47])" office:value-type="float" office:value="8.5">
            <text:p>8.5</text:p>
          </table:table-cell>
          <table:table-cell table:style-name="ce37" table:formula="of:=IF(DATE(YEAR([.E18]);MONTH([.E18]);DAY([.E18]))&lt;=DATE(YEAR([.E18]);3;31); [.C18]-[.G18] + [.F18]; IF([.G18]-[.C18]&lt;0;[.G18] + [.F18] -[.H18];[.F18]+[.C18]-[.H18]))" office:value-type="float" office:value="5">
            <text:p>5</text:p>
          </table:table-cell>
          <table:table-cell table:number-columns-repeated="2" table:style-name="ce37"/>
          <table:table-cell table:style-name="ce37" table:formula="of:=[.I18]+[.K18] +[.J18]" office:value-type="float" office:value="5">
            <text:p>5</text:p>
          </table:table-cell>
          <table:table-cell table:style-name="ce45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9]);DATE(YEAR([.D19]);12;31);NOW())" office:value-type="date" office:date-value="2016-08-31T08:30:58.18">
            <text:p>08/31/16</text:p>
          </table:table-cell>
          <table:table-cell table:style-name="ce3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8">
            <text:p>8</text:p>
          </table:table-cell>
          <table:table-cell table:style-name="ce42" table:formula="of:=SUMPRODUCT([Thong_Tin_Ngay_Nghi_201601.$B$3:.$B$35]=[.$B19];[Thong_Tin_Ngay_Nghi_201601.$C$3:.$C$35])+SUMPRODUCT([Thong_Tin_Ngay_Nghi_201602.$B$3:.$B$36]=[.$B19];[Thong_Tin_Ngay_Nghi_201602.$C$3:.$C$36]) + SUMPRODUCT([Thong_Tin_Ngay_Nghi_201603.$B$3:.$B$38]=[.$B19];[Thong_Tin_Ngay_Nghi_201603.$C$3:.$C$38])" office:value-type="float" office:value="4.5">
            <text:p>4.5</text:p>
          </table:table-cell>
          <table:table-cell table:style-name="ce42" table:formula="of:=SUMPRODUCT([Thong_Tin_Ngay_Nghi_201601.$B$3:.$B$35]=[.$B19];[Thong_Tin_Ngay_Nghi_201601.$C$3:.$C$35])+SUMPRODUCT([Thong_Tin_Ngay_Nghi_201602.$B$3:.$B$36]=[.$B19];[Thong_Tin_Ngay_Nghi_201602.$C$3:.$C$36]) + SUMPRODUCT([Thong_Tin_Ngay_Nghi_201603.$B$3:.$B$38]=[.$B19];[Thong_Tin_Ngay_Nghi_201603.$C$3:.$C$38]) + SUMPRODUCT([Thong_Tin_Ngay_Nghi_201604.$B$3:.$B$39]=[.$B19];[Thong_Tin_Ngay_Nghi_201604.$C$3:.$C$39]) + SUMPRODUCT([Thong_Tin_Ngay_Nghi_201605.$B$3:.$B$38]=[.$B19];[Thong_Tin_Ngay_Nghi_201605.$C$3:.$C$38]) + SUMPRODUCT([Thong_Tin_Ngay_Nghi_201606.$B$3:.$B$37]=[.$B19];[Thong_Tin_Ngay_Nghi_201606.$C$3:.$C$37]) + SUMPRODUCT([Thong_Tin_Ngay_Nghi_201607.$B$3:.$B$44]=[.$B19];[Thong_Tin_Ngay_Nghi_201607.$C$3:.$C$44]) + SUMPRODUCT([Thong_Tin_Ngay_Nghi_201608.$B$3:.$B$47]=[.$B19];[Thong_Tin_Ngay_Nghi_201608.$C$3:.$C$47])" office:value-type="float" office:value="6.5">
            <text:p>6.5</text:p>
          </table:table-cell>
          <table:table-cell table:style-name="ce37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37"/>
          <table:table-cell table:style-name="ce37" table:formula="of:=[.I19]+[.K19] +[.J19]" office:value-type="float" office:value="3.5">
            <text:p>3.5</text:p>
          </table:table-cell>
          <table:table-cell table:style-name="ce45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hanhN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09">
            <text:p>06/09/16</text:p>
          </table:table-cell>
          <table:table-cell table:style-name="ce38" table:formula="of:=IF(YEAR(NOW())&gt;YEAR([.D20]);DATE(YEAR([.D20]);12;31);NOW())" office:value-type="date" office:date-value="2016-08-31T08:30:58.18">
            <text:p>08/31/16</text:p>
          </table:table-cell>
          <table:table-cell table:style-name="ce3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3">
            <text:p>3</text:p>
          </table:table-cell>
          <table:table-cell table:style-name="ce42" table:formula="of:=SUMPRODUCT([Thong_Tin_Ngay_Nghi_201601.$B$3:.$B$35]=[.$B20];[Thong_Tin_Ngay_Nghi_201601.$C$3:.$C$35])+SUMPRODUCT([Thong_Tin_Ngay_Nghi_201602.$B$3:.$B$36]=[.$B20];[Thong_Tin_Ngay_Nghi_201602.$C$3:.$C$36]) + SUMPRODUCT([Thong_Tin_Ngay_Nghi_201603.$B$3:.$B$38]=[.$B20];[Thong_Tin_Ngay_Nghi_201603.$C$3:.$C$38])" office:value-type="float" office:value="0">
            <text:p>0</text:p>
          </table:table-cell>
          <table:table-cell table:style-name="ce42" table:formula="of:=SUMPRODUCT([Thong_Tin_Ngay_Nghi_201601.$B$3:.$B$35]=[.$B20];[Thong_Tin_Ngay_Nghi_201601.$C$3:.$C$35])+SUMPRODUCT([Thong_Tin_Ngay_Nghi_201602.$B$3:.$B$36]=[.$B20];[Thong_Tin_Ngay_Nghi_201602.$C$3:.$C$36]) + SUMPRODUCT([Thong_Tin_Ngay_Nghi_201603.$B$3:.$B$38]=[.$B20];[Thong_Tin_Ngay_Nghi_201603.$C$3:.$C$38]) + SUMPRODUCT([Thong_Tin_Ngay_Nghi_201604.$B$3:.$B$39]=[.$B20];[Thong_Tin_Ngay_Nghi_201604.$C$3:.$C$39]) + SUMPRODUCT([Thong_Tin_Ngay_Nghi_201605.$B$3:.$B$38]=[.$B20];[Thong_Tin_Ngay_Nghi_201605.$C$3:.$C$38]) + SUMPRODUCT([Thong_Tin_Ngay_Nghi_201606.$B$3:.$B$37]=[.$B20];[Thong_Tin_Ngay_Nghi_201606.$C$3:.$C$37]) + SUMPRODUCT([Thong_Tin_Ngay_Nghi_201607.$B$3:.$B$44]=[.$B20];[Thong_Tin_Ngay_Nghi_201607.$C$3:.$C$44]) + SUMPRODUCT([Thong_Tin_Ngay_Nghi_201608.$B$3:.$B$47]=[.$B20];[Thong_Tin_Ngay_Nghi_201608.$C$3:.$C$47])" office:value-type="float" office:value="1">
            <text:p>1</text:p>
          </table:table-cell>
          <table:table-cell table:style-name="ce37" table:formula="of:=IF(DATE(YEAR([.E20]);MONTH([.E20]);DAY([.E20]))&lt;=DATE(YEAR([.E20]);3;31); [.C20]-[.G20] + [.F20]; IF([.G20]-[.C20]&lt;0;[.G20] + [.F20] -[.H20];[.F20]+[.C20]-[.H20]))" office:value-type="float" office:value="2">
            <text:p>2</text:p>
          </table:table-cell>
          <table:table-cell table:number-columns-repeated="2" table:style-name="ce37"/>
          <table:table-cell table:style-name="ce37" table:formula="of:=[.I20]+[.K20] +[.J20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ienP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1]);DATE(YEAR([.D21]);12;31);NOW())" office:value-type="date" office:date-value="2016-08-31T08:30:58.18">
            <text:p>08/31/16</text:p>
          </table:table-cell>
          <table:table-cell table:style-name="ce3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8">
            <text:p>8</text:p>
          </table:table-cell>
          <table:table-cell table:style-name="ce42" table:formula="of:=SUMPRODUCT([Thong_Tin_Ngay_Nghi_201601.$B$3:.$B$35]=[.$B21];[Thong_Tin_Ngay_Nghi_201601.$C$3:.$C$35])+SUMPRODUCT([Thong_Tin_Ngay_Nghi_201602.$B$3:.$B$36]=[.$B21];[Thong_Tin_Ngay_Nghi_201602.$C$3:.$C$36]) + SUMPRODUCT([Thong_Tin_Ngay_Nghi_201603.$B$3:.$B$38]=[.$B21];[Thong_Tin_Ngay_Nghi_201603.$C$3:.$C$38])" office:value-type="float" office:value="5">
            <text:p>5</text:p>
          </table:table-cell>
          <table:table-cell table:style-name="ce42" table:formula="of:=SUMPRODUCT([Thong_Tin_Ngay_Nghi_201601.$B$3:.$B$35]=[.$B21];[Thong_Tin_Ngay_Nghi_201601.$C$3:.$C$35])+SUMPRODUCT([Thong_Tin_Ngay_Nghi_201602.$B$3:.$B$36]=[.$B21];[Thong_Tin_Ngay_Nghi_201602.$C$3:.$C$36]) + SUMPRODUCT([Thong_Tin_Ngay_Nghi_201603.$B$3:.$B$38]=[.$B21];[Thong_Tin_Ngay_Nghi_201603.$C$3:.$C$38]) + SUMPRODUCT([Thong_Tin_Ngay_Nghi_201604.$B$3:.$B$39]=[.$B21];[Thong_Tin_Ngay_Nghi_201604.$C$3:.$C$39]) + SUMPRODUCT([Thong_Tin_Ngay_Nghi_201605.$B$3:.$B$38]=[.$B21];[Thong_Tin_Ngay_Nghi_201605.$C$3:.$C$38]) + SUMPRODUCT([Thong_Tin_Ngay_Nghi_201606.$B$3:.$B$37]=[.$B21];[Thong_Tin_Ngay_Nghi_201606.$C$3:.$C$37]) + SUMPRODUCT([Thong_Tin_Ngay_Nghi_201607.$B$3:.$B$44]=[.$B21];[Thong_Tin_Ngay_Nghi_201607.$C$3:.$C$44]) + SUMPRODUCT([Thong_Tin_Ngay_Nghi_201608.$B$3:.$B$47]=[.$B21];[Thong_Tin_Ngay_Nghi_201608.$C$3:.$C$47])" office:value-type="float" office:value="10">
            <text:p>10</text:p>
          </table:table-cell>
          <table:table-cell table:style-name="ce37" table:formula="of:=IF(DATE(YEAR([.E21]);MONTH([.E21]);DAY([.E21]))&lt;=DATE(YEAR([.E21]);3;31); [.C21]-[.G21] + [.F21]; IF([.G21]-[.C21]&lt;0;[.G21] + [.F21] -[.H21];[.F21]+[.C21]-[.H21]))" office:value-type="float" office:value="0">
            <text:p>0</text:p>
          </table:table-cell>
          <table:table-cell table:number-columns-repeated="2" table:style-name="ce37"/>
          <table:table-cell table:style-name="ce37" table:formula="of:=[.I21]+[.K21] +[.J21]" office:value-type="float" office:value="0">
            <text:p>0</text:p>
          </table:table-cell>
          <table:table-cell table:style-name="ce45"/>
        </table:table-row>
        <table:table-row table:style-name="ro12">
          <table:table-cell table:style-name="ce32" office:value-type="float" office:value="16">
            <text:p>16</text:p>
          </table:table-cell>
          <table:table-cell table:style-name="ce34" office:value-type="string">
            <text:p>KietNV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7-04">
            <text:p>07/04/16</text:p>
          </table:table-cell>
          <table:table-cell table:style-name="ce38" table:formula="of:=IF(YEAR(NOW())&gt;YEAR([.D22]);DATE(YEAR([.D22]);12;31);NOW())" office:value-type="date" office:date-value="2016-08-31T08:30:58.19">
            <text:p>08/31/16</text:p>
          </table:table-cell>
          <table:table-cell table:style-name="ce3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42" table:formula="of:=SUMPRODUCT([Thong_Tin_Ngay_Nghi_201601.$B$3:.$B$35]=[.$B22];[Thong_Tin_Ngay_Nghi_201601.$C$3:.$C$35])+SUMPRODUCT([Thong_Tin_Ngay_Nghi_201602.$B$3:.$B$36]=[.$B22];[Thong_Tin_Ngay_Nghi_201602.$C$3:.$C$36]) + SUMPRODUCT([Thong_Tin_Ngay_Nghi_201603.$B$3:.$B$38]=[.$B22];[Thong_Tin_Ngay_Nghi_201603.$C$3:.$C$38])" office:value-type="float" office:value="0">
            <text:p>0</text:p>
          </table:table-cell>
          <table:table-cell table:style-name="ce42" table:formula="of:=SUMPRODUCT([Thong_Tin_Ngay_Nghi_201601.$B$3:.$B$35]=[.$B22];[Thong_Tin_Ngay_Nghi_201601.$C$3:.$C$35])+SUMPRODUCT([Thong_Tin_Ngay_Nghi_201602.$B$3:.$B$36]=[.$B22];[Thong_Tin_Ngay_Nghi_201602.$C$3:.$C$36]) + SUMPRODUCT([Thong_Tin_Ngay_Nghi_201603.$B$3:.$B$38]=[.$B22];[Thong_Tin_Ngay_Nghi_201603.$C$3:.$C$38]) + SUMPRODUCT([Thong_Tin_Ngay_Nghi_201604.$B$3:.$B$39]=[.$B22];[Thong_Tin_Ngay_Nghi_201604.$C$3:.$C$39]) + SUMPRODUCT([Thong_Tin_Ngay_Nghi_201605.$B$3:.$B$38]=[.$B22];[Thong_Tin_Ngay_Nghi_201605.$C$3:.$C$38]) + SUMPRODUCT([Thong_Tin_Ngay_Nghi_201606.$B$3:.$B$37]=[.$B22];[Thong_Tin_Ngay_Nghi_201606.$C$3:.$C$37]) + SUMPRODUCT([Thong_Tin_Ngay_Nghi_201607.$B$3:.$B$44]=[.$B22];[Thong_Tin_Ngay_Nghi_201607.$C$3:.$C$44]) + SUMPRODUCT([Thong_Tin_Ngay_Nghi_201608.$B$3:.$B$47]=[.$B22];[Thong_Tin_Ngay_Nghi_201608.$C$3:.$C$47])" office:value-type="float" office:value="1.5">
            <text:p>1.5</text:p>
          </table:table-cell>
          <table:table-cell table:style-name="ce37" table:formula="of:=IF(DATE(YEAR([.E22]);MONTH([.E22]);DAY([.E22]))&lt;=DATE(YEAR([.E22]);3;31); [.C22]-[.G22] + [.F22]; IF([.G22]-[.C22]&lt;0;[.G22] + [.F22] -[.H22];[.F22]+[.C22]-[.H22]))" office:value-type="float" office:value="0.5">
            <text:p>0.5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37" table:formula="of:=[.I22]+[.K22] +[.J22]" office:value-type="float" office:value="1.5">
            <text:p>1.5</text:p>
          </table:table-cell>
          <table:table-cell table:style-name="ce45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NT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3]);DATE(YEAR([.D23]);12;31);NOW())" office:value-type="date" office:date-value="2016-08-31T08:30:58.19">
            <text:p>08/31/16</text:p>
          </table:table-cell>
          <table:table-cell table:style-name="ce3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42" table:formula="of:=SUMPRODUCT([Thong_Tin_Ngay_Nghi_201601.$B$3:.$B$35]=[.$B23];[Thong_Tin_Ngay_Nghi_201601.$C$3:.$C$35])+SUMPRODUCT([Thong_Tin_Ngay_Nghi_201602.$B$3:.$B$36]=[.$B23];[Thong_Tin_Ngay_Nghi_201602.$C$3:.$C$36]) + SUMPRODUCT([Thong_Tin_Ngay_Nghi_201603.$B$3:.$B$38]=[.$B23];[Thong_Tin_Ngay_Nghi_201603.$C$3:.$C$38])" office:value-type="float" office:value="6">
            <text:p>6</text:p>
          </table:table-cell>
          <table:table-cell table:style-name="ce42" table:formula="of:=SUMPRODUCT([Thong_Tin_Ngay_Nghi_201601.$B$3:.$B$35]=[.$B23];[Thong_Tin_Ngay_Nghi_201601.$C$3:.$C$35])+SUMPRODUCT([Thong_Tin_Ngay_Nghi_201602.$B$3:.$B$36]=[.$B23];[Thong_Tin_Ngay_Nghi_201602.$C$3:.$C$36]) + SUMPRODUCT([Thong_Tin_Ngay_Nghi_201603.$B$3:.$B$38]=[.$B23];[Thong_Tin_Ngay_Nghi_201603.$C$3:.$C$38]) + SUMPRODUCT([Thong_Tin_Ngay_Nghi_201604.$B$3:.$B$39]=[.$B23];[Thong_Tin_Ngay_Nghi_201604.$C$3:.$C$39]) + SUMPRODUCT([Thong_Tin_Ngay_Nghi_201605.$B$3:.$B$38]=[.$B23];[Thong_Tin_Ngay_Nghi_201605.$C$3:.$C$38]) + SUMPRODUCT([Thong_Tin_Ngay_Nghi_201606.$B$3:.$B$37]=[.$B23];[Thong_Tin_Ngay_Nghi_201606.$C$3:.$C$37]) + SUMPRODUCT([Thong_Tin_Ngay_Nghi_201607.$B$3:.$B$44]=[.$B23];[Thong_Tin_Ngay_Nghi_201607.$C$3:.$C$44]) + SUMPRODUCT([Thong_Tin_Ngay_Nghi_201608.$B$3:.$B$47]=[.$B23];[Thong_Tin_Ngay_Nghi_201608.$C$3:.$C$47])" office:value-type="float" office:value="9.5">
            <text:p>9.5</text:p>
          </table:table-cell>
          <table:table-cell table:style-name="ce37" table:formula="of:=IF(DATE(YEAR([.E23]);MONTH([.E23]);DAY([.E23]))&lt;=DATE(YEAR([.E23]);3;31); [.C23]-[.G23] + [.F23]; IF([.G23]-[.C23]&lt;0;[.G23] + [.F23] -[.H23];[.F23]+[.C23]-[.H23]))" office:value-type="float" office:value="0.5">
            <text:p>0.5</text:p>
          </table:table-cell>
          <table:table-cell table:number-columns-repeated="2" table:style-name="ce37"/>
          <table:table-cell table:style-name="ce37" table:formula="of:=[.I23]+[.K23] +[.J23]" office:value-type="float" office:value="0.5">
            <text:p>0.5</text:p>
          </table:table-cell>
          <table:table-cell table:style-name="ce45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4]);DATE(YEAR([.D24]);12;31);NOW())" office:value-type="date" office:date-value="2016-08-31T08:30:58.19">
            <text:p>08/31/16</text:p>
          </table:table-cell>
          <table:table-cell table:style-name="ce3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8">
            <text:p>8</text:p>
          </table:table-cell>
          <table:table-cell table:style-name="ce42" table:formula="of:=SUMPRODUCT([Thong_Tin_Ngay_Nghi_201601.$B$3:.$B$35]=[.$B24];[Thong_Tin_Ngay_Nghi_201601.$C$3:.$C$35])+SUMPRODUCT([Thong_Tin_Ngay_Nghi_201602.$B$3:.$B$36]=[.$B24];[Thong_Tin_Ngay_Nghi_201602.$C$3:.$C$36]) + SUMPRODUCT([Thong_Tin_Ngay_Nghi_201603.$B$3:.$B$38]=[.$B24];[Thong_Tin_Ngay_Nghi_201603.$C$3:.$C$38])" office:value-type="float" office:value="4">
            <text:p>4</text:p>
          </table:table-cell>
          <table:table-cell table:style-name="ce42" table:formula="of:=SUMPRODUCT([Thong_Tin_Ngay_Nghi_201601.$B$3:.$B$35]=[.$B24];[Thong_Tin_Ngay_Nghi_201601.$C$3:.$C$35])+SUMPRODUCT([Thong_Tin_Ngay_Nghi_201602.$B$3:.$B$36]=[.$B24];[Thong_Tin_Ngay_Nghi_201602.$C$3:.$C$36]) + SUMPRODUCT([Thong_Tin_Ngay_Nghi_201603.$B$3:.$B$38]=[.$B24];[Thong_Tin_Ngay_Nghi_201603.$C$3:.$C$38]) + SUMPRODUCT([Thong_Tin_Ngay_Nghi_201604.$B$3:.$B$39]=[.$B24];[Thong_Tin_Ngay_Nghi_201604.$C$3:.$C$39]) + SUMPRODUCT([Thong_Tin_Ngay_Nghi_201605.$B$3:.$B$38]=[.$B24];[Thong_Tin_Ngay_Nghi_201605.$C$3:.$C$38]) + SUMPRODUCT([Thong_Tin_Ngay_Nghi_201606.$B$3:.$B$37]=[.$B24];[Thong_Tin_Ngay_Nghi_201606.$C$3:.$C$37]) + SUMPRODUCT([Thong_Tin_Ngay_Nghi_201607.$B$3:.$B$44]=[.$B24];[Thong_Tin_Ngay_Nghi_201607.$C$3:.$C$44]) + SUMPRODUCT([Thong_Tin_Ngay_Nghi_201608.$B$3:.$B$47]=[.$B24];[Thong_Tin_Ngay_Nghi_201608.$C$3:.$C$47])" office:value-type="float" office:value="7.5">
            <text:p>7.5</text:p>
          </table:table-cell>
          <table:table-cell table:style-name="ce37" table:formula="of:=IF(DATE(YEAR([.E24]);MONTH([.E24]);DAY([.E24]))&lt;=DATE(YEAR([.E24]);3;31); [.C24]-[.G24] + [.F24]; IF([.G24]-[.C24]&lt;0;[.G24] + [.F24] -[.H24];[.F24]+[.C24]-[.H24]))" office:value-type="float" office:value="4.5">
            <text:p>4.5</text:p>
          </table:table-cell>
          <table:table-cell table:number-columns-repeated="2" table:style-name="ce37"/>
          <table:table-cell table:style-name="ce37" table:formula="of:=[.I24]+[.K24] +[.J24]" office:value-type="float" office:value="4.5">
            <text:p>4.5</text:p>
          </table:table-cell>
          <table:table-cell table:style-name="ce45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hanH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22">
            <text:p>06/22/16</text:p>
          </table:table-cell>
          <table:table-cell table:style-name="ce38" table:formula="of:=IF(YEAR(NOW())&gt;YEAR([.D25]);DATE(YEAR([.D25]);12;31);NOW())" office:value-type="date" office:date-value="2016-08-31T08:30:58.19">
            <text:p>08/31/16</text:p>
          </table:table-cell>
          <table:table-cell table:style-name="ce3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42" table:formula="of:=SUMPRODUCT([Thong_Tin_Ngay_Nghi_201601.$B$3:.$B$35]=[.$B25];[Thong_Tin_Ngay_Nghi_201601.$C$3:.$C$35])+SUMPRODUCT([Thong_Tin_Ngay_Nghi_201602.$B$3:.$B$36]=[.$B25];[Thong_Tin_Ngay_Nghi_201602.$C$3:.$C$36]) + SUMPRODUCT([Thong_Tin_Ngay_Nghi_201603.$B$3:.$B$38]=[.$B25];[Thong_Tin_Ngay_Nghi_201603.$C$3:.$C$38])" office:value-type="float" office:value="0">
            <text:p>0</text:p>
          </table:table-cell>
          <table:table-cell table:style-name="ce42" table:formula="of:=SUMPRODUCT([Thong_Tin_Ngay_Nghi_201601.$B$3:.$B$35]=[.$B25];[Thong_Tin_Ngay_Nghi_201601.$C$3:.$C$35])+SUMPRODUCT([Thong_Tin_Ngay_Nghi_201602.$B$3:.$B$36]=[.$B25];[Thong_Tin_Ngay_Nghi_201602.$C$3:.$C$36]) + SUMPRODUCT([Thong_Tin_Ngay_Nghi_201603.$B$3:.$B$38]=[.$B25];[Thong_Tin_Ngay_Nghi_201603.$C$3:.$C$38]) + SUMPRODUCT([Thong_Tin_Ngay_Nghi_201604.$B$3:.$B$39]=[.$B25];[Thong_Tin_Ngay_Nghi_201604.$C$3:.$C$39]) + SUMPRODUCT([Thong_Tin_Ngay_Nghi_201605.$B$3:.$B$38]=[.$B25];[Thong_Tin_Ngay_Nghi_201605.$C$3:.$C$38]) + SUMPRODUCT([Thong_Tin_Ngay_Nghi_201606.$B$3:.$B$37]=[.$B25];[Thong_Tin_Ngay_Nghi_201606.$C$3:.$C$37]) + SUMPRODUCT([Thong_Tin_Ngay_Nghi_201607.$B$3:.$B$44]=[.$B25];[Thong_Tin_Ngay_Nghi_201607.$C$3:.$C$44]) + SUMPRODUCT([Thong_Tin_Ngay_Nghi_201608.$B$3:.$B$47]=[.$B25];[Thong_Tin_Ngay_Nghi_201608.$C$3:.$C$47])" office:value-type="float" office:value="0">
            <text:p>0</text:p>
          </table:table-cell>
          <table:table-cell table:style-name="ce37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37"/>
          <table:table-cell table:style-name="ce37" table:formula="of:=[.I25]+[.K25] +[.J25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6]);DATE(YEAR([.D26]);12;31);NOW())" office:value-type="date" office:date-value="2016-08-31T08:30:58.19">
            <text:p>08/31/16</text:p>
          </table:table-cell>
          <table:table-cell table:style-name="ce3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42" table:formula="of:=SUMPRODUCT([Thong_Tin_Ngay_Nghi_201601.$B$3:.$B$35]=[.$B26];[Thong_Tin_Ngay_Nghi_201601.$C$3:.$C$35])+SUMPRODUCT([Thong_Tin_Ngay_Nghi_201602.$B$3:.$B$36]=[.$B26];[Thong_Tin_Ngay_Nghi_201602.$C$3:.$C$36]) + SUMPRODUCT([Thong_Tin_Ngay_Nghi_201603.$B$3:.$B$38]=[.$B26];[Thong_Tin_Ngay_Nghi_201603.$C$3:.$C$38])" office:value-type="float" office:value="6">
            <text:p>6</text:p>
          </table:table-cell>
          <table:table-cell table:style-name="ce42" table:formula="of:=SUMPRODUCT([Thong_Tin_Ngay_Nghi_201601.$B$3:.$B$35]=[.$B26];[Thong_Tin_Ngay_Nghi_201601.$C$3:.$C$35])+SUMPRODUCT([Thong_Tin_Ngay_Nghi_201602.$B$3:.$B$36]=[.$B26];[Thong_Tin_Ngay_Nghi_201602.$C$3:.$C$36]) + SUMPRODUCT([Thong_Tin_Ngay_Nghi_201603.$B$3:.$B$38]=[.$B26];[Thong_Tin_Ngay_Nghi_201603.$C$3:.$C$38]) + SUMPRODUCT([Thong_Tin_Ngay_Nghi_201604.$B$3:.$B$39]=[.$B26];[Thong_Tin_Ngay_Nghi_201604.$C$3:.$C$39]) + SUMPRODUCT([Thong_Tin_Ngay_Nghi_201605.$B$3:.$B$38]=[.$B26];[Thong_Tin_Ngay_Nghi_201605.$C$3:.$C$38]) + SUMPRODUCT([Thong_Tin_Ngay_Nghi_201606.$B$3:.$B$37]=[.$B26];[Thong_Tin_Ngay_Nghi_201606.$C$3:.$C$37]) + SUMPRODUCT([Thong_Tin_Ngay_Nghi_201607.$B$3:.$B$44]=[.$B26];[Thong_Tin_Ngay_Nghi_201607.$C$3:.$C$44]) + SUMPRODUCT([Thong_Tin_Ngay_Nghi_201608.$B$3:.$B$47]=[.$B26];[Thong_Tin_Ngay_Nghi_201608.$C$3:.$C$47])" office:value-type="float" office:value="10">
            <text:p>10</text:p>
          </table:table-cell>
          <table:table-cell table:style-name="ce37" table:formula="of:=IF(DATE(YEAR([.E26]);MONTH([.E26]);DAY([.E26]))&lt;=DATE(YEAR([.E26]);3;31); [.C26]-[.G26] + [.F26]; IF([.G26]-[.C26]&lt;0;[.G26] + [.F26] -[.H26];[.F26]+[.C26]-[.H26]))" office:value-type="float" office:value="4">
            <text:p>4</text:p>
          </table:table-cell>
          <table:table-cell table:number-columns-repeated="2" table:style-name="ce37"/>
          <table:table-cell table:style-name="ce37" table:formula="of:=[.I26]+[.K26] +[.J26]" office:value-type="float" office:value="4">
            <text:p>4</text:p>
          </table:table-cell>
          <table:table-cell table:style-name="ce45"/>
        </table:table-row>
        <table:table-row table:style-name="ro12">
          <table:table-cell table:style-name="ce32" office:value-type="float" office:value="21">
            <text:p>21</text:p>
          </table:table-cell>
          <table:table-cell table:style-name="ce34" office:value-type="string">
            <text:p>NhatLCM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7-11">
            <text:p>07/11/16</text:p>
          </table:table-cell>
          <table:table-cell table:style-name="ce38" table:formula="of:=IF(YEAR(NOW())&gt;YEAR([.D27]);DATE(YEAR([.D27]);12;31);NOW())" office:value-type="date" office:date-value="2016-08-31T08:30:58.19">
            <text:p>08/31/16</text:p>
          </table:table-cell>
          <table:table-cell table:style-name="ce3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42" table:formula="of:=SUMPRODUCT([Thong_Tin_Ngay_Nghi_201601.$B$3:.$B$35]=[.$B27];[Thong_Tin_Ngay_Nghi_201601.$C$3:.$C$35])+SUMPRODUCT([Thong_Tin_Ngay_Nghi_201602.$B$3:.$B$36]=[.$B27];[Thong_Tin_Ngay_Nghi_201602.$C$3:.$C$36]) + SUMPRODUCT([Thong_Tin_Ngay_Nghi_201603.$B$3:.$B$38]=[.$B27];[Thong_Tin_Ngay_Nghi_201603.$C$3:.$C$38])" office:value-type="float" office:value="0">
            <text:p>0</text:p>
          </table:table-cell>
          <table:table-cell table:style-name="ce42" table:formula="of:=SUMPRODUCT([Thong_Tin_Ngay_Nghi_201601.$B$3:.$B$35]=[.$B27];[Thong_Tin_Ngay_Nghi_201601.$C$3:.$C$35])+SUMPRODUCT([Thong_Tin_Ngay_Nghi_201602.$B$3:.$B$36]=[.$B27];[Thong_Tin_Ngay_Nghi_201602.$C$3:.$C$36]) + SUMPRODUCT([Thong_Tin_Ngay_Nghi_201603.$B$3:.$B$38]=[.$B27];[Thong_Tin_Ngay_Nghi_201603.$C$3:.$C$38]) + SUMPRODUCT([Thong_Tin_Ngay_Nghi_201604.$B$3:.$B$39]=[.$B27];[Thong_Tin_Ngay_Nghi_201604.$C$3:.$C$39]) + SUMPRODUCT([Thong_Tin_Ngay_Nghi_201605.$B$3:.$B$38]=[.$B27];[Thong_Tin_Ngay_Nghi_201605.$C$3:.$C$38]) + SUMPRODUCT([Thong_Tin_Ngay_Nghi_201606.$B$3:.$B$37]=[.$B27];[Thong_Tin_Ngay_Nghi_201606.$C$3:.$C$37]) + SUMPRODUCT([Thong_Tin_Ngay_Nghi_201607.$B$3:.$B$44]=[.$B27];[Thong_Tin_Ngay_Nghi_201607.$C$3:.$C$44]) + SUMPRODUCT([Thong_Tin_Ngay_Nghi_201608.$B$3:.$B$47]=[.$B27];[Thong_Tin_Ngay_Nghi_201608.$C$3:.$C$47])" office:value-type="float" office:value="4">
            <text:p>4</text:p>
          </table:table-cell>
          <table:table-cell table:style-name="ce37" table:formula="of:=IF(DATE(YEAR([.E27]);MONTH([.E27]);DAY([.E27]))&lt;=DATE(YEAR([.E27]);3;31); [.C27]-[.G27] + [.F27]; IF([.G27]-[.C27]&lt;0;[.G27] + [.F27] -[.H27];[.F27]+[.C27]-[.H27]))" office:value-type="float" office:value="-2">
            <text:p>-2</text:p>
          </table:table-cell>
          <table:table-cell table:style-name="ce37"/>
          <table:table-cell table:style-name="ce37" office:value-type="float" office:value="3">
            <text:p>3</text:p>
          </table:table-cell>
          <table:table-cell table:style-name="ce37" table:formula="of:=[.I27]+[.K27] +[.J27]" office:value-type="float" office:value="1">
            <text:p>1</text:p>
          </table:table-cell>
          <table:table-cell table:style-name="ce45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uPHQ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7-25">
            <text:p>07/25/16</text:p>
          </table:table-cell>
          <table:table-cell table:style-name="ce38" table:formula="of:=IF(YEAR(NOW())&gt;YEAR([.D28]);DATE(YEAR([.D28]);12;31);NOW())" office:value-type="date" office:date-value="2016-08-31T08:30:58.19">
            <text:p>08/31/16</text:p>
          </table:table-cell>
          <table:table-cell table:style-name="ce3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">
            <text:p>1</text:p>
          </table:table-cell>
          <table:table-cell table:style-name="ce42" table:formula="of:=SUMPRODUCT([Thong_Tin_Ngay_Nghi_201601.$B$3:.$B$35]=[.$B28];[Thong_Tin_Ngay_Nghi_201601.$C$3:.$C$35])+SUMPRODUCT([Thong_Tin_Ngay_Nghi_201602.$B$3:.$B$36]=[.$B28];[Thong_Tin_Ngay_Nghi_201602.$C$3:.$C$36]) + SUMPRODUCT([Thong_Tin_Ngay_Nghi_201603.$B$3:.$B$38]=[.$B28];[Thong_Tin_Ngay_Nghi_201603.$C$3:.$C$38])" office:value-type="float" office:value="0">
            <text:p>0</text:p>
          </table:table-cell>
          <table:table-cell table:style-name="ce42" table:formula="of:=SUMPRODUCT([Thong_Tin_Ngay_Nghi_201601.$B$3:.$B$35]=[.$B28];[Thong_Tin_Ngay_Nghi_201601.$C$3:.$C$35])+SUMPRODUCT([Thong_Tin_Ngay_Nghi_201602.$B$3:.$B$36]=[.$B28];[Thong_Tin_Ngay_Nghi_201602.$C$3:.$C$36]) + SUMPRODUCT([Thong_Tin_Ngay_Nghi_201603.$B$3:.$B$38]=[.$B28];[Thong_Tin_Ngay_Nghi_201603.$C$3:.$C$38]) + SUMPRODUCT([Thong_Tin_Ngay_Nghi_201604.$B$3:.$B$39]=[.$B28];[Thong_Tin_Ngay_Nghi_201604.$C$3:.$C$39]) + SUMPRODUCT([Thong_Tin_Ngay_Nghi_201605.$B$3:.$B$38]=[.$B28];[Thong_Tin_Ngay_Nghi_201605.$C$3:.$C$38]) + SUMPRODUCT([Thong_Tin_Ngay_Nghi_201606.$B$3:.$B$37]=[.$B28];[Thong_Tin_Ngay_Nghi_201606.$C$3:.$C$37]) + SUMPRODUCT([Thong_Tin_Ngay_Nghi_201607.$B$3:.$B$44]=[.$B28];[Thong_Tin_Ngay_Nghi_201607.$C$3:.$C$44]) + SUMPRODUCT([Thong_Tin_Ngay_Nghi_201608.$B$3:.$B$47]=[.$B28];[Thong_Tin_Ngay_Nghi_201608.$C$3:.$C$47])" office:value-type="float" office:value="0">
            <text:p>0</text:p>
          </table:table-cell>
          <table:table-cell table:style-name="ce37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37"/>
          <table:table-cell table:style-name="ce37" table:formula="of:=[.I28]+[.K28] +[.J28]" office:value-type="float" office:value="1">
            <text:p>1</text:p>
          </table:table-cell>
          <table:table-cell table:style-name="ce45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ong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8-01">
            <text:p>08/01/16</text:p>
          </table:table-cell>
          <table:table-cell table:style-name="ce38" table:formula="of:=IF(YEAR(NOW())&gt;YEAR([.D29]);DATE(YEAR([.D29]);12;31);NOW())" office:value-type="date" office:date-value="2016-08-31T08:30:58.19">
            <text:p>08/31/16</text:p>
          </table:table-cell>
          <table:table-cell table:style-name="ce3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0">
            <text:p>0</text:p>
          </table:table-cell>
          <table:table-cell table:style-name="ce42" table:formula="of:=SUMPRODUCT([Thong_Tin_Ngay_Nghi_201601.$B$3:.$B$35]=[.$B29];[Thong_Tin_Ngay_Nghi_201601.$C$3:.$C$35])+SUMPRODUCT([Thong_Tin_Ngay_Nghi_201602.$B$3:.$B$36]=[.$B29];[Thong_Tin_Ngay_Nghi_201602.$C$3:.$C$36]) + SUMPRODUCT([Thong_Tin_Ngay_Nghi_201603.$B$3:.$B$38]=[.$B29];[Thong_Tin_Ngay_Nghi_201603.$C$3:.$C$38])" office:value-type="float" office:value="0">
            <text:p>0</text:p>
          </table:table-cell>
          <table:table-cell table:style-name="ce42" table:formula="of:=SUMPRODUCT([Thong_Tin_Ngay_Nghi_201601.$B$3:.$B$35]=[.$B29];[Thong_Tin_Ngay_Nghi_201601.$C$3:.$C$35])+SUMPRODUCT([Thong_Tin_Ngay_Nghi_201602.$B$3:.$B$36]=[.$B29];[Thong_Tin_Ngay_Nghi_201602.$C$3:.$C$36]) + SUMPRODUCT([Thong_Tin_Ngay_Nghi_201603.$B$3:.$B$38]=[.$B29];[Thong_Tin_Ngay_Nghi_201603.$C$3:.$C$38]) + SUMPRODUCT([Thong_Tin_Ngay_Nghi_201604.$B$3:.$B$39]=[.$B29];[Thong_Tin_Ngay_Nghi_201604.$C$3:.$C$39]) + SUMPRODUCT([Thong_Tin_Ngay_Nghi_201605.$B$3:.$B$38]=[.$B29];[Thong_Tin_Ngay_Nghi_201605.$C$3:.$C$38]) + SUMPRODUCT([Thong_Tin_Ngay_Nghi_201606.$B$3:.$B$37]=[.$B29];[Thong_Tin_Ngay_Nghi_201606.$C$3:.$C$37]) + SUMPRODUCT([Thong_Tin_Ngay_Nghi_201607.$B$3:.$B$44]=[.$B29];[Thong_Tin_Ngay_Nghi_201607.$C$3:.$C$44]) + SUMPRODUCT([Thong_Tin_Ngay_Nghi_201608.$B$3:.$B$47]=[.$B29];[Thong_Tin_Ngay_Nghi_201608.$C$3:.$C$47])" office:value-type="float" office:value="0.5">
            <text:p>0.5</text:p>
          </table:table-cell>
          <table:table-cell table:style-name="ce37" table:formula="of:=IF(DATE(YEAR([.E29]);MONTH([.E29]);DAY([.E29]))&lt;=DATE(YEAR([.E29]);3;31); [.C29]-[.G29] + [.F29]; IF([.G29]-[.C29]&lt;0;[.G29] + [.F29] -[.H29];[.F29]+[.C29]-[.H29]))" office:value-type="float" office:value="-0.5">
            <text:p>-0.5</text:p>
          </table:table-cell>
          <table:table-cell table:number-columns-repeated="2" table:style-name="ce37"/>
          <table:table-cell table:style-name="ce37" table:formula="of:=[.I29]+[.K29] +[.J29]" office:value-type="float" office:value="-0.5">
            <text:p>-0.5</text:p>
          </table:table-cell>
          <table:table-cell table:style-name="ce45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PhuongTH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0]);DATE(YEAR([.D30]);12;31);NOW())" office:value-type="date" office:date-value="2016-08-31T08:30:58.2">
            <text:p>08/31/16</text:p>
          </table:table-cell>
          <table:table-cell table:style-name="ce3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42" table:formula="of:=SUMPRODUCT([Thong_Tin_Ngay_Nghi_201601.$B$3:.$B$35]=[.$B30];[Thong_Tin_Ngay_Nghi_201601.$C$3:.$C$35])+SUMPRODUCT([Thong_Tin_Ngay_Nghi_201602.$B$3:.$B$36]=[.$B30];[Thong_Tin_Ngay_Nghi_201602.$C$3:.$C$36]) + SUMPRODUCT([Thong_Tin_Ngay_Nghi_201603.$B$3:.$B$38]=[.$B30];[Thong_Tin_Ngay_Nghi_201603.$C$3:.$C$38])" office:value-type="float" office:value="1">
            <text:p>1</text:p>
          </table:table-cell>
          <table:table-cell table:style-name="ce42" table:formula="of:=SUMPRODUCT([Thong_Tin_Ngay_Nghi_201601.$B$3:.$B$35]=[.$B30];[Thong_Tin_Ngay_Nghi_201601.$C$3:.$C$35])+SUMPRODUCT([Thong_Tin_Ngay_Nghi_201602.$B$3:.$B$36]=[.$B30];[Thong_Tin_Ngay_Nghi_201602.$C$3:.$C$36]) + SUMPRODUCT([Thong_Tin_Ngay_Nghi_201603.$B$3:.$B$38]=[.$B30];[Thong_Tin_Ngay_Nghi_201603.$C$3:.$C$38]) + SUMPRODUCT([Thong_Tin_Ngay_Nghi_201604.$B$3:.$B$39]=[.$B30];[Thong_Tin_Ngay_Nghi_201604.$C$3:.$C$39]) + SUMPRODUCT([Thong_Tin_Ngay_Nghi_201605.$B$3:.$B$38]=[.$B30];[Thong_Tin_Ngay_Nghi_201605.$C$3:.$C$38]) + SUMPRODUCT([Thong_Tin_Ngay_Nghi_201606.$B$3:.$B$37]=[.$B30];[Thong_Tin_Ngay_Nghi_201606.$C$3:.$C$37]) + SUMPRODUCT([Thong_Tin_Ngay_Nghi_201607.$B$3:.$B$44]=[.$B30];[Thong_Tin_Ngay_Nghi_201607.$C$3:.$C$44]) + SUMPRODUCT([Thong_Tin_Ngay_Nghi_201608.$B$3:.$B$47]=[.$B30];[Thong_Tin_Ngay_Nghi_201608.$C$3:.$C$47])" office:value-type="float" office:value="4.5">
            <text:p>4.5</text:p>
          </table:table-cell>
          <table:table-cell table:style-name="ce37" table:formula="of:=IF(DATE(YEAR([.E30]);MONTH([.E30]);DAY([.E30]))&lt;=DATE(YEAR([.E30]);3;31); [.C30]-[.G30] + [.F30]; IF([.G30]-[.C30]&lt;0;[.G30] + [.F30] -[.H30];[.F30]+[.C30]-[.H30]))" office:value-type="float" office:value="4.5">
            <text:p>4.5</text:p>
          </table:table-cell>
          <table:table-cell table:number-columns-repeated="2" table:style-name="ce37"/>
          <table:table-cell table:style-name="ce37" table:formula="of:=[.I30]+[.K30] +[.J30]" office:value-type="float" office:value="4.5">
            <text:p>4.5</text:p>
          </table:table-cell>
          <table:table-cell table:style-name="ce45"/>
        </table:table-row>
        <table:table-row table:style-name="ro8">
          <table:table-cell table:style-name="ce32" office:value-type="float" office:value="25">
            <text:p>25</text:p>
          </table:table-cell>
          <table:table-cell table:style-name="ce34" office:value-type="string">
            <text:p>SonPX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1]);DATE(YEAR([.D31]);12;31);NOW())" office:value-type="date" office:date-value="2016-08-31T08:30:58.2">
            <text:p>08/31/16</text:p>
          </table:table-cell>
          <table:table-cell table:style-name="ce3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42" table:formula="of:=SUMPRODUCT([Thong_Tin_Ngay_Nghi_201601.$B$3:.$B$35]=[.$B31];[Thong_Tin_Ngay_Nghi_201601.$C$3:.$C$35])+SUMPRODUCT([Thong_Tin_Ngay_Nghi_201602.$B$3:.$B$36]=[.$B31];[Thong_Tin_Ngay_Nghi_201602.$C$3:.$C$36]) + SUMPRODUCT([Thong_Tin_Ngay_Nghi_201603.$B$3:.$B$38]=[.$B31];[Thong_Tin_Ngay_Nghi_201603.$C$3:.$C$38])" office:value-type="float" office:value="2">
            <text:p>2</text:p>
          </table:table-cell>
          <table:table-cell table:style-name="ce42" table:formula="of:=SUMPRODUCT([Thong_Tin_Ngay_Nghi_201601.$B$3:.$B$35]=[.$B31];[Thong_Tin_Ngay_Nghi_201601.$C$3:.$C$35])+SUMPRODUCT([Thong_Tin_Ngay_Nghi_201602.$B$3:.$B$36]=[.$B31];[Thong_Tin_Ngay_Nghi_201602.$C$3:.$C$36]) + SUMPRODUCT([Thong_Tin_Ngay_Nghi_201603.$B$3:.$B$38]=[.$B31];[Thong_Tin_Ngay_Nghi_201603.$C$3:.$C$38]) + SUMPRODUCT([Thong_Tin_Ngay_Nghi_201604.$B$3:.$B$39]=[.$B31];[Thong_Tin_Ngay_Nghi_201604.$C$3:.$C$39]) + SUMPRODUCT([Thong_Tin_Ngay_Nghi_201605.$B$3:.$B$38]=[.$B31];[Thong_Tin_Ngay_Nghi_201605.$C$3:.$C$38]) + SUMPRODUCT([Thong_Tin_Ngay_Nghi_201606.$B$3:.$B$37]=[.$B31];[Thong_Tin_Ngay_Nghi_201606.$C$3:.$C$37]) + SUMPRODUCT([Thong_Tin_Ngay_Nghi_201607.$B$3:.$B$44]=[.$B31];[Thong_Tin_Ngay_Nghi_201607.$C$3:.$C$44]) + SUMPRODUCT([Thong_Tin_Ngay_Nghi_201608.$B$3:.$B$47]=[.$B31];[Thong_Tin_Ngay_Nghi_201608.$C$3:.$C$47])" office:value-type="float" office:value="9">
            <text:p>9</text:p>
          </table:table-cell>
          <table:table-cell table:style-name="ce37" table:formula="of:=IF(DATE(YEAR([.E31]);MONTH([.E31]);DAY([.E31]))&lt;=DATE(YEAR([.E31]);3;31); [.C31]-[.G31] + [.F31]; IF([.G31]-[.C31]&lt;0;[.G31] + [.F31] -[.H31];[.F31]+[.C31]-[.H31]))" office:value-type="float" office:value="1">
            <text:p>1</text:p>
          </table:table-cell>
          <table:table-cell table:style-name="ce37">
            <office:annotation draw:style-name="gr2" draw:text-style-name="P1" svg:width="1.1413in" svg:height="0.5457in" svg:x="8.3087in" svg:y="10.0441in" draw:caption-point-x="-0.2402in" draw:caption-point-y="0.6079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37"/>
          <table:table-cell table:style-name="ce37" table:formula="of:=[.I31]+[.K31] +[.J31]" office:value-type="float" office:value="1">
            <text:p>1</text:p>
          </table:table-cell>
          <table:table-cell table:style-name="ce45" office:value-type="string">
            <text:p>- Extend 1 ngày phép của năm 2015 tới ngày 01/4/2016</text:p>
          </table:table-cell>
        </table:table-row>
        <table:table-row table:style-name="ro9">
          <table:table-cell table:style-name="ce32" office:value-type="float" office:value="26">
            <text:p>26</text:p>
          </table:table-cell>
          <table:table-cell table:style-name="ce34" office:value-type="string">
            <text:p>TienND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3-01">
            <text:p>03/01/16</text:p>
          </table:table-cell>
          <table:table-cell table:style-name="ce38" table:formula="of:=IF(YEAR(NOW())&gt;YEAR([.D32]);DATE(YEAR([.D32]);12;31);NOW())" office:value-type="date" office:date-value="2016-08-31T08:30:58.21">
            <text:p>08/31/16</text:p>
          </table:table-cell>
          <table:table-cell table:style-name="ce3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42" table:formula="of:=SUMPRODUCT([Thong_Tin_Ngay_Nghi_201601.$B$3:.$B$35]=[.$B32];[Thong_Tin_Ngay_Nghi_201601.$C$3:.$C$35])+SUMPRODUCT([Thong_Tin_Ngay_Nghi_201602.$B$3:.$B$36]=[.$B32];[Thong_Tin_Ngay_Nghi_201602.$C$3:.$C$36]) + SUMPRODUCT([Thong_Tin_Ngay_Nghi_201603.$B$3:.$B$38]=[.$B32];[Thong_Tin_Ngay_Nghi_201603.$C$3:.$C$38])" office:value-type="float" office:value="0">
            <text:p>0</text:p>
          </table:table-cell>
          <table:table-cell table:style-name="ce42" table:formula="of:=SUMPRODUCT([Thong_Tin_Ngay_Nghi_201601.$B$3:.$B$35]=[.$B32];[Thong_Tin_Ngay_Nghi_201601.$C$3:.$C$35])+SUMPRODUCT([Thong_Tin_Ngay_Nghi_201602.$B$3:.$B$36]=[.$B32];[Thong_Tin_Ngay_Nghi_201602.$C$3:.$C$36]) + SUMPRODUCT([Thong_Tin_Ngay_Nghi_201603.$B$3:.$B$38]=[.$B32];[Thong_Tin_Ngay_Nghi_201603.$C$3:.$C$38]) + SUMPRODUCT([Thong_Tin_Ngay_Nghi_201604.$B$3:.$B$39]=[.$B32];[Thong_Tin_Ngay_Nghi_201604.$C$3:.$C$39]) + SUMPRODUCT([Thong_Tin_Ngay_Nghi_201605.$B$3:.$B$38]=[.$B32];[Thong_Tin_Ngay_Nghi_201605.$C$3:.$C$38]) + SUMPRODUCT([Thong_Tin_Ngay_Nghi_201606.$B$3:.$B$37]=[.$B32];[Thong_Tin_Ngay_Nghi_201606.$C$3:.$C$37]) + SUMPRODUCT([Thong_Tin_Ngay_Nghi_201607.$B$3:.$B$44]=[.$B32];[Thong_Tin_Ngay_Nghi_201607.$C$3:.$C$44]) + SUMPRODUCT([Thong_Tin_Ngay_Nghi_201608.$B$3:.$B$47]=[.$B32];[Thong_Tin_Ngay_Nghi_201608.$C$3:.$C$47])" office:value-type="float" office:value="5">
            <text:p>5</text:p>
          </table:table-cell>
          <table:table-cell table:style-name="ce37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style-name="ce37"/>
          <table:table-cell table:style-name="ce37" office:value-type="float" office:value="2.5">
            <text:p>2.5</text:p>
          </table:table-cell>
          <table:table-cell table:style-name="ce37" table:formula="of:=[.I32]+[.K32] +[.J32]" office:value-type="float" office:value="3.5">
            <text:p>3.5</text:p>
          </table:table-cell>
          <table:table-cell table:style-name="ce45" office:value-type="string">
            <text:p>Những ngày nghỉ đã trừ vào lương:</text:p>
            <text:p>- Tháng 4, trừ 2,5 ngày</text:p>
          </table:table-cell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oDTH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3]);DATE(YEAR([.D33]);12;31);NOW())" office:value-type="date" office:date-value="2016-08-31T08:30:58.21">
            <text:p>08/31/16</text:p>
          </table:table-cell>
          <table:table-cell table:style-name="ce3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42" table:formula="of:=SUMPRODUCT([Thong_Tin_Ngay_Nghi_201601.$B$3:.$B$35]=[.$B33];[Thong_Tin_Ngay_Nghi_201601.$C$3:.$C$35])+SUMPRODUCT([Thong_Tin_Ngay_Nghi_201602.$B$3:.$B$36]=[.$B33];[Thong_Tin_Ngay_Nghi_201602.$C$3:.$C$36]) + SUMPRODUCT([Thong_Tin_Ngay_Nghi_201603.$B$3:.$B$38]=[.$B33];[Thong_Tin_Ngay_Nghi_201603.$C$3:.$C$38])" office:value-type="float" office:value="0.5">
            <text:p>0.5</text:p>
          </table:table-cell>
          <table:table-cell table:style-name="ce42" table:formula="of:=SUMPRODUCT([Thong_Tin_Ngay_Nghi_201601.$B$3:.$B$35]=[.$B33];[Thong_Tin_Ngay_Nghi_201601.$C$3:.$C$35])+SUMPRODUCT([Thong_Tin_Ngay_Nghi_201602.$B$3:.$B$36]=[.$B33];[Thong_Tin_Ngay_Nghi_201602.$C$3:.$C$36]) + SUMPRODUCT([Thong_Tin_Ngay_Nghi_201603.$B$3:.$B$38]=[.$B33];[Thong_Tin_Ngay_Nghi_201603.$C$3:.$C$38]) + SUMPRODUCT([Thong_Tin_Ngay_Nghi_201604.$B$3:.$B$39]=[.$B33];[Thong_Tin_Ngay_Nghi_201604.$C$3:.$C$39]) + SUMPRODUCT([Thong_Tin_Ngay_Nghi_201605.$B$3:.$B$38]=[.$B33];[Thong_Tin_Ngay_Nghi_201605.$C$3:.$C$38]) + SUMPRODUCT([Thong_Tin_Ngay_Nghi_201606.$B$3:.$B$37]=[.$B33];[Thong_Tin_Ngay_Nghi_201606.$C$3:.$C$37]) + SUMPRODUCT([Thong_Tin_Ngay_Nghi_201607.$B$3:.$B$44]=[.$B33];[Thong_Tin_Ngay_Nghi_201607.$C$3:.$C$44]) + SUMPRODUCT([Thong_Tin_Ngay_Nghi_201608.$B$3:.$B$47]=[.$B33];[Thong_Tin_Ngay_Nghi_201608.$C$3:.$C$47])" office:value-type="float" office:value="4">
            <text:p>4</text:p>
          </table:table-cell>
          <table:table-cell table:style-name="ce37" table:formula="of:=IF(DATE(YEAR([.E33]);MONTH([.E33]);DAY([.E33]))&lt;=DATE(YEAR([.E33]);3;31); [.C33]-[.G33] + [.F33]; IF([.G33]-[.C33]&lt;0;[.G33] + [.F33] -[.H33];[.F33]+[.C33]-[.H33]))" office:value-type="float" office:value="4.5">
            <text:p>4.5</text:p>
          </table:table-cell>
          <table:table-cell table:number-columns-repeated="2" table:style-name="ce37"/>
          <table:table-cell table:style-name="ce37" table:formula="of:=[.I33]+[.K33] +[.J33]" office:value-type="float" office:value="4.5">
            <text:p>4.5</text:p>
          </table:table-cell>
          <table:table-cell table:style-name="ce45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mD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4]);DATE(YEAR([.D34]);12;31);NOW())" office:value-type="date" office:date-value="2016-08-31T08:30:58.21">
            <text:p>08/31/16</text:p>
          </table:table-cell>
          <table:table-cell table:style-name="ce3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42" table:formula="of:=SUMPRODUCT([Thong_Tin_Ngay_Nghi_201601.$B$3:.$B$35]=[.$B34];[Thong_Tin_Ngay_Nghi_201601.$C$3:.$C$35])+SUMPRODUCT([Thong_Tin_Ngay_Nghi_201602.$B$3:.$B$36]=[.$B34];[Thong_Tin_Ngay_Nghi_201602.$C$3:.$C$36]) + SUMPRODUCT([Thong_Tin_Ngay_Nghi_201603.$B$3:.$B$38]=[.$B34];[Thong_Tin_Ngay_Nghi_201603.$C$3:.$C$38])" office:value-type="float" office:value="9.5">
            <text:p>9.5</text:p>
          </table:table-cell>
          <table:table-cell table:style-name="ce42" table:formula="of:=SUMPRODUCT([Thong_Tin_Ngay_Nghi_201601.$B$3:.$B$35]=[.$B34];[Thong_Tin_Ngay_Nghi_201601.$C$3:.$C$35])+SUMPRODUCT([Thong_Tin_Ngay_Nghi_201602.$B$3:.$B$36]=[.$B34];[Thong_Tin_Ngay_Nghi_201602.$C$3:.$C$36]) + SUMPRODUCT([Thong_Tin_Ngay_Nghi_201603.$B$3:.$B$38]=[.$B34];[Thong_Tin_Ngay_Nghi_201603.$C$3:.$C$38]) + SUMPRODUCT([Thong_Tin_Ngay_Nghi_201604.$B$3:.$B$39]=[.$B34];[Thong_Tin_Ngay_Nghi_201604.$C$3:.$C$39]) + SUMPRODUCT([Thong_Tin_Ngay_Nghi_201605.$B$3:.$B$38]=[.$B34];[Thong_Tin_Ngay_Nghi_201605.$C$3:.$C$38]) + SUMPRODUCT([Thong_Tin_Ngay_Nghi_201606.$B$3:.$B$37]=[.$B34];[Thong_Tin_Ngay_Nghi_201606.$C$3:.$C$37]) + SUMPRODUCT([Thong_Tin_Ngay_Nghi_201607.$B$3:.$B$44]=[.$B34];[Thong_Tin_Ngay_Nghi_201607.$C$3:.$C$44]) + SUMPRODUCT([Thong_Tin_Ngay_Nghi_201608.$B$3:.$B$47]=[.$B34];[Thong_Tin_Ngay_Nghi_201608.$C$3:.$C$47])" office:value-type="float" office:value="11">
            <text:p>11</text:p>
          </table:table-cell>
          <table:table-cell table:style-name="ce37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number-columns-repeated="2" table:style-name="ce37"/>
          <table:table-cell table:style-name="ce37" table:formula="of:=[.I34]+[.K34] +[.J34]" office:value-type="float" office:value="-1">
            <text:p>-1</text:p>
          </table:table-cell>
          <table:table-cell table:style-name="ce45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inhD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8-01">
            <text:p>08/01/16</text:p>
          </table:table-cell>
          <table:table-cell table:style-name="ce38" table:formula="of:=IF(YEAR(NOW())&gt;YEAR([.D35]);DATE(YEAR([.D35]);12;31);NOW())" office:value-type="date" office:date-value="2016-08-31T08:30:58.21">
            <text:p>08/31/16</text:p>
          </table:table-cell>
          <table:table-cell table:style-name="ce3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0">
            <text:p>0</text:p>
          </table:table-cell>
          <table:table-cell table:style-name="ce42" table:formula="of:=SUMPRODUCT([Thong_Tin_Ngay_Nghi_201601.$B$3:.$B$35]=[.$B35];[Thong_Tin_Ngay_Nghi_201601.$C$3:.$C$35])+SUMPRODUCT([Thong_Tin_Ngay_Nghi_201602.$B$3:.$B$36]=[.$B35];[Thong_Tin_Ngay_Nghi_201602.$C$3:.$C$36]) + SUMPRODUCT([Thong_Tin_Ngay_Nghi_201603.$B$3:.$B$38]=[.$B35];[Thong_Tin_Ngay_Nghi_201603.$C$3:.$C$38])" office:value-type="float" office:value="0">
            <text:p>0</text:p>
          </table:table-cell>
          <table:table-cell table:style-name="ce42" table:formula="of:=SUMPRODUCT([Thong_Tin_Ngay_Nghi_201601.$B$3:.$B$35]=[.$B35];[Thong_Tin_Ngay_Nghi_201601.$C$3:.$C$35])+SUMPRODUCT([Thong_Tin_Ngay_Nghi_201602.$B$3:.$B$36]=[.$B35];[Thong_Tin_Ngay_Nghi_201602.$C$3:.$C$36]) + SUMPRODUCT([Thong_Tin_Ngay_Nghi_201603.$B$3:.$B$38]=[.$B35];[Thong_Tin_Ngay_Nghi_201603.$C$3:.$C$38]) + SUMPRODUCT([Thong_Tin_Ngay_Nghi_201604.$B$3:.$B$39]=[.$B35];[Thong_Tin_Ngay_Nghi_201604.$C$3:.$C$39]) + SUMPRODUCT([Thong_Tin_Ngay_Nghi_201605.$B$3:.$B$38]=[.$B35];[Thong_Tin_Ngay_Nghi_201605.$C$3:.$C$38]) + SUMPRODUCT([Thong_Tin_Ngay_Nghi_201606.$B$3:.$B$37]=[.$B35];[Thong_Tin_Ngay_Nghi_201606.$C$3:.$C$37]) + SUMPRODUCT([Thong_Tin_Ngay_Nghi_201607.$B$3:.$B$44]=[.$B35];[Thong_Tin_Ngay_Nghi_201607.$C$3:.$C$44]) + SUMPRODUCT([Thong_Tin_Ngay_Nghi_201608.$B$3:.$B$47]=[.$B35];[Thong_Tin_Ngay_Nghi_201608.$C$3:.$C$47])" office:value-type="float" office:value="5.5">
            <text:p>5.5</text:p>
          </table:table-cell>
          <table:table-cell table:style-name="ce37" table:formula="of:=IF(DATE(YEAR([.E35]);MONTH([.E35]);DAY([.E35]))&lt;=DATE(YEAR([.E35]);3;31); [.C35]-[.G35] + [.F35]; IF([.G35]-[.C35]&lt;0;[.G35] + [.F35] -[.H35];[.F35]+[.C35]-[.H35]))" office:value-type="float" office:value="-5.5">
            <text:p>-5.5</text:p>
          </table:table-cell>
          <table:table-cell table:number-columns-repeated="2" table:style-name="ce37"/>
          <table:table-cell table:style-name="ce37" table:formula="of:=[.I35]+[.K35] +[.J35]" office:value-type="float" office:value="-5.5">
            <text:p>-5.5</text:p>
          </table:table-cell>
          <table:table-cell table:style-name="ce45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inhT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6]);DATE(YEAR([.D36]);12;31);NOW())" office:value-type="date" office:date-value="2016-08-31T08:30:58.21">
            <text:p>08/31/16</text:p>
          </table:table-cell>
          <table:table-cell table:style-name="ce3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42" table:formula="of:=SUMPRODUCT([Thong_Tin_Ngay_Nghi_201601.$B$3:.$B$35]=[.$B36];[Thong_Tin_Ngay_Nghi_201601.$C$3:.$C$35])+SUMPRODUCT([Thong_Tin_Ngay_Nghi_201602.$B$3:.$B$36]=[.$B36];[Thong_Tin_Ngay_Nghi_201602.$C$3:.$C$36]) + SUMPRODUCT([Thong_Tin_Ngay_Nghi_201603.$B$3:.$B$38]=[.$B36];[Thong_Tin_Ngay_Nghi_201603.$C$3:.$C$38])" office:value-type="float" office:value="5">
            <text:p>5</text:p>
          </table:table-cell>
          <table:table-cell table:style-name="ce42" table:formula="of:=SUMPRODUCT([Thong_Tin_Ngay_Nghi_201601.$B$3:.$B$35]=[.$B36];[Thong_Tin_Ngay_Nghi_201601.$C$3:.$C$35])+SUMPRODUCT([Thong_Tin_Ngay_Nghi_201602.$B$3:.$B$36]=[.$B36];[Thong_Tin_Ngay_Nghi_201602.$C$3:.$C$36]) + SUMPRODUCT([Thong_Tin_Ngay_Nghi_201603.$B$3:.$B$38]=[.$B36];[Thong_Tin_Ngay_Nghi_201603.$C$3:.$C$38]) + SUMPRODUCT([Thong_Tin_Ngay_Nghi_201604.$B$3:.$B$39]=[.$B36];[Thong_Tin_Ngay_Nghi_201604.$C$3:.$C$39]) + SUMPRODUCT([Thong_Tin_Ngay_Nghi_201605.$B$3:.$B$38]=[.$B36];[Thong_Tin_Ngay_Nghi_201605.$C$3:.$C$38]) + SUMPRODUCT([Thong_Tin_Ngay_Nghi_201606.$B$3:.$B$37]=[.$B36];[Thong_Tin_Ngay_Nghi_201606.$C$3:.$C$37]) + SUMPRODUCT([Thong_Tin_Ngay_Nghi_201607.$B$3:.$B$44]=[.$B36];[Thong_Tin_Ngay_Nghi_201607.$C$3:.$C$44]) + SUMPRODUCT([Thong_Tin_Ngay_Nghi_201608.$B$3:.$B$47]=[.$B36];[Thong_Tin_Ngay_Nghi_201608.$C$3:.$C$47])" office:value-type="float" office:value="10">
            <text:p>10</text:p>
          </table:table-cell>
          <table:table-cell table:style-name="ce37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37"/>
          <table:table-cell table:style-name="ce37" table:formula="of:=[.I36]+[.K36] +[.J36]" office:value-type="float" office:value="2.5">
            <text:p>2.5</text:p>
          </table:table-cell>
          <table:table-cell table:style-name="ce45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oaiVK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8-01">
            <text:p>08/01/16</text:p>
          </table:table-cell>
          <table:table-cell table:style-name="ce38" table:formula="of:=IF(YEAR(NOW())&gt;YEAR([.D37]);DATE(YEAR([.D37]);12;31);NOW())" office:value-type="date" office:date-value="2016-08-31T08:30:58.21">
            <text:p>08/31/16</text:p>
          </table:table-cell>
          <table:table-cell table:style-name="ce3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0">
            <text:p>0</text:p>
          </table:table-cell>
          <table:table-cell table:style-name="ce42" table:formula="of:=SUMPRODUCT([Thong_Tin_Ngay_Nghi_201601.$B$3:.$B$35]=[.$B37];[Thong_Tin_Ngay_Nghi_201601.$C$3:.$C$35])+SUMPRODUCT([Thong_Tin_Ngay_Nghi_201602.$B$3:.$B$36]=[.$B37];[Thong_Tin_Ngay_Nghi_201602.$C$3:.$C$36]) + SUMPRODUCT([Thong_Tin_Ngay_Nghi_201603.$B$3:.$B$38]=[.$B37];[Thong_Tin_Ngay_Nghi_201603.$C$3:.$C$38])" office:value-type="float" office:value="0">
            <text:p>0</text:p>
          </table:table-cell>
          <table:table-cell table:style-name="ce42" table:formula="of:=SUMPRODUCT([Thong_Tin_Ngay_Nghi_201601.$B$3:.$B$35]=[.$B37];[Thong_Tin_Ngay_Nghi_201601.$C$3:.$C$35])+SUMPRODUCT([Thong_Tin_Ngay_Nghi_201602.$B$3:.$B$36]=[.$B37];[Thong_Tin_Ngay_Nghi_201602.$C$3:.$C$36]) + SUMPRODUCT([Thong_Tin_Ngay_Nghi_201603.$B$3:.$B$38]=[.$B37];[Thong_Tin_Ngay_Nghi_201603.$C$3:.$C$38]) + SUMPRODUCT([Thong_Tin_Ngay_Nghi_201604.$B$3:.$B$39]=[.$B37];[Thong_Tin_Ngay_Nghi_201604.$C$3:.$C$39]) + SUMPRODUCT([Thong_Tin_Ngay_Nghi_201605.$B$3:.$B$38]=[.$B37];[Thong_Tin_Ngay_Nghi_201605.$C$3:.$C$38]) + SUMPRODUCT([Thong_Tin_Ngay_Nghi_201606.$B$3:.$B$37]=[.$B37];[Thong_Tin_Ngay_Nghi_201606.$C$3:.$C$37]) + SUMPRODUCT([Thong_Tin_Ngay_Nghi_201607.$B$3:.$B$44]=[.$B37];[Thong_Tin_Ngay_Nghi_201607.$C$3:.$C$44]) + SUMPRODUCT([Thong_Tin_Ngay_Nghi_201608.$B$3:.$B$47]=[.$B37];[Thong_Tin_Ngay_Nghi_201608.$C$3:.$C$47])" office:value-type="float" office:value="0.5">
            <text:p>0.5</text:p>
          </table:table-cell>
          <table:table-cell table:style-name="ce37" table:formula="of:=IF(DATE(YEAR([.E37]);MONTH([.E37]);DAY([.E37]))&lt;=DATE(YEAR([.E37]);3;31); [.C37]-[.G37] + [.F37]; IF([.G37]-[.C37]&lt;0;[.G37] + [.F37] -[.H37];[.F37]+[.C37]-[.H37]))" office:value-type="float" office:value="-0.5">
            <text:p>-0.5</text:p>
          </table:table-cell>
          <table:table-cell table:number-columns-repeated="2" table:style-name="ce37"/>
          <table:table-cell table:style-name="ce37" table:formula="of:=[.I37]+[.K37] +[.J37]" office:value-type="float" office:value="-0.5">
            <text:p>-0.5</text:p>
          </table:table-cell>
          <table:table-cell table:style-name="ce45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8]);DATE(YEAR([.D38]);12;31);NOW())" office:value-type="date" office:date-value="2016-08-31T08:30:58.21">
            <text:p>08/31/16</text:p>
          </table:table-cell>
          <table:table-cell table:style-name="ce3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42" table:formula="of:=SUMPRODUCT([Thong_Tin_Ngay_Nghi_201601.$B$3:.$B$35]=[.$B38];[Thong_Tin_Ngay_Nghi_201601.$C$3:.$C$35])+SUMPRODUCT([Thong_Tin_Ngay_Nghi_201602.$B$3:.$B$36]=[.$B38];[Thong_Tin_Ngay_Nghi_201602.$C$3:.$C$36]) + SUMPRODUCT([Thong_Tin_Ngay_Nghi_201603.$B$3:.$B$38]=[.$B38];[Thong_Tin_Ngay_Nghi_201603.$C$3:.$C$38])" office:value-type="float" office:value="4.5">
            <text:p>4.5</text:p>
          </table:table-cell>
          <table:table-cell table:style-name="ce42" table:formula="of:=SUMPRODUCT([Thong_Tin_Ngay_Nghi_201601.$B$3:.$B$35]=[.$B38];[Thong_Tin_Ngay_Nghi_201601.$C$3:.$C$35])+SUMPRODUCT([Thong_Tin_Ngay_Nghi_201602.$B$3:.$B$36]=[.$B38];[Thong_Tin_Ngay_Nghi_201602.$C$3:.$C$36]) + SUMPRODUCT([Thong_Tin_Ngay_Nghi_201603.$B$3:.$B$38]=[.$B38];[Thong_Tin_Ngay_Nghi_201603.$C$3:.$C$38]) + SUMPRODUCT([Thong_Tin_Ngay_Nghi_201604.$B$3:.$B$39]=[.$B38];[Thong_Tin_Ngay_Nghi_201604.$C$3:.$C$39]) + SUMPRODUCT([Thong_Tin_Ngay_Nghi_201605.$B$3:.$B$38]=[.$B38];[Thong_Tin_Ngay_Nghi_201605.$C$3:.$C$38]) + SUMPRODUCT([Thong_Tin_Ngay_Nghi_201606.$B$3:.$B$37]=[.$B38];[Thong_Tin_Ngay_Nghi_201606.$C$3:.$C$37]) + SUMPRODUCT([Thong_Tin_Ngay_Nghi_201607.$B$3:.$B$44]=[.$B38];[Thong_Tin_Ngay_Nghi_201607.$C$3:.$C$44]) + SUMPRODUCT([Thong_Tin_Ngay_Nghi_201608.$B$3:.$B$47]=[.$B38];[Thong_Tin_Ngay_Nghi_201608.$C$3:.$C$47])" office:value-type="float" office:value="11">
            <text:p>11</text:p>
          </table:table-cell>
          <table:table-cell table:style-name="ce37" table:formula="of:=IF(DATE(YEAR([.E38]);MONTH([.E38]);DAY([.E38]))&lt;=DATE(YEAR([.E38]);3;31); [.C38]-[.G38] + [.F38]; IF([.G38]-[.C38]&lt;0;[.G38] + [.F38] -[.H38];[.F38]+[.C38]-[.H38]))" office:value-type="float" office:value="-2">
            <text:p>-2</text:p>
          </table:table-cell>
          <table:table-cell table:number-columns-repeated="2" table:style-name="ce37"/>
          <table:table-cell table:style-name="ce37" table:formula="of:=[.I38]+[.K38] +[.J38]" office:value-type="float" office:value="-2">
            <text:p>-2</text:p>
          </table:table-cell>
          <table:table-cell table:style-name="ce45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9]);DATE(YEAR([.D39]);12;31);NOW())" office:value-type="date" office:date-value="2016-08-31T08:30:58.22">
            <text:p>08/31/16</text:p>
          </table:table-cell>
          <table:table-cell table:style-name="ce3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42" table:formula="of:=SUMPRODUCT([Thong_Tin_Ngay_Nghi_201601.$B$3:.$B$35]=[.$B39];[Thong_Tin_Ngay_Nghi_201601.$C$3:.$C$35])+SUMPRODUCT([Thong_Tin_Ngay_Nghi_201602.$B$3:.$B$36]=[.$B39];[Thong_Tin_Ngay_Nghi_201602.$C$3:.$C$36]) + SUMPRODUCT([Thong_Tin_Ngay_Nghi_201603.$B$3:.$B$38]=[.$B39];[Thong_Tin_Ngay_Nghi_201603.$C$3:.$C$38])" office:value-type="float" office:value="3">
            <text:p>3</text:p>
          </table:table-cell>
          <table:table-cell table:style-name="ce42" table:formula="of:=SUMPRODUCT([Thong_Tin_Ngay_Nghi_201601.$B$3:.$B$35]=[.$B39];[Thong_Tin_Ngay_Nghi_201601.$C$3:.$C$35])+SUMPRODUCT([Thong_Tin_Ngay_Nghi_201602.$B$3:.$B$36]=[.$B39];[Thong_Tin_Ngay_Nghi_201602.$C$3:.$C$36]) + SUMPRODUCT([Thong_Tin_Ngay_Nghi_201603.$B$3:.$B$38]=[.$B39];[Thong_Tin_Ngay_Nghi_201603.$C$3:.$C$38]) + SUMPRODUCT([Thong_Tin_Ngay_Nghi_201604.$B$3:.$B$39]=[.$B39];[Thong_Tin_Ngay_Nghi_201604.$C$3:.$C$39]) + SUMPRODUCT([Thong_Tin_Ngay_Nghi_201605.$B$3:.$B$38]=[.$B39];[Thong_Tin_Ngay_Nghi_201605.$C$3:.$C$38]) + SUMPRODUCT([Thong_Tin_Ngay_Nghi_201606.$B$3:.$B$37]=[.$B39];[Thong_Tin_Ngay_Nghi_201606.$C$3:.$C$37]) + SUMPRODUCT([Thong_Tin_Ngay_Nghi_201607.$B$3:.$B$44]=[.$B39];[Thong_Tin_Ngay_Nghi_201607.$C$3:.$C$44]) + SUMPRODUCT([Thong_Tin_Ngay_Nghi_201608.$B$3:.$B$47]=[.$B39];[Thong_Tin_Ngay_Nghi_201608.$C$3:.$C$47])" office:value-type="float" office:value="10.5">
            <text:p>10.5</text:p>
          </table:table-cell>
          <table:table-cell table:style-name="ce37" table:formula="of:=IF(DATE(YEAR([.E39]);MONTH([.E39]);DAY([.E39]))&lt;=DATE(YEAR([.E39]);3;31); [.C39]-[.G39] + [.F39]; IF([.G39]-[.C39]&lt;0;[.G39] + [.F39] -[.H39];[.F39]+[.C39]-[.H39]))" office:value-type="float" office:value="-2.5">
            <text:p>-2.5</text:p>
          </table:table-cell>
          <table:table-cell table:number-columns-repeated="2" table:style-name="ce37"/>
          <table:table-cell table:style-name="ce37" table:formula="of:=[.I39]+[.K39] +[.J39]" office:value-type="float" office:value="-2.5">
            <text:p>-2.5</text:p>
          </table:table-cell>
          <table:table-cell table:style-name="ce45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0]);DATE(YEAR([.D40]);12;31);NOW())" office:value-type="date" office:date-value="2016-08-31T08:30:58.22">
            <text:p>08/31/16</text:p>
          </table:table-cell>
          <table:table-cell table:style-name="ce39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42" table:formula="of:=SUMPRODUCT([Thong_Tin_Ngay_Nghi_201601.$B$3:.$B$35]=[.$B40];[Thong_Tin_Ngay_Nghi_201601.$C$3:.$C$35])+SUMPRODUCT([Thong_Tin_Ngay_Nghi_201602.$B$3:.$B$36]=[.$B40];[Thong_Tin_Ngay_Nghi_201602.$C$3:.$C$36]) + SUMPRODUCT([Thong_Tin_Ngay_Nghi_201603.$B$3:.$B$38]=[.$B40];[Thong_Tin_Ngay_Nghi_201603.$C$3:.$C$38])" office:value-type="float" office:value="4">
            <text:p>4</text:p>
          </table:table-cell>
          <table:table-cell table:style-name="ce42" table:formula="of:=SUMPRODUCT([Thong_Tin_Ngay_Nghi_201601.$B$3:.$B$35]=[.$B40];[Thong_Tin_Ngay_Nghi_201601.$C$3:.$C$35])+SUMPRODUCT([Thong_Tin_Ngay_Nghi_201602.$B$3:.$B$36]=[.$B40];[Thong_Tin_Ngay_Nghi_201602.$C$3:.$C$36]) + SUMPRODUCT([Thong_Tin_Ngay_Nghi_201603.$B$3:.$B$38]=[.$B40];[Thong_Tin_Ngay_Nghi_201603.$C$3:.$C$38]) + SUMPRODUCT([Thong_Tin_Ngay_Nghi_201604.$B$3:.$B$39]=[.$B40];[Thong_Tin_Ngay_Nghi_201604.$C$3:.$C$39]) + SUMPRODUCT([Thong_Tin_Ngay_Nghi_201605.$B$3:.$B$38]=[.$B40];[Thong_Tin_Ngay_Nghi_201605.$C$3:.$C$38]) + SUMPRODUCT([Thong_Tin_Ngay_Nghi_201606.$B$3:.$B$37]=[.$B40];[Thong_Tin_Ngay_Nghi_201606.$C$3:.$C$37]) + SUMPRODUCT([Thong_Tin_Ngay_Nghi_201607.$B$3:.$B$44]=[.$B40];[Thong_Tin_Ngay_Nghi_201607.$C$3:.$C$44]) + SUMPRODUCT([Thong_Tin_Ngay_Nghi_201608.$B$3:.$B$47]=[.$B40];[Thong_Tin_Ngay_Nghi_201608.$C$3:.$C$47])" office:value-type="float" office:value="9.5">
            <text:p>9.5</text:p>
          </table:table-cell>
          <table:table-cell table:style-name="ce37" table:formula="of:=IF(DATE(YEAR([.E40]);MONTH([.E40]);DAY([.E40]))&lt;=DATE(YEAR([.E40]);3;31); [.C40]-[.G40] + [.F40]; IF([.G40]-[.C40]&lt;0;[.G40] + [.F40] -[.H40];[.F40]+[.C40]-[.H40]))" office:value-type="float" office:value="2">
            <text:p>2</text:p>
          </table:table-cell>
          <table:table-cell table:number-columns-repeated="2" table:style-name="ce37"/>
          <table:table-cell table:style-name="ce37" table:formula="of:=[.I40]+[.K40] +[.J40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1]);DATE(YEAR([.D41]);12;31);NOW())" office:value-type="date" office:date-value="2016-08-31T08:30:58.22">
            <text:p>08/31/16</text:p>
          </table:table-cell>
          <table:table-cell table:style-name="ce39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42" table:formula="of:=SUMPRODUCT([Thong_Tin_Ngay_Nghi_201601.$B$3:.$B$35]=[.$B41];[Thong_Tin_Ngay_Nghi_201601.$C$3:.$C$35])+SUMPRODUCT([Thong_Tin_Ngay_Nghi_201602.$B$3:.$B$36]=[.$B41];[Thong_Tin_Ngay_Nghi_201602.$C$3:.$C$36]) + SUMPRODUCT([Thong_Tin_Ngay_Nghi_201603.$B$3:.$B$38]=[.$B41];[Thong_Tin_Ngay_Nghi_201603.$C$3:.$C$38])" office:value-type="float" office:value="1">
            <text:p>1</text:p>
          </table:table-cell>
          <table:table-cell table:style-name="ce42" table:formula="of:=SUMPRODUCT([Thong_Tin_Ngay_Nghi_201601.$B$3:.$B$35]=[.$B41];[Thong_Tin_Ngay_Nghi_201601.$C$3:.$C$35])+SUMPRODUCT([Thong_Tin_Ngay_Nghi_201602.$B$3:.$B$36]=[.$B41];[Thong_Tin_Ngay_Nghi_201602.$C$3:.$C$36]) + SUMPRODUCT([Thong_Tin_Ngay_Nghi_201603.$B$3:.$B$38]=[.$B41];[Thong_Tin_Ngay_Nghi_201603.$C$3:.$C$38]) + SUMPRODUCT([Thong_Tin_Ngay_Nghi_201604.$B$3:.$B$39]=[.$B41];[Thong_Tin_Ngay_Nghi_201604.$C$3:.$C$39]) + SUMPRODUCT([Thong_Tin_Ngay_Nghi_201605.$B$3:.$B$38]=[.$B41];[Thong_Tin_Ngay_Nghi_201605.$C$3:.$C$38]) + SUMPRODUCT([Thong_Tin_Ngay_Nghi_201606.$B$3:.$B$37]=[.$B41];[Thong_Tin_Ngay_Nghi_201606.$C$3:.$C$37]) + SUMPRODUCT([Thong_Tin_Ngay_Nghi_201607.$B$3:.$B$44]=[.$B41];[Thong_Tin_Ngay_Nghi_201607.$C$3:.$C$44]) + SUMPRODUCT([Thong_Tin_Ngay_Nghi_201608.$B$3:.$B$47]=[.$B41];[Thong_Tin_Ngay_Nghi_201608.$C$3:.$C$47])" office:value-type="float" office:value="6">
            <text:p>6</text:p>
          </table:table-cell>
          <table:table-cell table:style-name="ce37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number-columns-repeated="2" table:style-name="ce37"/>
          <table:table-cell table:style-name="ce37" table:formula="of:=[.I41]+[.K41] +[.J41]" office:value-type="float" office:value="3">
            <text:p>3</text:p>
          </table:table-cell>
          <table:table-cell table:style-name="ce45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2]);DATE(YEAR([.D42]);12;31);NOW())" office:value-type="date" office:date-value="2016-08-31T08:30:58.22">
            <text:p>08/31/16</text:p>
          </table:table-cell>
          <table:table-cell table:style-name="ce39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42" table:formula="of:=SUMPRODUCT([Thong_Tin_Ngay_Nghi_201601.$B$3:.$B$35]=[.$B42];[Thong_Tin_Ngay_Nghi_201601.$C$3:.$C$35])+SUMPRODUCT([Thong_Tin_Ngay_Nghi_201602.$B$3:.$B$36]=[.$B42];[Thong_Tin_Ngay_Nghi_201602.$C$3:.$C$36]) + SUMPRODUCT([Thong_Tin_Ngay_Nghi_201603.$B$3:.$B$38]=[.$B42];[Thong_Tin_Ngay_Nghi_201603.$C$3:.$C$38])" office:value-type="float" office:value="6.5">
            <text:p>6.5</text:p>
          </table:table-cell>
          <table:table-cell table:style-name="ce42" table:formula="of:=SUMPRODUCT([Thong_Tin_Ngay_Nghi_201601.$B$3:.$B$35]=[.$B42];[Thong_Tin_Ngay_Nghi_201601.$C$3:.$C$35])+SUMPRODUCT([Thong_Tin_Ngay_Nghi_201602.$B$3:.$B$36]=[.$B42];[Thong_Tin_Ngay_Nghi_201602.$C$3:.$C$36]) + SUMPRODUCT([Thong_Tin_Ngay_Nghi_201603.$B$3:.$B$38]=[.$B42];[Thong_Tin_Ngay_Nghi_201603.$C$3:.$C$38]) + SUMPRODUCT([Thong_Tin_Ngay_Nghi_201604.$B$3:.$B$39]=[.$B42];[Thong_Tin_Ngay_Nghi_201604.$C$3:.$C$39]) + SUMPRODUCT([Thong_Tin_Ngay_Nghi_201605.$B$3:.$B$38]=[.$B42];[Thong_Tin_Ngay_Nghi_201605.$C$3:.$C$38]) + SUMPRODUCT([Thong_Tin_Ngay_Nghi_201606.$B$3:.$B$37]=[.$B42];[Thong_Tin_Ngay_Nghi_201606.$C$3:.$C$37]) + SUMPRODUCT([Thong_Tin_Ngay_Nghi_201607.$B$3:.$B$44]=[.$B42];[Thong_Tin_Ngay_Nghi_201607.$C$3:.$C$44]) + SUMPRODUCT([Thong_Tin_Ngay_Nghi_201608.$B$3:.$B$47]=[.$B42];[Thong_Tin_Ngay_Nghi_201608.$C$3:.$C$47])" office:value-type="float" office:value="10.5">
            <text:p>10.5</text:p>
          </table:table-cell>
          <table:table-cell table:style-name="ce37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number-columns-repeated="2" table:style-name="ce37"/>
          <table:table-cell table:style-name="ce37" table:formula="of:=[.I42]+[.K42] +[.J42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37" office:value-type="float" office:value="1.5">
            <text:p>1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3]);DATE(YEAR([.D43]);12;31);NOW())" office:value-type="date" office:date-value="2016-08-31T08:30:58.22">
            <text:p>08/31/16</text:p>
          </table:table-cell>
          <table:table-cell table:style-name="ce39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42" table:formula="of:=SUMPRODUCT([Thong_Tin_Ngay_Nghi_201601.$B$3:.$B$35]=[.$B43];[Thong_Tin_Ngay_Nghi_201601.$C$3:.$C$35])+SUMPRODUCT([Thong_Tin_Ngay_Nghi_201602.$B$3:.$B$36]=[.$B43];[Thong_Tin_Ngay_Nghi_201602.$C$3:.$C$36]) + SUMPRODUCT([Thong_Tin_Ngay_Nghi_201603.$B$3:.$B$38]=[.$B43];[Thong_Tin_Ngay_Nghi_201603.$C$3:.$C$38])" office:value-type="float" office:value="0.5">
            <text:p>0.5</text:p>
          </table:table-cell>
          <table:table-cell table:style-name="ce42" table:formula="of:=SUMPRODUCT([Thong_Tin_Ngay_Nghi_201601.$B$3:.$B$35]=[.$B43];[Thong_Tin_Ngay_Nghi_201601.$C$3:.$C$35])+SUMPRODUCT([Thong_Tin_Ngay_Nghi_201602.$B$3:.$B$36]=[.$B43];[Thong_Tin_Ngay_Nghi_201602.$C$3:.$C$36]) + SUMPRODUCT([Thong_Tin_Ngay_Nghi_201603.$B$3:.$B$38]=[.$B43];[Thong_Tin_Ngay_Nghi_201603.$C$3:.$C$38]) + SUMPRODUCT([Thong_Tin_Ngay_Nghi_201604.$B$3:.$B$39]=[.$B43];[Thong_Tin_Ngay_Nghi_201604.$C$3:.$C$39]) + SUMPRODUCT([Thong_Tin_Ngay_Nghi_201605.$B$3:.$B$38]=[.$B43];[Thong_Tin_Ngay_Nghi_201605.$C$3:.$C$38]) + SUMPRODUCT([Thong_Tin_Ngay_Nghi_201606.$B$3:.$B$37]=[.$B43];[Thong_Tin_Ngay_Nghi_201606.$C$3:.$C$37]) + SUMPRODUCT([Thong_Tin_Ngay_Nghi_201607.$B$3:.$B$44]=[.$B43];[Thong_Tin_Ngay_Nghi_201607.$C$3:.$C$44]) + SUMPRODUCT([Thong_Tin_Ngay_Nghi_201608.$B$3:.$B$47]=[.$B43];[Thong_Tin_Ngay_Nghi_201608.$C$3:.$C$47])" office:value-type="float" office:value="5">
            <text:p>5</text:p>
          </table:table-cell>
          <table:table-cell table:style-name="ce37" table:formula="of:=IF(DATE(YEAR([.E43]);MONTH([.E43]);DAY([.E43]))&lt;=DATE(YEAR([.E43]);3;31); [.C43]-[.G43] + [.F43]; IF([.G43]-[.C43]&lt;0;[.G43] + [.F43] -[.H43];[.F43]+[.C43]-[.H43]))" office:value-type="float" office:value="3.5">
            <text:p>3.5</text:p>
          </table:table-cell>
          <table:table-cell table:number-columns-repeated="2" table:style-name="ce37"/>
          <table:table-cell table:style-name="ce37" table:formula="of:=[.I43]+[.K43] +[.J43]" office:value-type="float" office:value="3.5">
            <text:p>3.5</text:p>
          </table:table-cell>
          <table:table-cell table:style-name="ce45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4]);DATE(YEAR([.D44]);12;31);NOW())" office:value-type="date" office:date-value="2016-08-31T08:30:58.22">
            <text:p>08/31/16</text:p>
          </table:table-cell>
          <table:table-cell table:style-name="ce39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42" table:formula="of:=SUMPRODUCT([Thong_Tin_Ngay_Nghi_201601.$B$3:.$B$35]=[.$B44];[Thong_Tin_Ngay_Nghi_201601.$C$3:.$C$35])+SUMPRODUCT([Thong_Tin_Ngay_Nghi_201602.$B$3:.$B$36]=[.$B44];[Thong_Tin_Ngay_Nghi_201602.$C$3:.$C$36]) + SUMPRODUCT([Thong_Tin_Ngay_Nghi_201603.$B$3:.$B$38]=[.$B44];[Thong_Tin_Ngay_Nghi_201603.$C$3:.$C$38])" office:value-type="float" office:value="6.5">
            <text:p>6.5</text:p>
          </table:table-cell>
          <table:table-cell table:style-name="ce42" table:formula="of:=SUMPRODUCT([Thong_Tin_Ngay_Nghi_201601.$B$3:.$B$35]=[.$B44];[Thong_Tin_Ngay_Nghi_201601.$C$3:.$C$35])+SUMPRODUCT([Thong_Tin_Ngay_Nghi_201602.$B$3:.$B$36]=[.$B44];[Thong_Tin_Ngay_Nghi_201602.$C$3:.$C$36]) + SUMPRODUCT([Thong_Tin_Ngay_Nghi_201603.$B$3:.$B$38]=[.$B44];[Thong_Tin_Ngay_Nghi_201603.$C$3:.$C$38]) + SUMPRODUCT([Thong_Tin_Ngay_Nghi_201604.$B$3:.$B$39]=[.$B44];[Thong_Tin_Ngay_Nghi_201604.$C$3:.$C$39]) + SUMPRODUCT([Thong_Tin_Ngay_Nghi_201605.$B$3:.$B$38]=[.$B44];[Thong_Tin_Ngay_Nghi_201605.$C$3:.$C$38]) + SUMPRODUCT([Thong_Tin_Ngay_Nghi_201606.$B$3:.$B$37]=[.$B44];[Thong_Tin_Ngay_Nghi_201606.$C$3:.$C$37]) + SUMPRODUCT([Thong_Tin_Ngay_Nghi_201607.$B$3:.$B$44]=[.$B44];[Thong_Tin_Ngay_Nghi_201607.$C$3:.$C$44]) + SUMPRODUCT([Thong_Tin_Ngay_Nghi_201608.$B$3:.$B$47]=[.$B44];[Thong_Tin_Ngay_Nghi_201608.$C$3:.$C$47])" office:value-type="float" office:value="10.5">
            <text:p>10.5</text:p>
          </table:table-cell>
          <table:table-cell table:style-name="ce37" table:formula="of:=IF(DATE(YEAR([.E44]);MONTH([.E44]);DAY([.E44]))&lt;=DATE(YEAR([.E44]);3;31); [.C44]-[.G44] + [.F44]; IF([.G44]-[.C44]&lt;0;[.G44] + [.F44] -[.H44];[.F44]+[.C44]-[.H44]))" office:value-type="float" office:value="0.5">
            <text:p>0.5</text:p>
          </table:table-cell>
          <table:table-cell table:number-columns-repeated="2" table:style-name="ce37"/>
          <table:table-cell table:style-name="ce37" table:formula="of:=[.I44]+[.K44] +[.J44]" office:value-type="float" office:value="0.5">
            <text:p>0.5</text:p>
          </table:table-cell>
          <table:table-cell table:style-name="ce45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5]);DATE(YEAR([.D45]);12;31);NOW())" office:value-type="date" office:date-value="2016-08-31T08:30:58.22">
            <text:p>08/31/16</text:p>
          </table:table-cell>
          <table:table-cell table:style-name="ce39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8">
            <text:p>8</text:p>
          </table:table-cell>
          <table:table-cell table:style-name="ce42" table:formula="of:=SUMPRODUCT([Thong_Tin_Ngay_Nghi_201601.$B$3:.$B$35]=[.$B45];[Thong_Tin_Ngay_Nghi_201601.$C$3:.$C$35])+SUMPRODUCT([Thong_Tin_Ngay_Nghi_201602.$B$3:.$B$36]=[.$B45];[Thong_Tin_Ngay_Nghi_201602.$C$3:.$C$36]) + SUMPRODUCT([Thong_Tin_Ngay_Nghi_201603.$B$3:.$B$38]=[.$B45];[Thong_Tin_Ngay_Nghi_201603.$C$3:.$C$38])" office:value-type="float" office:value="7">
            <text:p>7</text:p>
          </table:table-cell>
          <table:table-cell table:style-name="ce42" table:formula="of:=SUMPRODUCT([Thong_Tin_Ngay_Nghi_201601.$B$3:.$B$35]=[.$B45];[Thong_Tin_Ngay_Nghi_201601.$C$3:.$C$35])+SUMPRODUCT([Thong_Tin_Ngay_Nghi_201602.$B$3:.$B$36]=[.$B45];[Thong_Tin_Ngay_Nghi_201602.$C$3:.$C$36]) + SUMPRODUCT([Thong_Tin_Ngay_Nghi_201603.$B$3:.$B$38]=[.$B45];[Thong_Tin_Ngay_Nghi_201603.$C$3:.$C$38]) + SUMPRODUCT([Thong_Tin_Ngay_Nghi_201604.$B$3:.$B$39]=[.$B45];[Thong_Tin_Ngay_Nghi_201604.$C$3:.$C$39]) + SUMPRODUCT([Thong_Tin_Ngay_Nghi_201605.$B$3:.$B$38]=[.$B45];[Thong_Tin_Ngay_Nghi_201605.$C$3:.$C$38]) + SUMPRODUCT([Thong_Tin_Ngay_Nghi_201606.$B$3:.$B$37]=[.$B45];[Thong_Tin_Ngay_Nghi_201606.$C$3:.$C$37]) + SUMPRODUCT([Thong_Tin_Ngay_Nghi_201607.$B$3:.$B$44]=[.$B45];[Thong_Tin_Ngay_Nghi_201607.$C$3:.$C$44]) + SUMPRODUCT([Thong_Tin_Ngay_Nghi_201608.$B$3:.$B$47]=[.$B45];[Thong_Tin_Ngay_Nghi_201608.$C$3:.$C$47])" office:value-type="float" office:value="12">
            <text:p>12</text:p>
          </table:table-cell>
          <table:table-cell table:style-name="ce37" table:formula="of:=IF(DATE(YEAR([.E45]);MONTH([.E45]);DAY([.E45]))&lt;=DATE(YEAR([.E45]);3;31); [.C45]-[.G45] + [.F45]; IF([.G45]-[.C45]&lt;0;[.G45] + [.F45] -[.H45];[.F45]+[.C45]-[.H45]))" office:value-type="float" office:value="2">
            <text:p>2</text:p>
          </table:table-cell>
          <table:table-cell table:number-columns-repeated="2" table:style-name="ce37"/>
          <table:table-cell table:style-name="ce37" table:formula="of:=[.I45]+[.K45] +[.J45]" office:value-type="float" office:value="2">
            <text:p>2</text:p>
          </table:table-cell>
          <table:table-cell table:style-name="ce4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4">
          <table:table-cell table:number-columns-repeated="13"/>
        </table:table-row>
        <table:table-row table:style-name="ro2" table:number-rows-repeated="104851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54"/>
        <table:table-column table:style-name="co22" table:number-columns-repeated="7" table:default-cell-style-name="ce54"/>
        <table:table-column table:style-name="co21" table:number-columns-repeated="14" table:default-cell-style-name="ce54"/>
        <table:table-column table:style-name="co23" table:number-columns-repeated="2" table:default-cell-style-name="ce54"/>
        <table:table-column table:style-name="co7" table:number-columns-repeated="933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49" table:number-columns-repeated="8"/>
          <table:table-cell table:style-name="ce57" office:value-type="string" table:number-columns-spanned="2" table:number-rows-spanned="1">
            <text:p>Month</text:p>
          </table:table-cell>
          <table:covered-table-cell table:style-name="ce58"/>
          <table:table-cell table:style-name="ce59" table:content-validation-name="val1" office:value-type="float" office:value="1" table:number-columns-spanned="2" table:number-rows-spanned="1">
            <text:p>1</text:p>
          </table:table-cell>
          <table:covered-table-cell table:style-name="ce58"/>
          <table:table-cell table:style-name="ce57" office:value-type="string" table:number-columns-spanned="2" table:number-rows-spanned="1">
            <text:p>Year</text:p>
          </table:table-cell>
          <table:covered-table-cell table:style-name="ce58"/>
          <table:table-cell table:style-name="ce57" office:value-type="float" office:value="2016" table:number-columns-spanned="2" table:number-rows-spanned="1">
            <text:p>2016</text:p>
          </table:table-cell>
          <table:covered-table-cell table:style-name="ce61"/>
          <table:table-cell table:style-name="ce49" table:number-columns-repeated="15"/>
          <table:table-cell table:style-name="ce62" table:number-columns-repeated="933"/>
        </table:table-row>
        <table:table-row table:style-name="ro2">
          <table:table-cell table:style-name="ce46" table:number-columns-repeated="3"/>
          <table:table-cell table:style-name="ce50" table:formula="of:=DATE([.$R$1];[.N1];1)" office:value-type="date" office:date-value="2016-01-01">
            <text:p>01</text:p>
          </table:table-cell>
          <table:table-cell table:style-name="ce50" table:formula="of:=[.D2]+1" office:value-type="date" office:date-value="2016-01-02">
            <text:p>02</text:p>
          </table:table-cell>
          <table:table-cell table:style-name="ce50" table:formula="of:=[.E2]+1" office:value-type="date" office:date-value="2016-01-03">
            <text:p>03</text:p>
          </table:table-cell>
          <table:table-cell table:style-name="ce50" table:formula="of:=[.F2]+1" office:value-type="date" office:date-value="2016-01-04">
            <text:p>04</text:p>
          </table:table-cell>
          <table:table-cell table:style-name="ce50" table:formula="of:=[.G2]+1" office:value-type="date" office:date-value="2016-01-05">
            <text:p>05</text:p>
          </table:table-cell>
          <table:table-cell table:style-name="ce50" table:formula="of:=[.H2]+1" office:value-type="date" office:date-value="2016-01-06">
            <text:p>06</text:p>
          </table:table-cell>
          <table:table-cell table:style-name="ce50" table:formula="of:=[.I2]+1" office:value-type="date" office:date-value="2016-01-07">
            <text:p>07</text:p>
          </table:table-cell>
          <table:table-cell table:style-name="ce50" table:formula="of:=[.J2]+1" office:value-type="date" office:date-value="2016-01-08">
            <text:p>08</text:p>
          </table:table-cell>
          <table:table-cell table:style-name="ce50" table:formula="of:=[.K2]+1" office:value-type="date" office:date-value="2016-01-09">
            <text:p>09</text:p>
          </table:table-cell>
          <table:table-cell table:style-name="ce50" table:formula="of:=[.L2]+1" office:value-type="date" office:date-value="2016-01-10">
            <text:p>10</text:p>
          </table:table-cell>
          <table:table-cell table:style-name="ce50" table:formula="of:=[.M2]+1" office:value-type="date" office:date-value="2016-01-11">
            <text:p>11</text:p>
          </table:table-cell>
          <table:table-cell table:style-name="ce50" table:formula="of:=[.N2]+1" office:value-type="date" office:date-value="2016-01-12">
            <text:p>12</text:p>
          </table:table-cell>
          <table:table-cell table:style-name="ce50" table:formula="of:=[.O2]+1" office:value-type="date" office:date-value="2016-01-13">
            <text:p>13</text:p>
          </table:table-cell>
          <table:table-cell table:style-name="ce50" table:formula="of:=[.P2]+1" office:value-type="date" office:date-value="2016-01-14">
            <text:p>14</text:p>
          </table:table-cell>
          <table:table-cell table:style-name="ce50" table:formula="of:=[.Q2]+1" office:value-type="date" office:date-value="2016-01-15">
            <text:p>15</text:p>
          </table:table-cell>
          <table:table-cell table:style-name="ce50" table:formula="of:=[.R2]+1" office:value-type="date" office:date-value="2016-01-16">
            <text:p>16</text:p>
          </table:table-cell>
          <table:table-cell table:style-name="ce50" table:formula="of:=[.S2]+1" office:value-type="date" office:date-value="2016-01-17">
            <text:p>17</text:p>
          </table:table-cell>
          <table:table-cell table:style-name="ce50" table:formula="of:=[.T2]+1" office:value-type="date" office:date-value="2016-01-18">
            <text:p>18</text:p>
          </table:table-cell>
          <table:table-cell table:style-name="ce50" table:formula="of:=[.U2]+1" office:value-type="date" office:date-value="2016-01-19">
            <text:p>19</text:p>
          </table:table-cell>
          <table:table-cell table:style-name="ce50" table:formula="of:=[.V2]+1" office:value-type="date" office:date-value="2016-01-20">
            <text:p>20</text:p>
          </table:table-cell>
          <table:table-cell table:style-name="ce50" table:formula="of:=[.W2]+1" office:value-type="date" office:date-value="2016-01-21">
            <text:p>21</text:p>
          </table:table-cell>
          <table:table-cell table:style-name="ce50" table:formula="of:=[.X2]+1" office:value-type="date" office:date-value="2016-01-22">
            <text:p>22</text:p>
          </table:table-cell>
          <table:table-cell table:style-name="ce50" table:formula="of:=[.Y2]+1" office:value-type="date" office:date-value="2016-01-23">
            <text:p>23</text:p>
          </table:table-cell>
          <table:table-cell table:style-name="ce50" table:formula="of:=[.Z2]+1" office:value-type="date" office:date-value="2016-01-24">
            <text:p>24</text:p>
          </table:table-cell>
          <table:table-cell table:style-name="ce50" table:formula="of:=[.AA2]+1" office:value-type="date" office:date-value="2016-01-25">
            <text:p>25</text:p>
          </table:table-cell>
          <table:table-cell table:style-name="ce50" table:formula="of:=[.AB2]+1" office:value-type="date" office:date-value="2016-01-26">
            <text:p>26</text:p>
          </table:table-cell>
          <table:table-cell table:style-name="ce50" table:formula="of:=[.AC2]+1" office:value-type="date" office:date-value="2016-01-27">
            <text:p>27</text:p>
          </table:table-cell>
          <table:table-cell table:style-name="ce50" table:formula="of:=[.AD2]+1" office:value-type="date" office:date-value="2016-01-28">
            <text:p>28</text:p>
          </table:table-cell>
          <table:table-cell table:style-name="ce50" table:formula="of:=[.AE2]+1" office:value-type="date" office:date-value="2016-01-29">
            <text:p>29</text:p>
          </table:table-cell>
          <table:table-cell table:style-name="ce50" table:formula="of:=[.AF2]+1" office:value-type="date" office:date-value="2016-01-30">
            <text:p>30</text:p>
          </table:table-cell>
          <table:table-cell table:style-name="ce50" table:formula="of:=[.AG2]+1" office:value-type="date" office:date-value="2016-01-31">
            <text:p>31</text:p>
          </table:table-cell>
          <table:table-cell table:style-name="ce62" table:number-columns-repeated="933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51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33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48" table:formula="of:=SUM([.D4:.AH4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0.3579in" draw:caption-point-x="-0.2319in" draw:caption-point-y="0.360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3" svg:width="1.1413in" svg:height="0.5457in" svg:x="11.5492in" svg:y="0.1083in" draw:caption-point-x="-0.2402in" draw:caption-point-y="0.6098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4" draw:text-style-name="P3" svg:width="1.1413in" svg:height="0.3902in" svg:x="13.8323in" svg:y="0.1102in" draw:caption-point-x="-0.2402in" draw:caption-point-y="0.6079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48" table:formula="of:=SUM([.D5:.AH5])" office:value-type="float" office:value="1">
            <text:p>1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0.6689in" draw:caption-point-x="-0.2335in" draw:caption-point-y="0.296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10.6472in" svg:y="0.6791in" draw:caption-point-x="-0.2516in" draw:caption-point-y="0.2866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7" draw:text-style-name="P1" svg:width="1.1413in" svg:height="0.2634in" svg:x="15.202in" svg:y="0.3598in" draw:caption-point-x="-0.2402in" draw:caption-point-y="0.6059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48" table:formula="of:=SUM([.D6:.AH6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7.7996in" svg:y="1.0531in" draw:caption-point-x="-0.2409in" draw:caption-point-y="0.1602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48" table:formula="of:=SUM([.D7:.AH7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3772in" svg:y="1.3642in" draw:caption-point-x="-0.2319in" draw:caption-point-y="0.0969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8339in" svg:y="1.3642in" draw:caption-point-x="-0.2319in" draw:caption-point-y="0.0969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7.7996in" svg:y="1.3744in" draw:caption-point-x="-0.2409in" draw:caption-point-y="0.0866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2" draw:text-style-name="P3" svg:width="1.1413in" svg:height="0.5457in" svg:x="8.7768in" svg:y="0.8531in" draw:caption-point-x="-0.2402in" draw:caption-point-y="0.6079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52" office:value-type="float" office:value="0.5">
            <office:annotation draw:style-name="gr8" draw:text-style-name="P3" svg:width="1.1413in" svg:height="1.0122in" svg:x="9.2661in" svg:y="0.8516in" draw:caption-point-x="-0.2402in" draw:caption-point-y="0.6094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2.0059in" svg:y="0.852in" draw:caption-point-x="-0.2402in" draw:caption-point-y="0.609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52" office:value-type="float" office:value="0.5">
            <office:annotation draw:style-name="gr4" draw:text-style-name="P3" svg:width="1.1413in" svg:height="0.3902in" svg:x="12.4622in" svg:y="0.852in" draw:caption-point-x="-0.2402in" draw:caption-point-y="0.609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1" svg:width="1.1413in" svg:height="0.3902in" svg:x="15.6587in" svg:y="0.8571in" draw:caption-point-x="-0.2402in" draw:caption-point-y="0.6039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48" table:formula="of:=SUM([.D8:.AH8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4.289in" svg:y="1.1012in" draw:caption-point-x="-0.2402in" draw:caption-point-y="0.6075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48" table:formula="of:=SUM([.D9:.AH9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48" table:formula="of:=SUM([.D10:.AH10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3854in" svg:x="4.0126in" svg:y="2.328in" draw:caption-point-x="-0.237in" draw:caption-point-y="-0.123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7.7996in" svg:y="2.328in" draw:caption-point-x="-0.2409in" draw:caption-point-y="-0.123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48" table:formula="of:=SUM([.D11:.AH11])" office:value-type="float" office:value="3.5">
            <text:p>3.5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4.4709in" svg:y="2.6386in" draw:caption-point-x="-0.239in" draw:caption-point-y="-0.186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2.6492in" draw:caption-point-x="-0.2319in" draw:caption-point-y="-0.197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office:annotation draw:style-name="gr6" draw:text-style-name="P3" svg:width="1.1354in" svg:height="0.5417in" svg:x="7.3083in" svg:y="2.6386in" draw:caption-point-x="-0.239in" draw:caption-point-y="-0.186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8.2902in" svg:y="2.6386in" draw:caption-point-x="-0.2425in" draw:caption-point-y="-0.186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2.6492in" draw:caption-point-x="-0.2461in" draw:caption-point-y="-0.197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5417in" svg:x="10.6472in" svg:y="2.6492in" draw:caption-point-x="-0.2516in" draw:caption-point-y="-0.197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4.7457in" svg:y="1.8453in" draw:caption-point-x="-0.2402in" draw:caption-point-y="0.6067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48" table:formula="of:=SUM([.D12:.AH12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48" table:formula="of:=SUM([.D13:.AH13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3.2811in" draw:caption-point-x="-0.2335in" draw:caption-point-y="-0.3339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48" table:formula="of:=SUM([.D14:.AH14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48" table:formula="of:=SUM([.D15:.AH15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3.987in" draw:caption-point-x="-0.237in" draw:caption-point-y="-0.544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KienPT</text:p>
          </table:table-cell>
          <table:table-cell table:style-name="ce48" table:formula="of:=SUM([.D16:.AH16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MaiNTT</text:p>
          </table:table-cell>
          <table:table-cell table:style-name="ce48" table:formula="of:=SUM([.D17:.AH17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NamTV</text:p>
          </table:table-cell>
          <table:table-cell table:style-name="ce48" table:formula="of:=SUM([.D18:.AH18])" office:value-type="float" office:value="2">
            <text:p>2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9.272in" svg:y="5.3083in" draw:caption-point-x="-0.2461in" draw:caption-point-y="-1.1224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7" draw:text-style-name="P3" svg:width="1.1413in" svg:height="0.2634in" svg:x="10.6358in" svg:y="3.5772in" draw:caption-point-x="-0.2402in" draw:caption-point-y="0.6087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hanNM</text:p>
          </table:table-cell>
          <table:table-cell table:style-name="ce48" table:formula="of:=SUM([.D19:.AH19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5.6925in" draw:caption-point-x="-0.239in" draw:caption-point-y="-1.259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PhuongTH</text:p>
          </table:table-cell>
          <table:table-cell table:style-name="ce48" table:formula="of:=SUM([.D20:.AH20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6.0138in" draw:caption-point-x="-0.2335in" draw:caption-point-y="-1.332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SonPX</text:p>
          </table:table-cell>
          <table:table-cell table:style-name="ce48" table:formula="of:=SUM([.D21:.AH2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aoDTH</text:p>
          </table:table-cell>
          <table:table-cell table:style-name="ce48" table:formula="of:=SUM([.D22:.AH22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6.8035in" draw:caption-point-x="-0.2461in" draw:caption-point-y="-1.6272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hamDT</text:p>
          </table:table-cell>
          <table:table-cell table:style-name="ce48" table:formula="of:=SUM([.D23:.AH23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inhT</text:p>
          </table:table-cell>
          <table:table-cell table:style-name="ce48" table:formula="of:=SUM([.D24:.AH24])" office:value-type="float" office:value="0.5">
            <text:p>0.5</text:p>
          </table:table-cell>
          <table:table-cell table:style-name="ce52" table:number-columns-repeated="3"/>
          <table:table-cell table:style-name="ce52" office:value-type="float" office:value="0.5">
            <office:annotation draw:style-name="gr6" draw:text-style-name="P3" svg:width="1.1354in" svg:height="0.2602in" svg:x="4.0126in" svg:y="7.3618in" draw:caption-point-x="-0.237in" draw:caption-point-y="-1.6902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ongDN</text:p>
          </table:table-cell>
          <table:table-cell table:style-name="ce48" table:formula="of:=SUM([.D25:.AH25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5.3772in" svg:y="7.7567in" draw:caption-point-x="-0.2319in" draw:caption-point-y="-1.8374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1.0102in" svg:x="8.2902in" svg:y="7.7567in" draw:caption-point-x="-0.2425in" draw:caption-point-y="-1.8374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uyLTT</text:p>
          </table:table-cell>
          <table:table-cell table:style-name="ce48" table:formula="of:=SUM([.D26:.AH26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8.0677in" draw:caption-point-x="-0.2319in" draw:caption-point-y="-1.900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9.272in" svg:y="8.078in" draw:caption-point-x="-0.2461in" draw:caption-point-y="-1.9106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oiDB</text:p>
          </table:table-cell>
          <table:table-cell table:style-name="ce48" table:formula="of:=SUM([.D27:.AH27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8.389in" draw:caption-point-x="-0.239in" draw:caption-point-y="-1.97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ruyenLVC</text:p>
          </table:table-cell>
          <table:table-cell table:style-name="ce48" table:formula="of:=SUM([.D28:.AH28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uanND</text:p>
          </table:table-cell>
          <table:table-cell table:style-name="ce48" table:formula="of:=SUM([.D29:.AH29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7" draw:text-style-name="P3" svg:width="1.1413in" svg:height="0.2634in" svg:x="15.202in" svg:y="6.302in" draw:caption-point-x="-0.2402in" draw:caption-point-y="0.6083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52" office:value-type="float" office:value="1">
            <office:annotation draw:style-name="gr7" draw:text-style-name="P3" svg:width="1.1413in" svg:height="0.2634in" svg:x="15.6587in" svg:y="6.302in" draw:caption-point-x="-0.2402in" draw:caption-point-y="0.6083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VietBA</text:p>
          </table:table-cell>
          <table:table-cell table:style-name="ce48" table:formula="of:=SUM([.D30:.AH30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8.7811in" svg:y="9.2791in" draw:caption-point-x="-0.2445in" draw:caption-point-y="-2.1213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VinhP</text:p>
          </table:table-cell>
          <table:table-cell table:style-name="ce48" table:formula="of:=SUM([.D31:.AH31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9.6634in" draw:caption-point-x="-0.237in" draw:caption-point-y="-2.257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uNA</text:p>
          </table:table-cell>
          <table:table-cell table:style-name="ce48" table:formula="of:=SUM([.D32:.AH32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9.9106in" draw:caption-point-x="-0.237in" draw:caption-point-y="-2.2575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2" table:number-rows-repeated="5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5"/>
          <table:table-cell table:style-name="ce53" table:number-columns-repeated="26"/>
          <table:table-cell table:style-name="ce33" table:number-columns-repeated="933"/>
        </table:table-row>
        <table:table-row table:style-name="ro2" table:number-rows-repeated="4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6" table:number-columns-repeated="7"/>
          <table:table-cell table:style-name="ce53" table:number-columns-repeated="20"/>
          <table:table-cell table:style-name="ce33" table:number-columns-repeated="933"/>
        </table:table-row>
        <table:table-row table:style-name="ro2" table:number-rows-repeated="65393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 table:number-rows-repeated="983139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9"/>
        <table:table-column table:style-name="co22" table:number-columns-repeated="7" table:default-cell-style-name="ce69"/>
        <table:table-column table:style-name="co21" table:number-columns-repeated="14" table:default-cell-style-name="ce69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64" table:number-columns-repeated="8"/>
          <table:table-cell table:style-name="ce72" office:value-type="string" table:number-columns-spanned="2" table:number-rows-spanned="1">
            <text:p>Month</text:p>
          </table:table-cell>
          <table:covered-table-cell table:style-name="ce73"/>
          <table:table-cell table:style-name="ce74" table:content-validation-name="val1" office:value-type="float" office:value="2" table:number-columns-spanned="2" table:number-rows-spanned="1">
            <text:p>2</text:p>
          </table:table-cell>
          <table:covered-table-cell table:style-name="ce73"/>
          <table:table-cell table:style-name="ce72" office:value-type="string" table:number-columns-spanned="2" table:number-rows-spanned="1">
            <text:p>Year</text:p>
          </table:table-cell>
          <table:covered-table-cell table:style-name="ce73"/>
          <table:table-cell table:style-name="ce72" office:value-type="float" office:value="2016" table:number-columns-spanned="2" table:number-rows-spanned="1">
            <text:p>2016</text:p>
          </table:table-cell>
          <table:covered-table-cell table:style-name="ce75"/>
          <table:table-cell table:style-name="ce64" table:number-columns-repeated="13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65" table:formula="of:=DATE([.$R$1];[.N1];1)" office:value-type="date" office:date-value="2016-02-01">
            <text:p>01</text:p>
          </table:table-cell>
          <table:table-cell table:style-name="ce65" table:formula="of:=[.D2]+1" office:value-type="date" office:date-value="2016-02-02">
            <text:p>02</text:p>
          </table:table-cell>
          <table:table-cell table:style-name="ce65" table:formula="of:=[.E2]+1" office:value-type="date" office:date-value="2016-02-03">
            <text:p>03</text:p>
          </table:table-cell>
          <table:table-cell table:style-name="ce65" table:formula="of:=[.F2]+1" office:value-type="date" office:date-value="2016-02-04">
            <text:p>04</text:p>
          </table:table-cell>
          <table:table-cell table:style-name="ce65" table:formula="of:=[.G2]+1" office:value-type="date" office:date-value="2016-02-05">
            <text:p>05</text:p>
          </table:table-cell>
          <table:table-cell table:style-name="ce65" table:formula="of:=[.H2]+1" office:value-type="date" office:date-value="2016-02-06">
            <text:p>06</text:p>
          </table:table-cell>
          <table:table-cell table:style-name="ce65" table:formula="of:=[.I2]+1" office:value-type="date" office:date-value="2016-02-07">
            <text:p>07</text:p>
          </table:table-cell>
          <table:table-cell table:style-name="ce65" table:formula="of:=[.J2]+1" office:value-type="date" office:date-value="2016-02-08">
            <text:p>08</text:p>
          </table:table-cell>
          <table:table-cell table:style-name="ce65" table:formula="of:=[.K2]+1" office:value-type="date" office:date-value="2016-02-09">
            <text:p>09</text:p>
          </table:table-cell>
          <table:table-cell table:style-name="ce65" table:formula="of:=[.L2]+1" office:value-type="date" office:date-value="2016-02-10">
            <text:p>10</text:p>
          </table:table-cell>
          <table:table-cell table:style-name="ce65" table:formula="of:=[.M2]+1" office:value-type="date" office:date-value="2016-02-11">
            <text:p>11</text:p>
          </table:table-cell>
          <table:table-cell table:style-name="ce65" table:formula="of:=[.N2]+1" office:value-type="date" office:date-value="2016-02-12">
            <text:p>12</text:p>
          </table:table-cell>
          <table:table-cell table:style-name="ce65" table:formula="of:=[.O2]+1" office:value-type="date" office:date-value="2016-02-13">
            <text:p>13</text:p>
          </table:table-cell>
          <table:table-cell table:style-name="ce65" table:formula="of:=[.P2]+1" office:value-type="date" office:date-value="2016-02-14">
            <text:p>14</text:p>
          </table:table-cell>
          <table:table-cell table:style-name="ce65" table:formula="of:=[.Q2]+1" office:value-type="date" office:date-value="2016-02-15">
            <text:p>15</text:p>
          </table:table-cell>
          <table:table-cell table:style-name="ce65" table:formula="of:=[.R2]+1" office:value-type="date" office:date-value="2016-02-16">
            <text:p>16</text:p>
          </table:table-cell>
          <table:table-cell table:style-name="ce65" table:formula="of:=[.S2]+1" office:value-type="date" office:date-value="2016-02-17">
            <text:p>17</text:p>
          </table:table-cell>
          <table:table-cell table:style-name="ce65" table:formula="of:=[.T2]+1" office:value-type="date" office:date-value="2016-02-18">
            <text:p>18</text:p>
          </table:table-cell>
          <table:table-cell table:style-name="ce65" table:formula="of:=[.U2]+1" office:value-type="date" office:date-value="2016-02-19">
            <text:p>19</text:p>
          </table:table-cell>
          <table:table-cell table:style-name="ce65" table:formula="of:=[.V2]+1" office:value-type="date" office:date-value="2016-02-20">
            <text:p>20</text:p>
          </table:table-cell>
          <table:table-cell table:style-name="ce65" table:formula="of:=[.W2]+1" office:value-type="date" office:date-value="2016-02-21">
            <text:p>21</text:p>
          </table:table-cell>
          <table:table-cell table:style-name="ce65" table:formula="of:=[.X2]+1" office:value-type="date" office:date-value="2016-02-22">
            <text:p>22</text:p>
          </table:table-cell>
          <table:table-cell table:style-name="ce65" table:formula="of:=[.Y2]+1" office:value-type="date" office:date-value="2016-02-23">
            <text:p>23</text:p>
          </table:table-cell>
          <table:table-cell table:style-name="ce65" table:formula="of:=[.Z2]+1" office:value-type="date" office:date-value="2016-02-24">
            <text:p>24</text:p>
          </table:table-cell>
          <table:table-cell table:style-name="ce65" table:formula="of:=[.AA2]+1" office:value-type="date" office:date-value="2016-02-25">
            <text:p>25</text:p>
          </table:table-cell>
          <table:table-cell table:style-name="ce65" table:formula="of:=[.AB2]+1" office:value-type="date" office:date-value="2016-02-26">
            <text:p>26</text:p>
          </table:table-cell>
          <table:table-cell table:style-name="ce65" table:formula="of:=[.AC2]+1" office:value-type="date" office:date-value="2016-02-27">
            <text:p>27</text:p>
          </table:table-cell>
          <table:table-cell table:style-name="ce65" table:formula="of:=[.AD2]+1" office:value-type="date" office:date-value="2016-02-28">
            <text:p>28</text:p>
          </table:table-cell>
          <table:table-cell table:style-name="ce65" table:formula="of:=[.AE2]+1" office:value-type="date" office:date-value="2016-02-29">
            <text:p>29</text:p>
          </table:table-cell>
          <table:table-cell table:style-name="ce62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63" table:formula="of:=SUM([.D4:.AF4])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0.1083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0.111in" draw:caption-point-x="-0.2402in" draw:caption-point-y="0.6071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3.3756in" svg:y="0.1138in" draw:caption-point-x="-0.2402in" draw:caption-point-y="0.6043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3" table:formula="of:=SUM([.D5:.AF5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0.355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63" table:formula="of:=SUM([.D6:.AF6])" office:value-type="float" office:value="1.5">
            <text:p>1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0.603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2.9189in" svg:y="0.6079in" draw:caption-point-x="-0.2402in" draw:caption-point-y="0.6055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63" table:formula="of:=SUM([.D7:.AF7])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0.8512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0157in" svg:y="0.8512in" draw:caption-point-x="-0.2402in" draw:caption-point-y="0.6098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0.8547in" draw:caption-point-x="-0.2402in" draw:caption-point-y="0.6063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0.8547in" draw:caption-point-x="-0.2402in" draw:caption-point-y="0.6063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0.8571in" draw:caption-point-x="-0.2402in" draw:caption-point-y="0.6039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63" table:formula="of:=SUM([.D8:.AF8])" office:value-type="float" office:value="4">
            <text:p>4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9" draw:text-style-name="P1" svg:width="1.1413in" svg:height="0.8567in" svg:x="9.2661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9.7228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10.1791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10.6358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1.102in" draw:caption-point-x="-0.2402in" draw:caption-point-y="0.6067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63" table:formula="of:=SUM([.D9:.AF9])" office:value-type="float" office:value="0">
            <text:p>0</text:p>
          </table:table-cell>
          <table:table-cell table:style-name="ce67" table:number-columns-repeated="28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63" table:formula="of:=SUM([.D10:.AF10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8" draw:text-style-name="P1" svg:width="1.1413in" svg:height="1.0122in" svg:x="3.1024in" svg:y="1.5953in" draw:caption-point-x="-0.2402in" draw:caption-point-y="0.6091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594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594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1.594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1.594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12.4622in" svg:y="1.5984in" draw:caption-point-x="-0.2402in" draw:caption-point-y="0.6059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63" table:formula="of:=SUM([.D11:.AF11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63" table:formula="of:=SUM([.D12:.AF12])" office:value-type="float" office:value="2">
            <text:p>2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2.0898in" draw:caption-point-x="-0.2402in" draw:caption-point-y="0.6098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2" draw:text-style-name="P1" svg:width="1.1413in" svg:height="0.5457in" svg:x="4.0157in" svg:y="2.0909in" draw:caption-point-x="-0.2402in" draw:caption-point-y="0.6087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2" draw:text-style-name="P1" svg:width="1.1413in" svg:height="0.5457in" svg:x="9.2661in" svg:y="2.0909in" draw:caption-point-x="-0.2402in" draw:caption-point-y="0.6087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63" table:formula="of:=SUM([.D13:.AF13])" office:value-type="float" office:value="1">
            <text:p>1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63" table:formula="of:=SUM([.D14:.AF14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9" draw:text-style-name="P1" svg:width="1.1413in" svg:height="0.8567in" svg:x="9.2661in" svg:y="2.585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9.7228in" svg:y="2.585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5.6587in" svg:y="2.5925in" draw:caption-point-x="-0.2402in" draw:caption-point-y="0.6024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63" table:formula="of:=SUM([.D15:.AF15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63" table:formula="of:=SUM([.D16:.AF16])" office:value-type="float" office:value="4.5">
            <text:p>4.5</text:p>
          </table:table-cell>
          <table:table-cell table:style-name="ce67" office:value-type="float" office:value="0.5">
            <office:annotation draw:style-name="gr2" draw:text-style-name="P1" svg:width="1.1413in" svg:height="0.5457in" svg:x="2.6457in" svg:y="3.0807in" draw:caption-point-x="-0.2402in" draw:caption-point-y="0.6094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3.0819in" draw:caption-point-x="-0.2402in" draw:caption-point-y="0.6083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080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3.0862in" draw:caption-point-x="-0.2402in" draw:caption-point-y="0.6039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ienPT</text:p>
          </table:table-cell>
          <table:table-cell table:style-name="ce63" table:formula="of:=SUM([.D17:.AF17])" office:value-type="float" office:value="5">
            <text:p>5</text:p>
          </table:table-cell>
          <table:table-cell table:style-name="ce67" office:value-type="float" office:value="0">
            <office:annotation draw:style-name="gr9" draw:text-style-name="P1" svg:width="1.1413in" svg:height="0.8567in" svg:x="2.6457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3.1024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3.5591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4.0157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4.472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6358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4.289in" svg:y="3.335in" draw:caption-point-x="-0.2402in" draw:caption-point-y="0.6031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NTT</text:p>
          </table:table-cell>
          <table:table-cell table:style-name="ce63" table:formula="of:=SUM([.D18:.AF18])" office:value-type="float" office:value="6">
            <text:p>6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6354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amTV</text:p>
          </table:table-cell>
          <table:table-cell table:style-name="ce63" table:formula="of:=SUM([.D19:.AF19])" office:value-type="float" office:value="1.5">
            <text:p>1.5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3.8236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3.8268in" draw:caption-point-x="-0.2402in" draw:caption-point-y="0.6067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7" draw:text-style-name="P1" svg:width="1.1413in" svg:height="0.2634in" svg:x="13.8323in" svg:y="3.8303in" draw:caption-point-x="-0.2402in" draw:caption-point-y="0.6031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4" draw:text-style-name="P1" svg:width="1.1413in" svg:height="0.3902in" svg:x="15.6587in" svg:y="3.8287in" draw:caption-point-x="-0.2402in" draw:caption-point-y="0.6047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63" table:formula="of:=SUM([.D20:.AF20])" office:value-type="float" office:value="2">
            <text:p>2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4.0717in" draw:caption-point-x="-0.2402in" draw:caption-point-y="0.6094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4.0717in" draw:caption-point-x="-0.2402in" draw:caption-point-y="0.6094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4.071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4.071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PhuongTH</text:p>
          </table:table-cell>
          <table:table-cell table:style-name="ce63" table:formula="of:=SUM([.D21:.AF21])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2.4622in" svg:y="4.3228in" draw:caption-point-x="-0.2402in" draw:caption-point-y="0.6059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SonPX</text:p>
          </table:table-cell>
          <table:table-cell table:style-name="ce63" table:formula="of:=SUM([.D22:.AF22])" office:value-type="float" office:value="2">
            <text:p>2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4.566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1">
            <office:annotation draw:style-name="gr9" draw:text-style-name="P1" svg:width="1.1413in" svg:height="0.8567in" svg:x="4.0157in" svg:y="4.5677in" draw:caption-point-x="-0.2402in" draw:caption-point-y="0.608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67" office:value-type="float" office:value="1">
            <office:annotation draw:style-name="gr9" draw:text-style-name="P1" svg:width="1.1413in" svg:height="0.8567in" svg:x="4.472in" svg:y="4.5677in" draw:caption-point-x="-0.2402in" draw:caption-point-y="0.608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haoDTH</text:p>
          </table:table-cell>
          <table:table-cell table:style-name="ce63" table:formula="of:=SUM([.D23:.AF23])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4.8142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mDT</text:p>
          </table:table-cell>
          <table:table-cell table:style-name="ce63" table:formula="of:=SUM([.D24:.AF24])" office:value-type="float" office:value="7.5">
            <text:p>7.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5.0705in" draw:caption-point-x="-0.2402in" draw:caption-point-y="0.601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inhT</text:p>
          </table:table-cell>
          <table:table-cell table:style-name="ce63" table:formula="of:=SUM([.D25:.AF25])" office:value-type="float" office:value="3">
            <text:p>3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5.3094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5.3689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5.3689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ongDN</text:p>
          </table:table-cell>
          <table:table-cell table:style-name="ce63" table:formula="of:=SUM([.D26:.AF26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5.557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3.5591in" svg:y="5.5583in" draw:caption-point-x="-0.2402in" draw:caption-point-y="0.6091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10.6358in" svg:y="5.5606in" draw:caption-point-x="-0.2402in" draw:caption-point-y="0.6067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uyLTT</text:p>
          </table:table-cell>
          <table:table-cell table:style-name="ce63" table:formula="of:=SUM([.D27:.AF27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472in" svg:y="5.8067in" draw:caption-point-x="-0.2402in" draw:caption-point-y="0.6083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oiDB</text:p>
          </table:table-cell>
          <table:table-cell table:style-name="ce63" table:formula="of:=SUM([.D28:.AF28])" office:value-type="float" office:value="2">
            <text:p>2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6.052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6.1122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ruyenLVC</text:p>
          </table:table-cell>
          <table:table-cell table:style-name="ce63" table:formula="of:=SUM([.D29:.AF29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uanND</text:p>
          </table:table-cell>
          <table:table-cell table:style-name="ce63" table:formula="of:=SUM([.D30:.AF30])" office:value-type="float" office:value="4">
            <text:p>4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6.548in" draw:caption-point-x="-0.2402in" draw:caption-point-y="0.6098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6.548in" draw:caption-point-x="-0.2402in" draw:caption-point-y="0.6098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6.54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6.54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3.8323in" svg:y="6.5508in" draw:caption-point-x="-0.2402in" draw:caption-point-y="0.607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4.289in" svg:y="6.5508in" draw:caption-point-x="-0.2402in" draw:caption-point-y="0.607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VietBA</text:p>
          </table:table-cell>
          <table:table-cell table:style-name="ce63" table:formula="of:=SUM([.D31:.AF31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6.7957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nhP</text:p>
          </table:table-cell>
          <table:table-cell table:style-name="ce63" table:formula="of:=SUM([.D32:.AF32])" office:value-type="float" office:value="5">
            <text:p>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7.043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7.043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uNA</text:p>
          </table:table-cell>
          <table:table-cell table:style-name="ce63" table:formula="of:=SUM([.D33:.AF33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68" table:number-columns-repeated="4"/>
          <table:table-cell table:style-name="ce70"/>
          <table:table-cell table:style-name="ce68" table:number-columns-repeated="24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68" table:number-columns-repeated="4"/>
          <table:table-cell table:style-name="ce71" table:number-columns-repeated="7"/>
          <table:table-cell table:style-name="ce68" table:number-columns-repeated="18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 table:number-rows-repeated="983138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82"/>
        <table:table-column table:style-name="co22" table:number-columns-repeated="7" table:default-cell-style-name="ce82"/>
        <table:table-column table:style-name="co21" table:number-columns-repeated="16" table:default-cell-style-name="ce82"/>
        <table:table-column table:style-name="co7" table:number-columns-repeated="951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77" table:number-columns-repeated="8"/>
          <table:table-cell table:style-name="ce85" office:value-type="string" table:number-columns-spanned="2" table:number-rows-spanned="1">
            <text:p>Month</text:p>
          </table:table-cell>
          <table:covered-table-cell table:style-name="ce86"/>
          <table:table-cell table:style-name="ce87" table:content-validation-name="val1" office:value-type="float" office:value="3" table:number-columns-spanned="2" table:number-rows-spanned="1">
            <text:p>3</text:p>
          </table:table-cell>
          <table:covered-table-cell table:style-name="ce86"/>
          <table:table-cell table:style-name="ce85" office:value-type="string" table:number-columns-spanned="2" table:number-rows-spanned="1">
            <text:p>Year</text:p>
          </table:table-cell>
          <table:covered-table-cell table:style-name="ce86"/>
          <table:table-cell table:style-name="ce85" office:value-type="float" office:value="2016" table:number-columns-spanned="2" table:number-rows-spanned="1">
            <text:p>2016</text:p>
          </table:table-cell>
          <table:covered-table-cell table:style-name="ce88"/>
          <table:table-cell table:style-name="ce77" table:number-columns-repeated="15"/>
          <table:table-cell table:style-name="ce62" table:number-columns-repeated="951"/>
        </table:table-row>
        <table:table-row table:style-name="ro2">
          <table:table-cell table:style-name="ce46" table:number-columns-repeated="3"/>
          <table:table-cell table:style-name="ce78" table:formula="of:=DATE([.$R$1];[.N1];1)" office:value-type="date" office:date-value="2016-03-01">
            <text:p>01</text:p>
          </table:table-cell>
          <table:table-cell table:style-name="ce78" table:formula="of:=[.D2]+1" office:value-type="date" office:date-value="2016-03-02">
            <text:p>02</text:p>
          </table:table-cell>
          <table:table-cell table:style-name="ce78" table:formula="of:=[.E2]+1" office:value-type="date" office:date-value="2016-03-03">
            <text:p>03</text:p>
          </table:table-cell>
          <table:table-cell table:style-name="ce78" table:formula="of:=[.F2]+1" office:value-type="date" office:date-value="2016-03-04">
            <text:p>04</text:p>
          </table:table-cell>
          <table:table-cell table:style-name="ce78" table:formula="of:=[.G2]+1" office:value-type="date" office:date-value="2016-03-05">
            <text:p>05</text:p>
          </table:table-cell>
          <table:table-cell table:style-name="ce78" table:formula="of:=[.H2]+1" office:value-type="date" office:date-value="2016-03-06">
            <text:p>06</text:p>
          </table:table-cell>
          <table:table-cell table:style-name="ce78" table:formula="of:=[.I2]+1" office:value-type="date" office:date-value="2016-03-07">
            <text:p>07</text:p>
          </table:table-cell>
          <table:table-cell table:style-name="ce78" table:formula="of:=[.J2]+1" office:value-type="date" office:date-value="2016-03-08">
            <text:p>08</text:p>
          </table:table-cell>
          <table:table-cell table:style-name="ce78" table:formula="of:=[.K2]+1" office:value-type="date" office:date-value="2016-03-09">
            <text:p>09</text:p>
          </table:table-cell>
          <table:table-cell table:style-name="ce78" table:formula="of:=[.L2]+1" office:value-type="date" office:date-value="2016-03-10">
            <text:p>10</text:p>
          </table:table-cell>
          <table:table-cell table:style-name="ce78" table:formula="of:=[.M2]+1" office:value-type="date" office:date-value="2016-03-11">
            <text:p>11</text:p>
          </table:table-cell>
          <table:table-cell table:style-name="ce78" table:formula="of:=[.N2]+1" office:value-type="date" office:date-value="2016-03-12">
            <text:p>12</text:p>
          </table:table-cell>
          <table:table-cell table:style-name="ce78" table:formula="of:=[.O2]+1" office:value-type="date" office:date-value="2016-03-13">
            <text:p>13</text:p>
          </table:table-cell>
          <table:table-cell table:style-name="ce78" table:formula="of:=[.P2]+1" office:value-type="date" office:date-value="2016-03-14">
            <text:p>14</text:p>
          </table:table-cell>
          <table:table-cell table:style-name="ce78" table:formula="of:=[.Q2]+1" office:value-type="date" office:date-value="2016-03-15">
            <text:p>15</text:p>
          </table:table-cell>
          <table:table-cell table:style-name="ce78" table:formula="of:=[.R2]+1" office:value-type="date" office:date-value="2016-03-16">
            <text:p>16</text:p>
          </table:table-cell>
          <table:table-cell table:style-name="ce78" table:formula="of:=[.S2]+1" office:value-type="date" office:date-value="2016-03-17">
            <text:p>17</text:p>
          </table:table-cell>
          <table:table-cell table:style-name="ce78" table:formula="of:=[.T2]+1" office:value-type="date" office:date-value="2016-03-18">
            <text:p>18</text:p>
          </table:table-cell>
          <table:table-cell table:style-name="ce78" table:formula="of:=[.U2]+1" office:value-type="date" office:date-value="2016-03-19">
            <text:p>19</text:p>
          </table:table-cell>
          <table:table-cell table:style-name="ce78" table:formula="of:=[.V2]+1" office:value-type="date" office:date-value="2016-03-20">
            <text:p>20</text:p>
          </table:table-cell>
          <table:table-cell table:style-name="ce78" table:formula="of:=[.W2]+1" office:value-type="date" office:date-value="2016-03-21">
            <text:p>21</text:p>
          </table:table-cell>
          <table:table-cell table:style-name="ce78" table:formula="of:=[.X2]+1" office:value-type="date" office:date-value="2016-03-22">
            <text:p>22</text:p>
          </table:table-cell>
          <table:table-cell table:style-name="ce78" table:formula="of:=[.Y2]+1" office:value-type="date" office:date-value="2016-03-23">
            <text:p>23</text:p>
          </table:table-cell>
          <table:table-cell table:style-name="ce78" table:formula="of:=[.Z2]+1" office:value-type="date" office:date-value="2016-03-24">
            <text:p>24</text:p>
          </table:table-cell>
          <table:table-cell table:style-name="ce78" table:formula="of:=[.AA2]+1" office:value-type="date" office:date-value="2016-03-25">
            <text:p>25</text:p>
          </table:table-cell>
          <table:table-cell table:style-name="ce78" table:formula="of:=[.AB2]+1" office:value-type="date" office:date-value="2016-03-26">
            <text:p>26</text:p>
          </table:table-cell>
          <table:table-cell table:style-name="ce78" table:formula="of:=[.AC2]+1" office:value-type="date" office:date-value="2016-03-27">
            <text:p>27</text:p>
          </table:table-cell>
          <table:table-cell table:style-name="ce78" table:formula="of:=[.AD2]+1" office:value-type="date" office:date-value="2016-03-28">
            <text:p>28</text:p>
          </table:table-cell>
          <table:table-cell table:style-name="ce78" table:formula="of:=[.AE2]+1" office:value-type="date" office:date-value="2016-03-29">
            <text:p>29</text:p>
          </table:table-cell>
          <table:table-cell table:style-name="ce78" table:formula="of:=[.AF2]+1" office:value-type="date" office:date-value="2016-03-30">
            <text:p>30</text:p>
          </table:table-cell>
          <table:table-cell table:style-name="ce78" table:formula="of:=[.AG2]+1" office:value-type="date" office:date-value="2016-03-31">
            <text:p>31</text:p>
          </table:table-cell>
          <table:table-cell table:style-name="ce62" table:number-columns-repeated="951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51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76" table:formula="of:=SUM([.D4:.AH4])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04in" draw:caption-point-x="-0.2402in" draw:caption-point-y="0.6177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2661in" svg:y="0.1047in" draw:caption-point-x="-0.2402in" draw:caption-point-y="0.6134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0.6358in" svg:y="0.1063in" draw:caption-point-x="-0.2402in" draw:caption-point-y="0.6118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0.1126in" draw:caption-point-x="-0.2402in" draw:caption-point-y="0.6055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76" table:formula="of:=SUM([.D5:.AH5])" office:value-type="float" office:value="1.5">
            <text:p>1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3.5591in" svg:y="0.3476in" draw:caption-point-x="-0.2402in" draw:caption-point-y="0.6181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1" svg:width="1.1413in" svg:height="0.2634in" svg:x="13.3756in" svg:y="0.3567in" draw:caption-point-x="-0.2402in" draw:caption-point-y="0.6091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76" table:formula="of:=SUM([.D6:.AH6])" office:value-type="float" office:value="1"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4.0157in" svg:y="0.5961in" draw:caption-point-x="-0.2402in" draw:caption-point-y="0.6173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2.0059in" svg:y="0.602in" draw:caption-point-x="-0.2402in" draw:caption-point-y="0.6114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76" table:formula="of:=SUM([.D7:.AH7])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8429in" draw:caption-point-x="-0.2402in" draw:caption-point-y="0.6181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8421in" svg:y="0.8445in" draw:caption-point-x="-0.2402in" draw:caption-point-y="0.6165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6.8205in" svg:y="0.8457in" draw:caption-point-x="-0.2402in" draw:caption-point-y="0.6154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7.3094in" svg:y="0.8461in" draw:caption-point-x="-0.2402in" draw:caption-point-y="0.61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3" draw:text-style-name="P1" svg:width="1.1413in" svg:height="0.7012in" svg:x="10.6358in" svg:y="0.9051in" draw:caption-point-x="-0.2402in" draw:caption-point-y="0.5559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0.8496in" draw:caption-point-x="-0.2402in" draw:caption-point-y="0.6114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0.8579in" draw:caption-point-x="-0.2402in" draw:caption-point-y="0.6031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76" table:formula="of:=SUM([.D8:.AH8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6.3311in" svg:y="1.0933in" draw:caption-point-x="-0.2402in" draw:caption-point-y="0.6154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76" table:formula="of:=SUM([.D9:.AH9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3.1024in" svg:y="1.5858in" draw:caption-point-x="-0.2402in" draw:caption-point-y="0.6185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7228in" svg:y="1.5917in" draw:caption-point-x="-0.2402in" draw:caption-point-y="0.6126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76" table:formula="of:=SUM([.D11:.AH11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3756in" svg:y="1.8433in" draw:caption-point-x="-0.2402in" draw:caption-point-y="0.6087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76" table:formula="of:=SUM([.D12:.AH12])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3.1024in" svg:y="2.0811in" draw:caption-point-x="-0.2402in" draw:caption-point-y="0.6185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43in" draw:caption-point-x="-0.2402in" draw:caption-point-y="0.6154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0.6358in" svg:y="2.0882in" draw:caption-point-x="-0.2402in" draw:caption-point-y="0.6114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76" table:formula="of:=SUM([.D13:.AH13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76" table:formula="of:=SUM([.D14:.AH14])" office:value-type="float" office:value="1.5">
            <text:p>1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3854in" svg:y="2.578in" draw:caption-point-x="-0.2402in" draw:caption-point-y="0.6169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8421in" svg:y="2.5783in" draw:caption-point-x="-0.2402in" draw:caption-point-y="0.6165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6.3311in" svg:y="2.5795in" draw:caption-point-x="-0.2402in" draw:caption-point-y="0.6154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2.0059in" svg:y="2.5835in" draw:caption-point-x="-0.2402in" draw:caption-point-y="0.6114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5858in" draw:caption-point-x="-0.2402in" draw:caption-point-y="0.6091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5.6587in" svg:y="2.5886in" draw:caption-point-x="-0.2402in" draw:caption-point-y="0.6063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76" table:formula="of:=SUM([.D15:.AH15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0.6358in" svg:y="2.8307in" draw:caption-point-x="-0.2402in" draw:caption-point-y="0.6118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3.3756in" svg:y="2.8335in" draw:caption-point-x="-0.2402in" draw:caption-point-y="0.6091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76" table:formula="of:=SUM([.D16:.AH16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3.0787in" draw:caption-point-x="-0.2402in" draw:caption-point-y="0.6114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ienPT</text:p>
          </table:table-cell>
          <table:table-cell table:style-name="ce76" table:formula="of:=SUM([.D17:.AH17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NTT</text:p>
          </table:table-cell>
          <table:table-cell table:style-name="ce76" table:formula="of:=SUM([.D18:.AH18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7.3094in" svg:y="3.5709in" draw:caption-point-x="-0.2402in" draw:caption-point-y="0.61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amTV</text:p>
          </table:table-cell>
          <table:table-cell table:style-name="ce76" table:formula="of:=SUM([.D19:.AH19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8.7768in" svg:y="3.8201in" draw:caption-point-x="-0.2402in" draw:caption-point-y="0.6134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3.8217in" draw:caption-point-x="-0.2402in" draw:caption-point-y="0.6118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202in" svg:y="3.826in" draw:caption-point-x="-0.2402in" draw:caption-point-y="0.6075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76" table:formula="of:=SUM([.D20:.AH20])" office:value-type="float" office:value="3">
            <text:p>3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1" svg:width="1.1413in" svg:height="0.2634in" svg:x="5.3854in" svg:y="4.0642in" draw:caption-point-x="-0.2402in" draw:caption-point-y="0.6169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2661in" svg:y="4.0713in" draw:caption-point-x="-0.2402in" draw:caption-point-y="0.6098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4622in" svg:y="4.0705in" draw:caption-point-x="-0.2402in" draw:caption-point-y="0.6106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4.0717in" draw:caption-point-x="-0.2402in" draw:caption-point-y="0.6094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6.1154in" svg:y="4.0752in" draw:caption-point-x="-0.2402in" draw:caption-point-y="0.6059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PhuongTH</text:p>
          </table:table-cell>
          <table:table-cell table:style-name="ce76" table:formula="of:=SUM([.D21:.AH21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1" svg:width="1.1413in" svg:height="0.2634in" svg:x="15.202in" svg:y="4.3213in" draw:caption-point-x="-0.2402in" draw:caption-point-y="0.6075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SonPX</text:p>
          </table:table-cell>
          <table:table-cell table:style-name="ce76" table:formula="of:=SUM([.D22:.AH22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4.565in" draw:caption-point-x="-0.2402in" draw:caption-point-y="0.6114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ienND</text:p>
          </table:table-cell>
          <table:table-cell table:style-name="ce76" table:formula="of:=SUM([.D23:.AH23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oDTH</text:p>
          </table:table-cell>
          <table:table-cell table:style-name="ce76" table:formula="of:=SUM([.D24:.AH24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5.0567in" draw:caption-point-x="-0.2402in" draw:caption-point-y="0.615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mDT</text:p>
          </table:table-cell>
          <table:table-cell table:style-name="ce76" table:formula="of:=SUM([.D25:.AH25])" office:value-type="float" office:value="2">
            <text:p>2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3854in" svg:y="5.3028in" draw:caption-point-x="-0.2402in" draw:caption-point-y="0.6165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9.7228in" svg:y="5.3067in" draw:caption-point-x="-0.2402in" draw:caption-point-y="0.6126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10.6358in" svg:y="5.3079in" draw:caption-point-x="-0.2402in" draw:caption-point-y="0.6114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inhT</text:p>
          </table:table-cell>
          <table:table-cell table:style-name="ce76" table:formula="of:=SUM([.D26:.AH26])" office:value-type="float" office:value="1.5">
            <text:p>1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7.3094in" svg:y="5.5524in" draw:caption-point-x="-0.2402in" draw:caption-point-y="0.615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5.5626in" draw:caption-point-x="-0.2402in" draw:caption-point-y="0.6047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ongDN</text:p>
          </table:table-cell>
          <table:table-cell table:style-name="ce76" table:formula="of:=SUM([.D27:.AH27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5.8031in" draw:caption-point-x="-0.2402in" draw:caption-point-y="0.6118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13.8323in" svg:y="5.8055in" draw:caption-point-x="-0.2402in" draw:caption-point-y="0.6094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uyLTT</text:p>
          </table:table-cell>
          <table:table-cell table:style-name="ce76" table:formula="of:=SUM([.D28:.AH28])" office:value-type="float" office:value="2">
            <text:p>2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3.5591in" svg:y="6.0445in" draw:caption-point-x="-0.2402in" draw:caption-point-y="0.6181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6.3311in" svg:y="6.0472in" draw:caption-point-x="-0.2402in" draw:caption-point-y="0.6154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3094in" svg:y="6.0484in" draw:caption-point-x="-0.2402in" draw:caption-point-y="0.6142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6.0508in" draw:caption-point-x="-0.2402in" draw:caption-point-y="0.6118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3756in" svg:y="6.0535in" draw:caption-point-x="-0.2402in" draw:caption-point-y="0.6091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oiDB</text:p>
          </table:table-cell>
          <table:table-cell table:style-name="ce76" table:formula="of:=SUM([.D29:.AH29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7" draw:text-style-name="P1" svg:width="1.1413in" svg:height="0.2634in" svg:x="5.3854in" svg:y="6.2937in" draw:caption-point-x="-0.2402in" draw:caption-point-y="0.6165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2661in" svg:y="6.2969in" draw:caption-point-x="-0.2402in" draw:caption-point-y="0.6134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6.572in" svg:y="6.3047in" draw:caption-point-x="-0.2402in" draw:caption-point-y="0.6055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ruyenLVC</text:p>
          </table:table-cell>
          <table:table-cell table:style-name="ce76" table:formula="of:=SUM([.D30:.AH30])" office:value-type="float" office:value="1">
            <text:p>1</text:p>
          </table:table-cell>
          <table:table-cell table:style-name="ce80" office:value-type="float" office:value="1">
            <office:annotation draw:style-name="gr7" draw:text-style-name="P1" svg:width="1.1413in" svg:height="0.2634in" svg:x="2.6457in" svg:y="6.5386in" draw:caption-point-x="-0.2402in" draw:caption-point-y="0.6193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6.572in" svg:y="6.5524in" draw:caption-point-x="-0.2402in" draw:caption-point-y="0.6055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76" table:formula="of:=SUM([.D31:.AH31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6.7929in" draw:caption-point-x="-0.2402in" draw:caption-point-y="0.6126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76" table:formula="of:=SUM([.D32:.AH32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7.0476in" draw:caption-point-x="-0.2402in" draw:caption-point-y="0.6055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76" table:formula="of:=SUM([.D33:.AH33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7.2925in" draw:caption-point-x="-0.2402in" draw:caption-point-y="0.6083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76" table:formula="of:=SUM([.D34:.AH34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5.202in" svg:y="7.5409in" draw:caption-point-x="-0.2402in" draw:caption-point-y="0.6075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2" table:number-rows-repeated="5">
          <table:table-cell table:style-name="ce33" table:number-columns-repeated="3"/>
          <table:table-cell table:style-name="ce81" table:number-columns-repeated="31"/>
          <table:table-cell table:style-name="ce33" table:number-columns-repeated="951"/>
        </table:table-row>
        <table:table-row table:style-name="ro2">
          <table:table-cell table:style-name="ce33" table:number-columns-repeated="3"/>
          <table:table-cell table:style-name="ce81" table:number-columns-repeated="4"/>
          <table:table-cell table:style-name="ce83"/>
          <table:table-cell table:style-name="ce81" table:number-columns-repeated="26"/>
          <table:table-cell table:style-name="ce33" table:number-columns-repeated="951"/>
        </table:table-row>
        <table:table-row table:style-name="ro2" table:number-rows-repeated="4">
          <table:table-cell table:style-name="ce33" table:number-columns-repeated="3"/>
          <table:table-cell table:style-name="ce81" table:number-columns-repeated="31"/>
          <table:table-cell table:style-name="ce33" table:number-columns-repeated="951"/>
        </table:table-row>
        <table:table-row table:style-name="ro2">
          <table:table-cell table:style-name="ce33" table:number-columns-repeated="3"/>
          <table:table-cell table:style-name="ce81" table:number-columns-repeated="4"/>
          <table:table-cell table:style-name="ce84" table:number-columns-repeated="7"/>
          <table:table-cell table:style-name="ce81" table:number-columns-repeated="20"/>
          <table:table-cell table:style-name="ce33" table:number-columns-repeated="951"/>
        </table:table-row>
        <table:table-row table:style-name="ro2" table:number-rows-repeated="65393">
          <table:table-cell table:style-name="ce33" table:number-columns-repeated="3"/>
          <table:table-cell table:style-name="ce81" table:number-columns-repeated="31"/>
          <table:table-cell table:style-name="ce33" table:number-columns-repeated="951"/>
        </table:table-row>
        <table:table-row table:style-name="ro2" table:number-rows-repeated="98313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5"/>
        <table:table-column table:style-name="co22" table:number-columns-repeated="7" table:default-cell-style-name="ce95"/>
        <table:table-column table:style-name="co21" table:number-columns-repeated="15" table:default-cell-style-name="ce95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90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4" table:number-columns-spanned="2" table:number-rows-spanned="1">
            <text:p>4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6" table:number-columns-spanned="2" table:number-rows-spanned="1">
            <text:p>2016</text:p>
          </table:table-cell>
          <table:covered-table-cell table:style-name="ce101"/>
          <table:table-cell table:style-name="ce90" table:number-columns-repeated="14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91" table:formula="of:=DATE([.$R$1];[.N1];1)" office:value-type="date" office:date-value="2016-04-01">
            <text:p>01</text:p>
          </table:table-cell>
          <table:table-cell table:style-name="ce91" table:formula="of:=[.D2]+1" office:value-type="date" office:date-value="2016-04-02">
            <text:p>02</text:p>
          </table:table-cell>
          <table:table-cell table:style-name="ce91" table:formula="of:=[.E2]+1" office:value-type="date" office:date-value="2016-04-03">
            <text:p>03</text:p>
          </table:table-cell>
          <table:table-cell table:style-name="ce91" table:formula="of:=[.F2]+1" office:value-type="date" office:date-value="2016-04-04">
            <text:p>04</text:p>
          </table:table-cell>
          <table:table-cell table:style-name="ce91" table:formula="of:=[.G2]+1" office:value-type="date" office:date-value="2016-04-05">
            <text:p>05</text:p>
          </table:table-cell>
          <table:table-cell table:style-name="ce91" table:formula="of:=[.H2]+1" office:value-type="date" office:date-value="2016-04-06">
            <text:p>06</text:p>
          </table:table-cell>
          <table:table-cell table:style-name="ce91" table:formula="of:=[.I2]+1" office:value-type="date" office:date-value="2016-04-07">
            <text:p>07</text:p>
          </table:table-cell>
          <table:table-cell table:style-name="ce91" table:formula="of:=[.J2]+1" office:value-type="date" office:date-value="2016-04-08">
            <text:p>08</text:p>
          </table:table-cell>
          <table:table-cell table:style-name="ce91" table:formula="of:=[.K2]+1" office:value-type="date" office:date-value="2016-04-09">
            <text:p>09</text:p>
          </table:table-cell>
          <table:table-cell table:style-name="ce91" table:formula="of:=[.L2]+1" office:value-type="date" office:date-value="2016-04-10">
            <text:p>10</text:p>
          </table:table-cell>
          <table:table-cell table:style-name="ce91" table:formula="of:=[.M2]+1" office:value-type="date" office:date-value="2016-04-11">
            <text:p>11</text:p>
          </table:table-cell>
          <table:table-cell table:style-name="ce91" table:formula="of:=[.N2]+1" office:value-type="date" office:date-value="2016-04-12">
            <text:p>12</text:p>
          </table:table-cell>
          <table:table-cell table:style-name="ce91" table:formula="of:=[.O2]+1" office:value-type="date" office:date-value="2016-04-13">
            <text:p>13</text:p>
          </table:table-cell>
          <table:table-cell table:style-name="ce91" table:formula="of:=[.P2]+1" office:value-type="date" office:date-value="2016-04-14">
            <text:p>14</text:p>
          </table:table-cell>
          <table:table-cell table:style-name="ce91" table:formula="of:=[.Q2]+1" office:value-type="date" office:date-value="2016-04-15">
            <text:p>15</text:p>
          </table:table-cell>
          <table:table-cell table:style-name="ce91" table:formula="of:=[.R2]+1" office:value-type="date" office:date-value="2016-04-16">
            <text:p>16</text:p>
          </table:table-cell>
          <table:table-cell table:style-name="ce91" table:formula="of:=[.S2]+1" office:value-type="date" office:date-value="2016-04-17">
            <text:p>17</text:p>
          </table:table-cell>
          <table:table-cell table:style-name="ce91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1" table:formula="of:=[.U2]+1" office:value-type="date" office:date-value="2016-04-19">
            <text:p>19</text:p>
          </table:table-cell>
          <table:table-cell table:style-name="ce91" table:formula="of:=[.V2]+1" office:value-type="date" office:date-value="2016-04-20">
            <text:p>20</text:p>
          </table:table-cell>
          <table:table-cell table:style-name="ce91" table:formula="of:=[.W2]+1" office:value-type="date" office:date-value="2016-04-21">
            <text:p>21</text:p>
          </table:table-cell>
          <table:table-cell table:style-name="ce91" table:formula="of:=[.X2]+1" office:value-type="date" office:date-value="2016-04-22">
            <text:p>22</text:p>
          </table:table-cell>
          <table:table-cell table:style-name="ce91" table:formula="of:=[.Y2]+1" office:value-type="date" office:date-value="2016-04-23">
            <text:p>23</text:p>
          </table:table-cell>
          <table:table-cell table:style-name="ce91" table:formula="of:=[.Z2]+1" office:value-type="date" office:date-value="2016-04-24">
            <text:p>24</text:p>
          </table:table-cell>
          <table:table-cell table:style-name="ce91" table:formula="of:=[.AA2]+1" office:value-type="date" office:date-value="2016-04-25">
            <text:p>25</text:p>
          </table:table-cell>
          <table:table-cell table:style-name="ce91" table:formula="of:=[.AB2]+1" office:value-type="date" office:date-value="2016-04-26">
            <text:p>26</text:p>
          </table:table-cell>
          <table:table-cell table:style-name="ce91" table:formula="of:=[.AC2]+1" office:value-type="date" office:date-value="2016-04-27">
            <text:p>27</text:p>
          </table:table-cell>
          <table:table-cell table:style-name="ce91" table:formula="of:=[.AD2]+1" office:value-type="date" office:date-value="2016-04-28">
            <text:p>28</text:p>
          </table:table-cell>
          <table:table-cell table:style-name="ce91" table:formula="of:=[.AE2]+1" office:value-type="date" office:date-value="2016-04-29">
            <text:p>29</text:p>
          </table:table-cell>
          <table:table-cell table:style-name="ce91" table:formula="of:=[.AF2]+1" office:value-type="date" office:date-value="2016-04-30">
            <text:p>30</text:p>
          </table:table-cell>
          <table:table-cell table:style-name="ce62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89" table:formula="of:=SUM([.D4:.AG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0.102in" draw:caption-point-x="-0.2402in" draw:caption-point-y="0.6161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0.1122in" draw:caption-point-x="-0.2402in" draw:caption-point-y="0.605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0.1134in" draw:caption-point-x="-0.2402in" draw:caption-point-y="0.6047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89" table:formula="of:=SUM([.D5:.AG5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1" svg:width="1.1413in" svg:height="0.3902in" svg:x="7.3094in" svg:y="0.3531in" draw:caption-point-x="-0.2402in" draw:caption-point-y="0.612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2878in" svg:y="0.3551in" draw:caption-point-x="-0.2402in" draw:caption-point-y="0.6106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0.3531in" draw:caption-point-x="-0.2402in" draw:caption-point-y="0.612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0.4173in" draw:caption-point-x="-0.2402in" draw:caption-point-y="0.54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89" table:formula="of:=SUM([.D6:.AG6])" office:value-type="float" office:value="0.5">
            <text:p>0.5</text:p>
          </table:table-cell>
          <table:table-cell table:style-name="ce93" office:value-type="float" office:value="0">
            <office:annotation draw:style-name="gr4" draw:text-style-name="P1" svg:width="1.1413in" svg:height="0.3902in" svg:x="2.6457in" svg:y="0.5969in" draw:caption-point-x="-0.2402in" draw:caption-point-y="0.6165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0.5972in" draw:caption-point-x="-0.2402in" draw:caption-point-y="0.6161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2.4622in" svg:y="0.6071in" draw:caption-point-x="-0.2402in" draw:caption-point-y="0.6063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289in" svg:y="0.6079in" draw:caption-point-x="-0.2402in" draw:caption-point-y="0.6055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89" table:formula="of:=SUM([.D7:.AG7])" office:value-type="float" office:value="1.5">
            <text:p>1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0.8449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4.9287in" svg:y="0.8461in" draw:caption-point-x="-0.2402in" draw:caption-point-y="0.61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2878in" svg:y="0.8461in" draw:caption-point-x="-0.2402in" draw:caption-point-y="0.61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7" draw:text-style-name="P1" svg:width="1.1413in" svg:height="0.2634in" svg:x="12.0059in" svg:y="0.8543in" draw:caption-point-x="-0.2402in" draw:caption-point-y="0.6067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4.7457in" svg:y="0.8461in" draw:caption-point-x="-0.2402in" draw:caption-point-y="0.61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5.6587in" svg:y="0.8575in" draw:caption-point-x="-0.2402in" draw:caption-point-y="0.6035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89" table:formula="of:=SUM([.D8:.AG8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2" draw:text-style-name="P1" svg:width="1.1413in" svg:height="0.5457in" svg:x="4.0157in" svg:y="1.0925in" draw:caption-point-x="-0.2402in" draw:caption-point-y="0.616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7" draw:text-style-name="P1" svg:width="1.1413in" svg:height="0.2634in" svg:x="7.7988in" svg:y="1.0969in" draw:caption-point-x="-0.2402in" draw:caption-point-y="0.6118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8.2878in" svg:y="1.0925in" draw:caption-point-x="-0.2402in" draw:caption-point-y="0.616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1.5492in" svg:y="1.1016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89" table:formula="of:=SUM([.D9:.AG9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4.9287in" svg:y="1.3417in" draw:caption-point-x="-0.2402in" draw:caption-point-y="0.615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4622in" svg:y="1.3508in" draw:caption-point-x="-0.2402in" draw:caption-point-y="0.6059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89" table:formula="of:=SUM([.D10:.AG10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89" table:formula="of:=SUM([.D11:.AG11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1.8358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7.3094in" svg:y="1.8402in" draw:caption-point-x="-0.2402in" draw:caption-point-y="0.611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1.8402in" draw:caption-point-x="-0.2402in" draw:caption-point-y="0.611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1.8461in" draw:caption-point-x="-0.2402in" draw:caption-point-y="0.605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89" table:formula="of:=SUM([.D12:.AG12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5.3854in" svg:y="2.0909in" draw:caption-point-x="-0.2402in" draw:caption-point-y="0.6087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89" table:formula="of:=SUM([.D13:.AG13])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89" table:formula="of:=SUM([.D14:.AG1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89" table:formula="of:=SUM([.D15:.AG15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7.3094in" svg:y="2.8299in" draw:caption-point-x="-0.2402in" draw:caption-point-y="0.6126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office:annotation draw:style-name="gr7" draw:text-style-name="P1" svg:width="1.1413in" svg:height="0.2634in" svg:x="11.0925in" svg:y="2.835in" draw:caption-point-x="-0.2402in" draw:caption-point-y="0.6075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0059in" svg:y="2.8358in" draw:caption-point-x="-0.2402in" draw:caption-point-y="0.6067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13.8323in" svg:y="2.837in" draw:caption-point-x="-0.2402in" draw:caption-point-y="0.6055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2.8378in" draw:caption-point-x="-0.2402in" draw:caption-point-y="0.604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89" table:formula="of:=SUM([.D16:.AG16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3.0835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15.6587in" svg:y="3.0874in" draw:caption-point-x="-0.2402in" draw:caption-point-y="0.6028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ienPT</text:p>
          </table:table-cell>
          <table:table-cell table:style-name="ce89" table:formula="of:=SUM([.D17:.AG17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NTT</text:p>
          </table:table-cell>
          <table:table-cell table:style-name="ce89" table:formula="of:=SUM([.D18:.AG18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1.5492in" svg:y="3.5787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amTV</text:p>
          </table:table-cell>
          <table:table-cell table:style-name="ce89" table:formula="of:=SUM([.D19:.AG19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5.8421in" svg:y="3.8201in" draw:caption-point-x="-0.2402in" draw:caption-point-y="0.6134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89" table:formula="of:=SUM([.D20:.AG20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7.7988in" svg:y="4.0701in" draw:caption-point-x="-0.2402in" draw:caption-point-y="0.611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1.5492in" svg:y="4.074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PhuongTH</text:p>
          </table:table-cell>
          <table:table-cell table:style-name="ce89" table:formula="of:=SUM([.D21:.AG21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4.322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SonPX</text:p>
          </table:table-cell>
          <table:table-cell table:style-name="ce89" table:formula="of:=SUM([.D22:.AG22])" office:value-type="float" office:value="4">
            <text:p>4</text:p>
          </table:table-cell>
          <table:table-cell table:style-name="ce93" office:value-type="float" office:value="1">
            <office:annotation draw:style-name="gr7" draw:text-style-name="P1" svg:width="1.1413in" svg:height="0.2634in" svg:x="2.6457in" svg:y="4.5598in" draw:caption-point-x="-0.2402in" draw:caption-point-y="0.6165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7" draw:text-style-name="P1" svg:width="1.1413in" svg:height="0.2634in" svg:x="4.0157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4.472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4.9287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ienND</text:p>
          </table:table-cell>
          <table:table-cell table:style-name="ce89" table:formula="of:=SUM([.D23:.AG23])" office:value-type="float" office:value="2.5">
            <text:p>2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7" draw:text-style-name="P1" svg:width="1.1413in" svg:height="0.2634in" svg:x="4.9287in" svg:y="4.8091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93" office:value-type="float" office:value="1">
            <office:annotation draw:style-name="gr7" draw:text-style-name="P1" svg:width="1.1413in" svg:height="0.2634in" svg:x="5.3854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5.8421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oDTH</text:p>
          </table:table-cell>
          <table:table-cell table:style-name="ce89" table:formula="of:=SUM([.D24:.AG2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5.0598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2661in" svg:y="5.0598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mDT</text:p>
          </table:table-cell>
          <table:table-cell table:style-name="ce89" table:formula="of:=SUM([.D25:.AG25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4.472in" svg:y="5.3039in" draw:caption-point-x="-0.2402in" draw:caption-point-y="0.6154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inhT</text:p>
          </table:table-cell>
          <table:table-cell table:style-name="ce89" table:formula="of:=SUM([.D26:.AG26])" office:value-type="float" office:value="2">
            <text:p>2</text:p>
          </table:table-cell>
          <table:table-cell table:style-name="ce93" office:value-type="float" office:value="1">
            <office:annotation draw:style-name="gr7" draw:text-style-name="P1" svg:width="1.1413in" svg:height="0.2634in" svg:x="2.6457in" svg:y="5.5508in" draw:caption-point-x="-0.2402in" draw:caption-point-y="0.6165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5.8421in" svg:y="5.5547in" draw:caption-point-x="-0.2402in" draw:caption-point-y="0.6126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4.289in" svg:y="5.5618in" draw:caption-point-x="-0.2402in" draw:caption-point-y="0.6055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ongDN</text:p>
          </table:table-cell>
          <table:table-cell table:style-name="ce89" table:formula="of:=SUM([.D27:.AG27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5.7988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7.7988in" svg:y="5.8031in" draw:caption-point-x="-0.2402in" draw:caption-point-y="0.6118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1" svg:width="1.1413in" svg:height="0.3902in" svg:x="8.2878in" svg:y="5.8043in" draw:caption-point-x="-0.2402in" draw:caption-point-y="0.6106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5.803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2661in" svg:y="5.803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7" draw:text-style-name="P1" svg:width="1.1413in" svg:height="0.2634in" svg:x="12.0059in" svg:y="5.8083in" draw:caption-point-x="-0.2402in" draw:caption-point-y="0.6067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5.8102in" draw:caption-point-x="-0.2402in" draw:caption-point-y="0.6047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uyLTT</text:p>
          </table:table-cell>
          <table:table-cell table:style-name="ce89" table:formula="of:=SUM([.D28:.AG28])" office:value-type="float" office:value="1">
            <text:p>1</text:p>
          </table:table-cell>
          <table:table-cell table:style-name="ce93" office:value-type="float" office:value="0.5">
            <office:annotation draw:style-name="gr7" draw:text-style-name="P1" svg:width="1.1413in" svg:height="0.2634in" svg:x="2.6457in" svg:y="6.0461in" draw:caption-point-x="-0.2402in" draw:caption-point-y="0.6165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6.0543in" draw:caption-point-x="-0.2402in" draw:caption-point-y="0.6083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office:annotation draw:style-name="gr4" draw:text-style-name="P1" svg:width="1.1413in" svg:height="0.3902in" svg:x="11.0925in" svg:y="6.0547in" draw:caption-point-x="-0.2402in" draw:caption-point-y="0.6079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6.1142in" draw:caption-point-x="-0.2402in" draw:caption-point-y="0.54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oiDB</text:p>
          </table:table-cell>
          <table:table-cell table:style-name="ce89" table:formula="of:=SUM([.D29:.AG29])" office:value-type="float" office:value="2.5">
            <text:p>2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7" draw:text-style-name="P1" svg:width="1.1413in" svg:height="0.2634in" svg:x="4.0157in" svg:y="6.2941in" draw:caption-point-x="-0.2402in" draw:caption-point-y="0.6161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9.2661in" svg:y="6.2988in" draw:caption-point-x="-0.2402in" draw:caption-point-y="0.6114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0059in" svg:y="6.3035in" draw:caption-point-x="-0.2402in" draw:caption-point-y="0.6067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6.3043in" draw:caption-point-x="-0.2402in" draw:caption-point-y="0.605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6.3055in" draw:caption-point-x="-0.2402in" draw:caption-point-y="0.6047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ruyenLVC</text:p>
          </table:table-cell>
          <table:table-cell table:style-name="ce89" table:formula="of:=SUM([.D30:.AG30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4.472in" svg:y="6.5421in" draw:caption-point-x="-0.2402in" draw:caption-point-y="0.6157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6.546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89" table:formula="of:=SUM([.D31:.AG31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4.9287in" svg:y="6.7909in" draw:caption-point-x="-0.2402in" draw:caption-point-y="0.614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6.7909in" draw:caption-point-x="-0.2402in" draw:caption-point-y="0.614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2878in" svg:y="6.7949in" draw:caption-point-x="-0.2402in" draw:caption-point-y="0.6106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6.8008in" draw:caption-point-x="-0.2402in" draw:caption-point-y="0.604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89" table:formula="of:=SUM([.D32:.AG32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7.0465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89" table:formula="of:=SUM([.D33:.AG33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89" table:formula="of:=SUM([.D34:.AG34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5.6587in" svg:y="7.5437in" draw:caption-point-x="-0.2402in" draw:caption-point-y="0.6047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93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94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94" table:number-columns-repeated="4"/>
          <table:table-cell table:style-name="ce96"/>
          <table:table-cell table:style-name="ce94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94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94" table:number-columns-repeated="4"/>
          <table:table-cell table:style-name="ce97" table:number-columns-repeated="7"/>
          <table:table-cell table:style-name="ce94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94" table:number-columns-repeated="30"/>
          <table:table-cell table:style-name="ce33" table:number-columns-repeated="952"/>
        </table:table-row>
        <table:table-row table:style-name="ro2" table:number-rows-repeated="98313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8"/>
        <table:table-column table:style-name="co22" table:number-columns-repeated="7" table:default-cell-style-name="ce108"/>
        <table:table-column table:style-name="co21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5" table:number-columns-spanned="2" table:number-rows-spanned="1">
            <text:p>5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6" table:number-columns-spanned="2" table:number-rows-spanned="1">
            <text:p>2016</text:p>
          </table:table-cell>
          <table:covered-table-cell table:style-name="ce114"/>
          <table:table-cell table:style-name="ce103" table:number-columns-repeated="15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104" table:formula="of:=DATE([.$R$1];[.N1];1)" office:value-type="date" office:date-value="2016-05-01">
            <text:p>01</text:p>
          </table:table-cell>
          <table:table-cell table:style-name="ce104" table:formula="of:=[.D2]+1" office:value-type="date" office:date-value="2016-05-02">
            <text:p>02</text:p>
          </table:table-cell>
          <table:table-cell table:style-name="ce104" table:formula="of:=[.E2]+1" office:value-type="date" office:date-value="2016-05-03">
            <text:p>03</text:p>
          </table:table-cell>
          <table:table-cell table:style-name="ce104" table:formula="of:=[.F2]+1" office:value-type="date" office:date-value="2016-05-04">
            <text:p>04</text:p>
          </table:table-cell>
          <table:table-cell table:style-name="ce104" table:formula="of:=[.G2]+1" office:value-type="date" office:date-value="2016-05-05">
            <text:p>05</text:p>
          </table:table-cell>
          <table:table-cell table:style-name="ce104" table:formula="of:=[.H2]+1" office:value-type="date" office:date-value="2016-05-06">
            <text:p>06</text:p>
          </table:table-cell>
          <table:table-cell table:style-name="ce104" table:formula="of:=[.I2]+1" office:value-type="date" office:date-value="2016-05-07">
            <text:p>07</text:p>
          </table:table-cell>
          <table:table-cell table:style-name="ce104" table:formula="of:=[.J2]+1" office:value-type="date" office:date-value="2016-05-08">
            <text:p>08</text:p>
          </table:table-cell>
          <table:table-cell table:style-name="ce104" table:formula="of:=[.K2]+1" office:value-type="date" office:date-value="2016-05-09">
            <text:p>09</text:p>
          </table:table-cell>
          <table:table-cell table:style-name="ce104" table:formula="of:=[.L2]+1" office:value-type="date" office:date-value="2016-05-10">
            <text:p>10</text:p>
          </table:table-cell>
          <table:table-cell table:style-name="ce104" table:formula="of:=[.M2]+1" office:value-type="date" office:date-value="2016-05-11">
            <text:p>11</text:p>
          </table:table-cell>
          <table:table-cell table:style-name="ce104" table:formula="of:=[.N2]+1" office:value-type="date" office:date-value="2016-05-12">
            <text:p>12</text:p>
          </table:table-cell>
          <table:table-cell table:style-name="ce104" table:formula="of:=[.O2]+1" office:value-type="date" office:date-value="2016-05-13">
            <text:p>13</text:p>
          </table:table-cell>
          <table:table-cell table:style-name="ce104" table:formula="of:=[.P2]+1" office:value-type="date" office:date-value="2016-05-14">
            <text:p>14</text:p>
          </table:table-cell>
          <table:table-cell table:style-name="ce104" table:formula="of:=[.Q2]+1" office:value-type="date" office:date-value="2016-05-15">
            <text:p>15</text:p>
          </table:table-cell>
          <table:table-cell table:style-name="ce104" table:formula="of:=[.R2]+1" office:value-type="date" office:date-value="2016-05-16">
            <text:p>16</text:p>
          </table:table-cell>
          <table:table-cell table:style-name="ce104" table:formula="of:=[.S2]+1" office:value-type="date" office:date-value="2016-05-17">
            <text:p>17</text:p>
          </table:table-cell>
          <table:table-cell table:style-name="ce104" table:formula="of:=[.T2]+1" office:value-type="date" office:date-value="2016-05-18">
            <text:p>18</text:p>
          </table:table-cell>
          <table:table-cell table:style-name="ce104" table:formula="of:=[.U2]+1" office:value-type="date" office:date-value="2016-05-19">
            <text:p>19</text:p>
          </table:table-cell>
          <table:table-cell table:style-name="ce104" table:formula="of:=[.V2]+1" office:value-type="date" office:date-value="2016-05-20">
            <text:p>20</text:p>
          </table:table-cell>
          <table:table-cell table:style-name="ce104" table:formula="of:=[.W2]+1" office:value-type="date" office:date-value="2016-05-21">
            <text:p>21</text:p>
          </table:table-cell>
          <table:table-cell table:style-name="ce104" table:formula="of:=[.X2]+1" office:value-type="date" office:date-value="2016-05-22">
            <text:p>22</text:p>
          </table:table-cell>
          <table:table-cell table:style-name="ce104" table:formula="of:=[.Y2]+1" office:value-type="date" office:date-value="2016-05-23">
            <text:p>23</text:p>
          </table:table-cell>
          <table:table-cell table:style-name="ce104" table:formula="of:=[.Z2]+1" office:value-type="date" office:date-value="2016-05-24">
            <text:p>24</text:p>
          </table:table-cell>
          <table:table-cell table:style-name="ce104" table:formula="of:=[.AA2]+1" office:value-type="date" office:date-value="2016-05-25">
            <text:p>25</text:p>
          </table:table-cell>
          <table:table-cell table:style-name="ce104" table:formula="of:=[.AB2]+1" office:value-type="date" office:date-value="2016-05-26">
            <text:p>26</text:p>
          </table:table-cell>
          <table:table-cell table:style-name="ce104" table:formula="of:=[.AC2]+1" office:value-type="date" office:date-value="2016-05-27">
            <text:p>27</text:p>
          </table:table-cell>
          <table:table-cell table:style-name="ce104" table:formula="of:=[.AD2]+1" office:value-type="date" office:date-value="2016-05-28">
            <text:p>28</text:p>
          </table:table-cell>
          <table:table-cell table:style-name="ce104" table:formula="of:=[.AE2]+1" office:value-type="date" office:date-value="2016-05-29">
            <text:p>29</text:p>
          </table:table-cell>
          <table:table-cell table:style-name="ce104" table:formula="of:=[.AF2]+1" office:value-type="date" office:date-value="2016-05-30">
            <text:p>30</text:p>
          </table:table-cell>
          <table:table-cell table:style-name="ce104" table:formula="of:=[.AG2]+1" office:value-type="date" office:date-value="2016-05-31">
            <text:p>31</text:p>
          </table:table-cell>
          <table:table-cell table:style-name="ce62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style-name="ce106" table:number-columns-repeated="3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4.9287in" svg:y="0.1016in" draw:caption-point-x="-0.2402in" draw:caption-point-y="0.6165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0.1024in" draw:caption-point-x="-0.2402in" draw:caption-point-y="0.615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0.1031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0.1079in" draw:caption-point-x="-0.2402in" draw:caption-point-y="0.6102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102" table:formula="of:=SUM([.D5:.AH5])" office:value-type="float" office:value="2">
            <text:p>2</text:p>
          </table:table-cell>
          <table:table-cell table:style-name="ce106" table:number-columns-repeated="3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472in" svg:y="0.3488in" draw:caption-point-x="-0.2402in" draw:caption-point-y="0.6169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6.3311in" svg:y="0.35in" draw:caption-point-x="-0.2402in" draw:caption-point-y="0.6157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6.8205in" svg:y="0.3496in" draw:caption-point-x="-0.2402in" draw:caption-point-y="0.6161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0.3524in" draw:caption-point-x="-0.2402in" draw:caption-point-y="0.613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6.1154in" svg:y="0.3626in" draw:caption-point-x="-0.2402in" draw:caption-point-y="0.6031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102" table:formula="of:=SUM([.D6:.AH6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0.6106in" draw:caption-point-x="-0.2402in" draw:caption-point-y="0.6028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table:number-columns-repeated="3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4.9287in" svg:y="0.8449in" draw:caption-point-x="-0.2402in" draw:caption-point-y="0.6161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0.8461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0.8476in" draw:caption-point-x="-0.2402in" draw:caption-point-y="0.613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02" table:formula="of:=SUM([.D8:.AH8])" office:value-type="float" office:value="3">
            <text:p>3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3.8323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4.289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4.7457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102" table:formula="of:=SUM([.D9:.AH9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1.3425in" draw:caption-point-x="-0.2402in" draw:caption-point-y="0.6142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3.8323in" svg:y="1.3516in" draw:caption-point-x="-0.2402in" draw:caption-point-y="0.6051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102" table:formula="of:=SUM([.D10:.AH10])" office:value-type="float" office:value="2">
            <text:p>2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8.2878in" svg:y="1.5909in" draw:caption-point-x="-0.2402in" draw:caption-point-y="0.6134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3.8323in" svg:y="1.5996in" draw:caption-point-x="-0.2402in" draw:caption-point-y="0.6047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102" table:formula="of:=SUM([.D11:.AH11])" office:value-type="float" office:value="5">
            <text:p>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1.8362in" draw:caption-point-x="-0.2402in" draw:caption-point-y="0.615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1.837in" draw:caption-point-x="-0.2402in" draw:caption-point-y="0.615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0.1791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0.6358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1.0925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1.5492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12.9189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>
            <office:annotation draw:style-name="gr7" draw:text-style-name="P1" svg:width="1.1413in" svg:height="0.2634in" svg:x="13.3756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3.8323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4.289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4.7457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 table:number-columns-repeated="2"/>
          <table:table-cell table:style-name="ce106">
            <office:annotation draw:style-name="gr7" draw:text-style-name="P1" svg:width="1.1413in" svg:height="0.2634in" svg:x="16.1154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6.572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102" table:formula="of:=SUM([.D12:.AH12])" office:value-type="float" office:value="1">
            <text:p>1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2.0823in" draw:caption-point-x="-0.2402in" draw:caption-point-y="0.6173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6.3311in" svg:y="2.0839in" draw:caption-point-x="-0.2402in" draw:caption-point-y="0.6157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0846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2.0854in" draw:caption-point-x="-0.2402in" draw:caption-point-y="0.614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7.7988in" svg:y="2.0874in" draw:caption-point-x="-0.2402in" draw:caption-point-y="0.6122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5492in" svg:y="2.0929in" draw:caption-point-x="-0.2402in" draw:caption-point-y="0.6067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7457in" svg:y="2.0953in" draw:caption-point-x="-0.2402in" draw:caption-point-y="0.6043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102" table:formula="of:=SUM([.D13:.AH13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102" table:formula="of:=SUM([.D14:.AH14])" office:value-type="float" office:value="1">
            <text:p>1</text:p>
          </table:table-cell>
          <table:table-cell table:style-name="ce106" table:number-columns-repeated="3"/>
          <table:table-cell table:style-name="ce106" office:value-type="float" office:value="1">
            <office:annotation draw:style-name="gr2" draw:text-style-name="P1" svg:width="1.1413in" svg:height="0.5457in" svg:x="4.0157in" svg:y="2.5776in" draw:caption-point-x="-0.2402in" draw:caption-point-y="0.6173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9287in" svg:y="2.5783in" draw:caption-point-x="-0.2402in" draw:caption-point-y="0.6165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2878in" svg:y="2.5835in" draw:caption-point-x="-0.2402in" draw:caption-point-y="0.6114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9.7228in" svg:y="2.5839in" draw:caption-point-x="-0.2402in" draw:caption-point-y="0.611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02" table:formula="of:=SUM([.D15:.AH15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2.8268in" draw:caption-point-x="-0.2402in" draw:caption-point-y="0.6157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276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2.8378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4.7457in" svg:y="2.8382in" draw:caption-point-x="-0.2402in" draw:caption-point-y="0.6043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6.572in" svg:y="2.8402in" draw:caption-point-x="-0.2402in" draw:caption-point-y="0.602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7.7988in" svg:y="3.0783in" draw:caption-point-x="-0.2402in" draw:caption-point-y="0.6118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ienPT</text:p>
          </table:table-cell>
          <table:table-cell table:style-name="ce102" table:formula="of:=SUM([.D17:.AH17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9.7228in" svg:y="3.3272in" draw:caption-point-x="-0.2402in" draw:caption-point-y="0.611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NTT</text:p>
          </table:table-cell>
          <table:table-cell table:style-name="ce102" table:formula="of:=SUM([.D18:.AH18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0.6358in" svg:y="3.576in" draw:caption-point-x="-0.2402in" draw:caption-point-y="0.6098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7457in" svg:y="3.5815in" draw:caption-point-x="-0.2402in" draw:caption-point-y="0.6043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amTV</text:p>
          </table:table-cell>
          <table:table-cell table:style-name="ce102" table:formula="of:=SUM([.D19:.AH19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6.8205in" svg:y="3.8185in" draw:caption-point-x="-0.2402in" draw:caption-point-y="0.615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8307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102" table:formula="of:=SUM([.D20:.AH20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4.0677in" draw:caption-point-x="-0.2402in" draw:caption-point-y="0.6134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8.2878in" svg:y="4.065in" draw:caption-point-x="-0.2402in" draw:caption-point-y="0.616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8323in" svg:y="4.076in" draw:caption-point-x="-0.2402in" draw:caption-point-y="0.6051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PhuongTH</text:p>
          </table:table-cell>
          <table:table-cell table:style-name="ce102" table:formula="of:=SUM([.D21:.AH21])" office:value-type="float" office:value="1.5">
            <text:p>1.5</text:p>
          </table:table-cell>
          <table:table-cell table:style-name="ce106" table:number-columns-repeated="3"/>
          <table:table-cell table:style-name="ce106" office:value-type="float" office:value="0">
            <office:annotation draw:style-name="gr7" draw:text-style-name="P1" svg:width="1.1413in" svg:height="0.2634in" svg:x="4.0157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472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9287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6.3311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6.8205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7.3094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7.7988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8.2878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1.5492in" svg:y="4.3217in" draw:caption-point-x="-0.2402in" draw:caption-point-y="0.6071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4.324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8" draw:text-style-name="P1" svg:width="1.1413in" svg:height="1.0122in" svg:x="16.572in" svg:y="4.326in" draw:caption-point-x="-0.2402in" draw:caption-point-y="0.6028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SonPX</text:p>
          </table:table-cell>
          <table:table-cell table:style-name="ce102" table:formula="of:=SUM([.D22:.AH22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ienND</text:p>
          </table:table-cell>
          <table:table-cell table:style-name="ce102" table:formula="of:=SUM([.D23:.AH23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oDTH</text:p>
          </table:table-cell>
          <table:table-cell table:style-name="ce102" table:formula="of:=SUM([.D24:.AH24])" office:value-type="float" office:value="2">
            <text:p>2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11.5492in" svg:y="5.0571in" draw:caption-point-x="-0.2402in" draw:caption-point-y="0.614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5.0669in" draw:caption-point-x="-0.2402in" draw:caption-point-y="0.6047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14.7457in" svg:y="5.0571in" draw:caption-point-x="-0.2402in" draw:caption-point-y="0.614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5.0689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mDT</text:p>
          </table:table-cell>
          <table:table-cell table:style-name="ce102" table:formula="of:=SUM([.D25:.AH25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inhT</text:p>
          </table:table-cell>
          <table:table-cell table:style-name="ce102" table:formula="of:=SUM([.D26:.AH26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ongDN</text:p>
          </table:table-cell>
          <table:table-cell table:style-name="ce102" table:formula="of:=SUM([.D27:.AH27])" office:value-type="float" office:value="0">
            <text:p>0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uyLTT</text:p>
          </table:table-cell>
          <table:table-cell table:style-name="ce102" table:formula="of:=SUM([.D28:.AH28])" office:value-type="float" office:value="1">
            <text:p>1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6.0453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6.0469in" draw:caption-point-x="-0.2402in" draw:caption-point-y="0.6157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8.2878in" svg:y="6.0465in" draw:caption-point-x="-0.2402in" draw:caption-point-y="0.616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1.0925in" svg:y="6.0535in" draw:caption-point-x="-0.2402in" draw:caption-point-y="0.609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oiDB</text:p>
          </table:table-cell>
          <table:table-cell table:style-name="ce102" table:formula="of:=SUM([.D29:.AH29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6.8205in" svg:y="6.2953in" draw:caption-point-x="-0.2402in" draw:caption-point-y="0.615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6.2961in" draw:caption-point-x="-0.2402in" draw:caption-point-y="0.6142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9.7228in" svg:y="6.2992in" draw:caption-point-x="-0.2402in" draw:caption-point-y="0.611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0925in" svg:y="6.3012in" draw:caption-point-x="-0.2402in" draw:caption-point-y="0.6091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6.3055in" draw:caption-point-x="-0.2402in" draw:caption-point-y="0.6047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6.572in" svg:y="6.3079in" draw:caption-point-x="-0.2402in" draw:caption-point-y="0.602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ruyenLVC</text:p>
          </table:table-cell>
          <table:table-cell table:style-name="ce102" table:formula="of:=SUM([.D30:.AH30])" office:value-type="float" office:value="2.5">
            <text:p>2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6.3311in" svg:y="6.5421in" draw:caption-point-x="-0.2402in" draw:caption-point-y="0.6157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office:annotation draw:style-name="gr7" draw:text-style-name="P1" svg:width="1.1413in" svg:height="0.2634in" svg:x="6.8205in" svg:y="6.5437in" draw:caption-point-x="-0.2402in" draw:caption-point-y="0.6142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2878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0.2634in" svg:x="9.7228in" svg:y="6.5476in" draw:caption-point-x="-0.2402in" draw:caption-point-y="0.6102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06" office:value-type="float" office:value="0">
            <office:annotation draw:style-name="gr7" draw:text-style-name="P1" svg:width="1.1413in" svg:height="0.2634in" svg:x="10.1791in" svg:y="6.548in" draw:caption-point-x="-0.2402in" draw:caption-point-y="0.609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0.6358in" svg:y="6.548in" draw:caption-point-x="-0.2402in" draw:caption-point-y="0.609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12.9189in" svg:y="6.552in" draw:caption-point-x="-0.2402in" draw:caption-point-y="0.6059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7012in" svg:x="14.289in" svg:y="6.5531in" draw:caption-point-x="-0.2402in" draw:caption-point-y="0.604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3" draw:text-style-name="P1" svg:width="1.1413in" svg:height="0.7012in" svg:x="16.1154in" svg:y="6.5531in" draw:caption-point-x="-0.2402in" draw:caption-point-y="0.604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02" table:formula="of:=SUM([.D31:.AH31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6.7913in" draw:caption-point-x="-0.2402in" draw:caption-point-y="0.614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9.7228in" svg:y="6.7949in" draw:caption-point-x="-0.2402in" draw:caption-point-y="0.6106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1.0925in" svg:y="6.7976in" draw:caption-point-x="-0.2402in" draw:caption-point-y="0.6079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8028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02" table:formula="of:=SUM([.D32:.AH32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9.7228in" svg:y="7.0421in" draw:caption-point-x="-0.2402in" draw:caption-point-y="0.61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1.0925in" svg:y="7.0441in" draw:caption-point-x="-0.2402in" draw:caption-point-y="0.609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7.0484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7.0504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02" table:formula="of:=SUM([.D33:.AH33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02" table:formula="of:=SUM([.D34:.AH34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11.5492in" svg:y="7.5409in" draw:caption-point-x="-0.2402in" draw:caption-point-y="0.6075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07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07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07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1"/>
        <table:table-column table:style-name="co22" table:number-columns-repeated="7" table:default-cell-style-name="ce121"/>
        <table:table-column table:style-name="co21" table:number-columns-repeated="15" table:default-cell-style-name="ce121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116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6" table:number-columns-spanned="2" table:number-rows-spanned="1">
            <text:p>6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6" table:number-columns-spanned="2" table:number-rows-spanned="1">
            <text:p>2016</text:p>
          </table:table-cell>
          <table:covered-table-cell table:style-name="ce127"/>
          <table:table-cell table:style-name="ce116" table:number-columns-repeated="14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117" table:formula="of:=DATE([.$R$1];[.N1];1)" office:value-type="date" office:date-value="2016-06-01">
            <text:p>01</text:p>
          </table:table-cell>
          <table:table-cell table:style-name="ce117" table:formula="of:=[.D2]+1" office:value-type="date" office:date-value="2016-06-02">
            <text:p>02</text:p>
          </table:table-cell>
          <table:table-cell table:style-name="ce117" table:formula="of:=[.E2]+1" office:value-type="date" office:date-value="2016-06-03">
            <text:p>03</text:p>
          </table:table-cell>
          <table:table-cell table:style-name="ce117" table:formula="of:=[.F2]+1" office:value-type="date" office:date-value="2016-06-04">
            <text:p>04</text:p>
          </table:table-cell>
          <table:table-cell table:style-name="ce117" table:formula="of:=[.G2]+1" office:value-type="date" office:date-value="2016-06-05">
            <text:p>05</text:p>
          </table:table-cell>
          <table:table-cell table:style-name="ce117" table:formula="of:=[.H2]+1" office:value-type="date" office:date-value="2016-06-06">
            <text:p>06</text:p>
          </table:table-cell>
          <table:table-cell table:style-name="ce117" table:formula="of:=[.I2]+1" office:value-type="date" office:date-value="2016-06-07">
            <text:p>07</text:p>
          </table:table-cell>
          <table:table-cell table:style-name="ce117" table:formula="of:=[.J2]+1" office:value-type="date" office:date-value="2016-06-08">
            <text:p>08</text:p>
          </table:table-cell>
          <table:table-cell table:style-name="ce117" table:formula="of:=[.K2]+1" office:value-type="date" office:date-value="2016-06-09">
            <text:p>09</text:p>
          </table:table-cell>
          <table:table-cell table:style-name="ce117" table:formula="of:=[.L2]+1" office:value-type="date" office:date-value="2016-06-10">
            <text:p>10</text:p>
          </table:table-cell>
          <table:table-cell table:style-name="ce117" table:formula="of:=[.M2]+1" office:value-type="date" office:date-value="2016-06-11">
            <text:p>11</text:p>
          </table:table-cell>
          <table:table-cell table:style-name="ce117" table:formula="of:=[.N2]+1" office:value-type="date" office:date-value="2016-06-12">
            <text:p>12</text:p>
          </table:table-cell>
          <table:table-cell table:style-name="ce117" table:formula="of:=[.O2]+1" office:value-type="date" office:date-value="2016-06-13">
            <text:p>13</text:p>
          </table:table-cell>
          <table:table-cell table:style-name="ce117" table:formula="of:=[.P2]+1" office:value-type="date" office:date-value="2016-06-14">
            <text:p>14</text:p>
          </table:table-cell>
          <table:table-cell table:style-name="ce117" table:formula="of:=[.Q2]+1" office:value-type="date" office:date-value="2016-06-15">
            <text:p>15</text:p>
          </table:table-cell>
          <table:table-cell table:style-name="ce117" table:formula="of:=[.R2]+1" office:value-type="date" office:date-value="2016-06-16">
            <text:p>16</text:p>
          </table:table-cell>
          <table:table-cell table:style-name="ce117" table:formula="of:=[.S2]+1" office:value-type="date" office:date-value="2016-06-17">
            <text:p>17</text:p>
          </table:table-cell>
          <table:table-cell table:style-name="ce117" table:formula="of:=[.T2]+1" office:value-type="date" office:date-value="2016-06-18">
            <text:p>18</text:p>
          </table:table-cell>
          <table:table-cell table:style-name="ce117" table:formula="of:=[.U2]+1" office:value-type="date" office:date-value="2016-06-19">
            <text:p>19</text:p>
          </table:table-cell>
          <table:table-cell table:style-name="ce117" table:formula="of:=[.V2]+1" office:value-type="date" office:date-value="2016-06-20">
            <text:p>20</text:p>
          </table:table-cell>
          <table:table-cell table:style-name="ce117" table:formula="of:=[.W2]+1" office:value-type="date" office:date-value="2016-06-21">
            <text:p>21</text:p>
          </table:table-cell>
          <table:table-cell table:style-name="ce117" table:formula="of:=[.X2]+1" office:value-type="date" office:date-value="2016-06-22">
            <text:p>22</text:p>
          </table:table-cell>
          <table:table-cell table:style-name="ce117" table:formula="of:=[.Y2]+1" office:value-type="date" office:date-value="2016-06-23">
            <text:p>23</text:p>
          </table:table-cell>
          <table:table-cell table:style-name="ce117" table:formula="of:=[.Z2]+1" office:value-type="date" office:date-value="2016-06-24">
            <text:p>24</text:p>
          </table:table-cell>
          <table:table-cell table:style-name="ce117" table:formula="of:=[.AA2]+1" office:value-type="date" office:date-value="2016-06-25">
            <text:p>25</text:p>
          </table:table-cell>
          <table:table-cell table:style-name="ce117" table:formula="of:=[.AB2]+1" office:value-type="date" office:date-value="2016-06-26">
            <text:p>26</text:p>
          </table:table-cell>
          <table:table-cell table:style-name="ce117" table:formula="of:=[.AC2]+1" office:value-type="date" office:date-value="2016-06-27">
            <text:p>27</text:p>
          </table:table-cell>
          <table:table-cell table:style-name="ce117" table:formula="of:=[.AD2]+1" office:value-type="date" office:date-value="2016-06-28">
            <text:p>28</text:p>
          </table:table-cell>
          <table:table-cell table:style-name="ce117" table:formula="of:=[.AE2]+1" office:value-type="date" office:date-value="2016-06-29">
            <text:p>29</text:p>
          </table:table-cell>
          <table:table-cell table:style-name="ce117" table:formula="of:=[.AF2]+1" office:value-type="date" office:date-value="2016-06-30">
            <text:p>30</text:p>
          </table:table-cell>
          <table:table-cell table:style-name="ce62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115" table:formula="of:=SUM([.D4:.AG4])" office:value-type="float" office:value="0.5"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5591in" svg:y="0.1047in" draw:caption-point-x="-0.2402in" draw:caption-point-y="0.6134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0.1071in" draw:caption-point-x="-0.2402in" draw:caption-point-y="0.611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0.1091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9.7228in" svg:y="0.1114in" draw:caption-point-x="-0.2402in" draw:caption-point-y="0.6067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2.4622in" svg:y="0.1146in" draw:caption-point-x="-0.2402in" draw:caption-point-y="0.603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0.1728in" draw:caption-point-x="-0.2402in" draw:caption-point-y="0.5453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6587in" svg:y="0.1181in" draw:caption-point-x="-0.2402in" draw:caption-point-y="0.6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6.1154in" svg:y="0.1185in" draw:caption-point-x="-0.2402in" draw:caption-point-y="0.599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115" table:formula="of:=SUM([.D5:.AG5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5.3854in" svg:y="0.3543in" draw:caption-point-x="-0.2402in" draw:caption-point-y="0.6114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0.3551in" draw:caption-point-x="-0.2402in" draw:caption-point-y="0.6106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0.3567in" draw:caption-point-x="-0.2402in" draw:caption-point-y="0.6091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9189in" svg:y="0.3626in" draw:caption-point-x="-0.2402in" draw:caption-point-y="0.6031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3756in" svg:y="0.363in" draw:caption-point-x="-0.2402in" draw:caption-point-y="0.602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6587in" svg:y="0.3657in" draw:caption-point-x="-0.2402in" draw:caption-point-y="0.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6.1154in" svg:y="0.3661in" draw:caption-point-x="-0.2402in" draw:caption-point-y="0.599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115" table:formula="of:=SUM([.D6:.AG6])" office:value-type="float" office:value="1"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3.5591in" svg:y="0.6in" draw:caption-point-x="-0.2402in" draw:caption-point-y="0.6134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0.6079in" draw:caption-point-x="-0.2402in" draw:caption-point-y="0.605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15" table:formula="of:=SUM([.D7:.AG7])" office:value-type="float" office:value="3">
            <text:p>3</text:p>
          </table:table-cell>
          <table:table-cell table:style-name="ce119" office:value-type="float" office:value="1">
            <office:annotation draw:style-name="gr4" draw:text-style-name="P1" svg:width="1.1413in" svg:height="0.3902in" svg:x="2.6457in" svg:y="0.8469in" draw:caption-point-x="-0.2402in" draw:caption-point-y="0.6142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5.8421in" svg:y="0.8496in" draw:caption-point-x="-0.2402in" draw:caption-point-y="0.6114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6.3311in" svg:y="0.85in" draw:caption-point-x="-0.2402in" draw:caption-point-y="0.611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0.852in" draw:caption-point-x="-0.2402in" draw:caption-point-y="0.6091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6.1154in" svg:y="0.8614in" draw:caption-point-x="-0.2402in" draw:caption-point-y="0.599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15" table:formula="of:=SUM([.D8:.AG8])" office:value-type="float" office:value="1.5">
            <text:p>1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5591in" svg:y="1.0953in" draw:caption-point-x="-0.2402in" draw:caption-point-y="0.6134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0.1791in" svg:y="1.1024in" draw:caption-point-x="-0.2402in" draw:caption-point-y="0.6063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1.1079in" draw:caption-point-x="-0.2402in" draw:caption-point-y="0.6008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115" table:formula="of:=SUM([.D9:.AG9])" office:value-type="float" office:value="0"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5591in" svg:y="1.3433in" draw:caption-point-x="-0.2402in" draw:caption-point-y="0.6134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1.3476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4.7457in" svg:y="1.3551in" draw:caption-point-x="-0.2402in" draw:caption-point-y="0.6016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115" table:formula="of:=SUM([.D10:.AG10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115" table:formula="of:=SUM([.D11:.AG11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0059in" svg:y="1.8472in" draw:caption-point-x="-0.2402in" draw:caption-point-y="0.6047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115" table:formula="of:=SUM([.D12:.AG12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1024in" svg:y="2.0858in" draw:caption-point-x="-0.2402in" draw:caption-point-y="0.6138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2.0882in" draw:caption-point-x="-0.2402in" draw:caption-point-y="0.6114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2.0886in" draw:caption-point-x="-0.2402in" draw:caption-point-y="0.611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2.089in" draw:caption-point-x="-0.2402in" draw:caption-point-y="0.6106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2.0906in" draw:caption-point-x="-0.2402in" draw:caption-point-y="0.6091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9.2661in" svg:y="2.0921in" draw:caption-point-x="-0.2402in" draw:caption-point-y="0.6075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1.5492in" svg:y="2.0965in" draw:caption-point-x="-0.2402in" draw:caption-point-y="0.6031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>
            <office:annotation draw:style-name="gr2" draw:text-style-name="P1" svg:width="1.1413in" svg:height="0.5457in" svg:x="13.3756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19" table:number-columns-repeated="2"/>
          <table:table-cell table:style-name="ce119">
            <office:annotation draw:style-name="gr2" draw:text-style-name="P1" svg:width="1.1413in" svg:height="0.5457in" svg:x="14.7457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19">
            <office:annotation draw:style-name="gr2" draw:text-style-name="P1" svg:width="1.1413in" svg:height="0.5457in" svg:x="15.202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19">
            <office:annotation draw:style-name="gr2" draw:text-style-name="P1" svg:width="1.1413in" svg:height="0.5457in" svg:x="15.6587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19">
            <office:annotation draw:style-name="gr2" draw:text-style-name="P1" svg:width="1.1413in" svg:height="0.5457in" svg:x="16.1154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115" table:formula="of:=SUM([.D13:.AG13])" office:value-type="float" office:value="2">
            <text:p>2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115" table:formula="of:=SUM([.D14:.AG14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2.5827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2.5839in" draw:caption-point-x="-0.2402in" draw:caption-point-y="0.611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8.2878in" svg:y="2.5858in" draw:caption-point-x="-0.2402in" draw:caption-point-y="0.609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2.5858in" draw:caption-point-x="-0.2402in" draw:caption-point-y="0.6091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2.5921in" draw:caption-point-x="-0.2402in" draw:caption-point-y="0.6028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4.7457in" svg:y="2.5933in" draw:caption-point-x="-0.2402in" draw:caption-point-y="0.6016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2.5945in" draw:caption-point-x="-0.2402in" draw:caption-point-y="0.6004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6.1154in" svg:y="2.5957in" draw:caption-point-x="-0.2402in" draw:caption-point-y="0.5992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15" table:formula="of:=SUM([.D15:.AG15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3.1024in" svg:y="2.8287in" draw:caption-point-x="-0.2402in" draw:caption-point-y="0.6138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2.8315in" draw:caption-point-x="-0.2402in" draw:caption-point-y="0.611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1.5492in" svg:y="2.8374in" draw:caption-point-x="-0.2402in" draw:caption-point-y="0.605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15" table:formula="of:=SUM([.D16:.AG16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hanhNN</text:p>
          </table:table-cell>
          <table:table-cell table:style-name="ce115" table:formula="of:=SUM([.D17:.AG17])" office:value-type="float" office:value="0">
            <text:p>0</text:p>
          </table:table-cell>
          <table:table-cell table:style-name="ce119" table:number-columns-repeated="8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3.3319in" draw:caption-point-x="-0.2402in" draw:caption-point-y="0.6063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ienPT</text:p>
          </table:table-cell>
          <table:table-cell table:style-name="ce115" table:formula="of:=SUM([.D18:.AG18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14.7457in" svg:y="3.5843in" draw:caption-point-x="-0.2402in" draw:caption-point-y="0.6016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15" table:formula="of:=SUM([.D19:.AG19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3.8323in" draw:caption-point-x="-0.2402in" draw:caption-point-y="0.6012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amTV</text:p>
          </table:table-cell>
          <table:table-cell table:style-name="ce115" table:formula="of:=SUM([.D20:.AG20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3.1024in" svg:y="4.0673in" draw:caption-point-x="-0.2402in" draw:caption-point-y="0.6138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4.0689in" draw:caption-point-x="-0.2402in" draw:caption-point-y="0.612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0.1791in" svg:y="4.074in" draw:caption-point-x="-0.2402in" draw:caption-point-y="0.6071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4622in" svg:y="4.0776in" draw:caption-point-x="-0.2402in" draw:caption-point-y="0.6035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hanHTH</text:p>
          </table:table-cell>
          <table:table-cell table:style-name="ce115" table:formula="of:=SUM([.D21:.AG21])" office:value-type="float" office:value="0">
            <text:p>0</text:p>
          </table:table-cell>
          <table:table-cell table:style-name="ce119" table:number-columns-repeated="21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hanNM</text:p>
          </table:table-cell>
          <table:table-cell table:style-name="ce115" table:formula="of:=SUM([.D22:.AG22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PhuongTH</text:p>
          </table:table-cell>
          <table:table-cell table:style-name="ce115" table:formula="of:=SUM([.D23:.AG23])" office:value-type="float" office:value="2">
            <text:p>2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8.7768in" svg:y="4.815in" draw:caption-point-x="-0.2402in" draw:caption-point-y="0.6091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0.1791in" svg:y="4.8181in" draw:caption-point-x="-0.2402in" draw:caption-point-y="0.6059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12.0059in" svg:y="4.8197in" draw:caption-point-x="-0.2402in" draw:caption-point-y="0.6043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2.4622in" svg:y="4.8205in" draw:caption-point-x="-0.2402in" draw:caption-point-y="0.6035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SonPX</text:p>
          </table:table-cell>
          <table:table-cell table:style-name="ce115" table:formula="of:=SUM([.D24:.AG24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9.2661in" svg:y="5.0634in" draw:caption-point-x="-0.2402in" draw:caption-point-y="0.6083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ienND</text:p>
          </table:table-cell>
          <table:table-cell table:style-name="ce115" table:formula="of:=SUM([.D25:.AG25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8205in" svg:y="5.3094in" draw:caption-point-x="-0.2402in" draw:caption-point-y="0.6098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aoDTH</text:p>
          </table:table-cell>
          <table:table-cell table:style-name="ce115" table:formula="of:=SUM([.D26:.AG26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5.5551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5.5583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15.6587in" svg:y="5.5673in" draw:caption-point-x="-0.2402in" draw:caption-point-y="0.6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amDT</text:p>
          </table:table-cell>
          <table:table-cell table:style-name="ce115" table:formula="of:=SUM([.D27:.AG27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5.8043in" draw:caption-point-x="-0.2402in" draw:caption-point-y="0.610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8.2878in" svg:y="5.8059in" draw:caption-point-x="-0.2402in" draw:caption-point-y="0.6091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inhT</text:p>
          </table:table-cell>
          <table:table-cell table:style-name="ce115" table:formula="of:=SUM([.D28:.AG28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9.2661in" svg:y="6.0547in" draw:caption-point-x="-0.2402in" draw:caption-point-y="0.6079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6.0598in" draw:caption-point-x="-0.2402in" draw:caption-point-y="0.6028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ongDN</text:p>
          </table:table-cell>
          <table:table-cell table:style-name="ce115" table:formula="of:=SUM([.D29:.AG29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6.298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6.2988in" draw:caption-point-x="-0.2402in" draw:caption-point-y="0.611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6.3039in" draw:caption-point-x="-0.2402in" draw:caption-point-y="0.6063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1.5492in" svg:y="6.3051in" draw:caption-point-x="-0.2402in" draw:caption-point-y="0.605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2.9189in" svg:y="6.3071in" draw:caption-point-x="-0.2402in" draw:caption-point-y="0.6031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6.3087in" draw:caption-point-x="-0.2402in" draw:caption-point-y="0.6016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6587in" svg:y="6.3102in" draw:caption-point-x="-0.2402in" draw:caption-point-y="0.6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6.1154in" svg:y="6.3106in" draw:caption-point-x="-0.2402in" draw:caption-point-y="0.599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uyLTT</text:p>
          </table:table-cell>
          <table:table-cell table:style-name="ce115" table:formula="of:=SUM([.D30:.AG30])" office:value-type="float" office:value="1.5">
            <text:p>1.5</text:p>
          </table:table-cell>
          <table:table-cell table:style-name="ce119" office:value-type="float" office:value="0.5">
            <office:annotation draw:style-name="gr4" draw:text-style-name="P1" svg:width="1.1413in" svg:height="0.3902in" svg:x="2.6457in" svg:y="6.5441in" draw:caption-point-x="-0.2402in" draw:caption-point-y="0.6138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3.1024in" svg:y="6.5441in" draw:caption-point-x="-0.2402in" draw:caption-point-y="0.6138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6.5457in" draw:caption-point-x="-0.2402in" draw:caption-point-y="0.612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6.5465in" draw:caption-point-x="-0.2402in" draw:caption-point-y="0.611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6.5469in" draw:caption-point-x="-0.2402in" draw:caption-point-y="0.611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6.5472in" draw:caption-point-x="-0.2402in" draw:caption-point-y="0.6106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8.7768in" svg:y="6.5488in" draw:caption-point-x="-0.2402in" draw:caption-point-y="0.6091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9.2661in" svg:y="6.5492in" draw:caption-point-x="-0.2402in" draw:caption-point-y="0.6087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2.0059in" svg:y="6.5531in" draw:caption-point-x="-0.2402in" draw:caption-point-y="0.604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6.5563in" draw:caption-point-x="-0.2402in" draw:caption-point-y="0.6016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6.5531in" draw:caption-point-x="-0.2402in" draw:caption-point-y="0.604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6.1154in" svg:y="6.5583in" draw:caption-point-x="-0.2402in" draw:caption-point-y="0.599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oiDB</text:p>
          </table:table-cell>
          <table:table-cell table:style-name="ce115" table:formula="of:=SUM([.D31:.AG31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3.1024in" svg:y="6.7917in" draw:caption-point-x="-0.2402in" draw:caption-point-y="0.6138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4.9287in" svg:y="6.7933in" draw:caption-point-x="-0.2402in" draw:caption-point-y="0.6122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6.7941in" draw:caption-point-x="-0.2402in" draw:caption-point-y="0.611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6.7965in" draw:caption-point-x="-0.2402in" draw:caption-point-y="0.6091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6.7992in" draw:caption-point-x="-0.2402in" draw:caption-point-y="0.6063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0059in" svg:y="6.8008in" draw:caption-point-x="-0.2402in" draw:caption-point-y="0.6047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3756in" svg:y="6.8028in" draw:caption-point-x="-0.2402in" draw:caption-point-y="0.6028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6.1154in" svg:y="6.8059in" draw:caption-point-x="-0.2402in" draw:caption-point-y="0.5996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ruyenLVC</text:p>
          </table:table-cell>
          <table:table-cell table:style-name="ce115" table:formula="of:=SUM([.D32:.AG32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3756in" svg:y="7.0504in" draw:caption-point-x="-0.2402in" draw:caption-point-y="0.602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uanND</text:p>
          </table:table-cell>
          <table:table-cell table:style-name="ce115" table:formula="of:=SUM([.D33:.AG33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7.2886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7.2894in" draw:caption-point-x="-0.2402in" draw:caption-point-y="0.6114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7.2898in" draw:caption-point-x="-0.2402in" draw:caption-point-y="0.611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7.2917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9.2661in" svg:y="7.2921in" draw:caption-point-x="-0.2402in" draw:caption-point-y="0.6087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1.5492in" svg:y="7.2957in" draw:caption-point-x="-0.2402in" draw:caption-point-y="0.6051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19" office:value-type="float" office:value="0">
            <office:annotation draw:style-name="gr7" draw:text-style-name="P1" svg:width="1.1413in" svg:height="0.2634in" svg:x="12.0059in" svg:y="7.2961in" draw:caption-point-x="-0.2402in" draw:caption-point-y="0.6047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4.7457in" svg:y="7.2992in" draw:caption-point-x="-0.2402in" draw:caption-point-y="0.6016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ietBA</text:p>
          </table:table-cell>
          <table:table-cell table:style-name="ce115" table:formula="of:=SUM([.D34:.AG34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7.5378in" draw:caption-point-x="-0.2402in" draw:caption-point-y="0.610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8.2878in" svg:y="7.5394in" draw:caption-point-x="-0.2402in" draw:caption-point-y="0.609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7.5394in" draw:caption-point-x="-0.2402in" draw:caption-point-y="0.6091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7.5429in" draw:caption-point-x="-0.2402in" draw:caption-point-y="0.605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7.5469in" draw:caption-point-x="-0.2402in" draw:caption-point-y="0.6016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6587in" svg:y="7.5484in" draw:caption-point-x="-0.2402in" draw:caption-point-y="0.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VinhP</text:p>
          </table:table-cell>
          <table:table-cell table:style-name="ce115" table:formula="of:=SUM([.D35:.AG35])" office:value-type="float" office:value="3">
            <text:p>3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8.2878in" svg:y="7.7874in" draw:caption-point-x="-0.2402in" draw:caption-point-y="0.609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8.7768in" svg:y="7.7874in" draw:caption-point-x="-0.2402in" draw:caption-point-y="0.609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9.2661in" svg:y="7.7874in" draw:caption-point-x="-0.2402in" draw:caption-point-y="0.609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VuNA</text:p>
          </table:table-cell>
          <table:table-cell table:style-name="ce115" table:formula="of:=SUM([.D36:.AG36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20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20" table:number-columns-repeated="4"/>
          <table:table-cell table:style-name="ce122"/>
          <table:table-cell table:style-name="ce120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20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20" table:number-columns-repeated="4"/>
          <table:table-cell table:style-name="ce123" table:number-columns-repeated="7"/>
          <table:table-cell table:style-name="ce120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20" table:number-columns-repeated="30"/>
          <table:table-cell table:style-name="ce33" table:number-columns-repeated="952"/>
        </table:table-row>
        <table:table-row table:style-name="ro2" table:number-rows-repeated="98313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34"/>
        <table:table-column table:style-name="co22" table:number-columns-repeated="7" table:default-cell-style-name="ce134"/>
        <table:table-column table:style-name="co21" table:number-columns-repeated="16" table:default-cell-style-name="ce134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129" table:number-columns-repeated="8"/>
          <table:table-cell table:style-name="ce137" office:value-type="string" table:number-columns-spanned="2" table:number-rows-spanned="1">
            <text:p>Month</text:p>
          </table:table-cell>
          <table:covered-table-cell table:style-name="ce138"/>
          <table:table-cell table:style-name="ce139" table:content-validation-name="val1" office:value-type="float" office:value="7" table:number-columns-spanned="2" table:number-rows-spanned="1">
            <text:p>7</text:p>
          </table:table-cell>
          <table:covered-table-cell table:style-name="ce138"/>
          <table:table-cell table:style-name="ce137" office:value-type="string" table:number-columns-spanned="2" table:number-rows-spanned="1">
            <text:p>Year</text:p>
          </table:table-cell>
          <table:covered-table-cell table:style-name="ce138"/>
          <table:table-cell table:style-name="ce137" office:value-type="float" office:value="2016" table:number-columns-spanned="2" table:number-rows-spanned="1">
            <text:p>2016</text:p>
          </table:table-cell>
          <table:covered-table-cell table:style-name="ce140"/>
          <table:table-cell table:style-name="ce129" table:number-columns-repeated="15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130" table:formula="of:=DATE([.$R$1];[.N1];1)" office:value-type="date" office:date-value="2016-07-01">
            <text:p>01</text:p>
          </table:table-cell>
          <table:table-cell table:style-name="ce130" table:formula="of:=[.D2]+1" office:value-type="date" office:date-value="2016-07-02">
            <text:p>02</text:p>
          </table:table-cell>
          <table:table-cell table:style-name="ce130" table:formula="of:=[.E2]+1" office:value-type="date" office:date-value="2016-07-03">
            <text:p>03</text:p>
          </table:table-cell>
          <table:table-cell table:style-name="ce130" table:formula="of:=[.F2]+1" office:value-type="date" office:date-value="2016-07-04">
            <text:p>04</text:p>
          </table:table-cell>
          <table:table-cell table:style-name="ce130" table:formula="of:=[.G2]+1" office:value-type="date" office:date-value="2016-07-05">
            <text:p>05</text:p>
          </table:table-cell>
          <table:table-cell table:style-name="ce130" table:formula="of:=[.H2]+1" office:value-type="date" office:date-value="2016-07-06">
            <text:p>06</text:p>
          </table:table-cell>
          <table:table-cell table:style-name="ce130" table:formula="of:=[.I2]+1" office:value-type="date" office:date-value="2016-07-07">
            <text:p>07</text:p>
          </table:table-cell>
          <table:table-cell table:style-name="ce130" table:formula="of:=[.J2]+1" office:value-type="date" office:date-value="2016-07-08">
            <text:p>08</text:p>
          </table:table-cell>
          <table:table-cell table:style-name="ce130" table:formula="of:=[.K2]+1" office:value-type="date" office:date-value="2016-07-09">
            <text:p>09</text:p>
          </table:table-cell>
          <table:table-cell table:style-name="ce130" table:formula="of:=[.L2]+1" office:value-type="date" office:date-value="2016-07-10">
            <text:p>10</text:p>
          </table:table-cell>
          <table:table-cell table:style-name="ce130" table:formula="of:=[.M2]+1" office:value-type="date" office:date-value="2016-07-11">
            <text:p>11</text:p>
          </table:table-cell>
          <table:table-cell table:style-name="ce130" table:formula="of:=[.N2]+1" office:value-type="date" office:date-value="2016-07-12">
            <text:p>12</text:p>
          </table:table-cell>
          <table:table-cell table:style-name="ce130" table:formula="of:=[.O2]+1" office:value-type="date" office:date-value="2016-07-13">
            <text:p>13</text:p>
          </table:table-cell>
          <table:table-cell table:style-name="ce130" table:formula="of:=[.P2]+1" office:value-type="date" office:date-value="2016-07-14">
            <text:p>14</text:p>
          </table:table-cell>
          <table:table-cell table:style-name="ce130" table:formula="of:=[.Q2]+1" office:value-type="date" office:date-value="2016-07-15">
            <text:p>15</text:p>
          </table:table-cell>
          <table:table-cell table:style-name="ce130" table:formula="of:=[.R2]+1" office:value-type="date" office:date-value="2016-07-16">
            <text:p>16</text:p>
          </table:table-cell>
          <table:table-cell table:style-name="ce130" table:formula="of:=[.S2]+1" office:value-type="date" office:date-value="2016-07-17">
            <text:p>17</text:p>
          </table:table-cell>
          <table:table-cell table:style-name="ce130" table:formula="of:=[.T2]+1" office:value-type="date" office:date-value="2016-07-18">
            <text:p>18</text:p>
          </table:table-cell>
          <table:table-cell table:style-name="ce130" table:formula="of:=[.U2]+1" office:value-type="date" office:date-value="2016-07-19">
            <text:p>19</text:p>
          </table:table-cell>
          <table:table-cell table:style-name="ce130" table:formula="of:=[.V2]+1" office:value-type="date" office:date-value="2016-07-20">
            <text:p>20</text:p>
          </table:table-cell>
          <table:table-cell table:style-name="ce130" table:formula="of:=[.W2]+1" office:value-type="date" office:date-value="2016-07-21">
            <text:p>21</text:p>
          </table:table-cell>
          <table:table-cell table:style-name="ce130" table:formula="of:=[.X2]+1" office:value-type="date" office:date-value="2016-07-22">
            <text:p>22</text:p>
          </table:table-cell>
          <table:table-cell table:style-name="ce130" table:formula="of:=[.Y2]+1" office:value-type="date" office:date-value="2016-07-23">
            <text:p>23</text:p>
          </table:table-cell>
          <table:table-cell table:style-name="ce130" table:formula="of:=[.Z2]+1" office:value-type="date" office:date-value="2016-07-24">
            <text:p>24</text:p>
          </table:table-cell>
          <table:table-cell table:style-name="ce130" table:formula="of:=[.AA2]+1" office:value-type="date" office:date-value="2016-07-25">
            <text:p>25</text:p>
          </table:table-cell>
          <table:table-cell table:style-name="ce130" table:formula="of:=[.AB2]+1" office:value-type="date" office:date-value="2016-07-26">
            <text:p>26</text:p>
          </table:table-cell>
          <table:table-cell table:style-name="ce130" table:formula="of:=[.AC2]+1" office:value-type="date" office:date-value="2016-07-27">
            <text:p>27</text:p>
          </table:table-cell>
          <table:table-cell table:style-name="ce130" table:formula="of:=[.AD2]+1" office:value-type="date" office:date-value="2016-07-28">
            <text:p>28</text:p>
          </table:table-cell>
          <table:table-cell table:style-name="ce130" table:formula="of:=[.AE2]+1" office:value-type="date" office:date-value="2016-07-29">
            <text:p>29</text:p>
          </table:table-cell>
          <table:table-cell table:style-name="ce130" table:formula="of:=[.AF2]+1" office:value-type="date" office:date-value="2016-07-30">
            <text:p>30</text:p>
          </table:table-cell>
          <table:table-cell table:style-name="ce130" table:formula="of:=[.AG2]+1" office:value-type="date" office:date-value="2016-07-31">
            <text:p>31</text:p>
          </table:table-cell>
          <table:table-cell table:style-name="ce62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3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128" table:formula="of:=SUM([.D4:.AH4])" office:value-type="float" office:value="2">
            <text:p>2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4.9287in" svg:y="0.1079in" draw:caption-point-x="-0.2402in" draw:caption-point-y="0.6102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32" office:value-type="float" office:value="0.5">
            <office:annotation draw:style-name="gr7" draw:text-style-name="P1" svg:width="1.1413in" svg:height="0.2634in" svg:x="5.3854in" svg:y="0.1083in" draw:caption-point-x="-0.2402in" draw:caption-point-y="0.6098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8.7768in" svg:y="0.1134in" draw:caption-point-x="-0.2402in" draw:caption-point-y="0.6047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4" draw:text-style-name="P1" svg:width="1.1413in" svg:height="0.3902in" svg:x="10.6358in" svg:y="0.1142in" draw:caption-point-x="-0.2402in" draw:caption-point-y="0.6039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1.5492in" svg:y="0.1157in" draw:caption-point-x="-0.2402in" draw:caption-point-y="0.6024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32" office:value-type="float" office:value="0">
            <office:annotation draw:style-name="gr7" draw:text-style-name="P1" svg:width="1.1413in" svg:height="0.2634in" svg:x="12.0059in" svg:y="0.1161in" draw:caption-point-x="-0.2402in" draw:caption-point-y="0.602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202in" svg:y="0.1193in" draw:caption-point-x="-0.2402in" draw:caption-point-y="0.5988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128" table:formula="of:=SUM([.D5:.AH5])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1" svg:width="1.1413in" svg:height="0.2634in" svg:x="4.472in" svg:y="0.3539in" draw:caption-point-x="-0.2402in" draw:caption-point-y="0.6118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7.7988in" svg:y="0.3583in" draw:caption-point-x="-0.2402in" draw:caption-point-y="0.6075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0.6358in" svg:y="0.3618in" draw:caption-point-x="-0.2402in" draw:caption-point-y="0.6039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0.3677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128" table:formula="of:=SUM([.D6:.AH6])" office:value-type="float" office:value="1"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2.6457in" svg:y="0.6004in" draw:caption-point-x="-0.2402in" draw:caption-point-y="0.613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28" table:formula="of:=SUM([.D7:.AH7])" office:value-type="float" office:value="0.5">
            <text:p>0.5</text:p>
          </table:table-cell>
          <table:table-cell table:style-name="ce132" office:value-type="float" office:value="0">
            <office:annotation draw:style-name="gr4" draw:text-style-name="P1" svg:width="1.1413in" svg:height="0.3902in" svg:x="2.6457in" svg:y="0.848in" draw:caption-point-x="-0.2402in" draw:caption-point-y="0.613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3854in" svg:y="0.8512in" draw:caption-point-x="-0.2402in" draw:caption-point-y="0.6098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1" svg:width="1.1413in" svg:height="0.2634in" svg:x="9.2661in" svg:y="0.8583in" draw:caption-point-x="-0.2402in" draw:caption-point-y="0.6028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3.8323in" svg:y="0.8602in" draw:caption-point-x="-0.2402in" draw:caption-point-y="0.600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0.863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28" table:formula="of:=SUM([.D8:.AH8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3.8323in" svg:y="1.1079in" draw:caption-point-x="-0.2402in" draw:caption-point-y="0.600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1.1106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128" table:formula="of:=SUM([.D9:.AH9])" office:value-type="float" office:value="4">
            <text:p>4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7.7988in" svg:y="1.3492in" draw:caption-point-x="-0.2402in" draw:caption-point-y="0.6075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4" draw:text-style-name="P1" svg:width="1.1413in" svg:height="0.3902in" svg:x="10.6358in" svg:y="1.3535in" draw:caption-point-x="-0.2402in" draw:caption-point-y="0.6031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1.0925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11.5492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12.0059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12.4622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128" table:formula="of:=SUM([.D10:.AH10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7" draw:text-style-name="P1" svg:width="1.1413in" svg:height="0.2634in" svg:x="10.6358in" svg:y="1.6004in" draw:caption-point-x="-0.2402in" draw:caption-point-y="0.6039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128" table:formula="of:=SUM([.D11:.AH11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3.8323in" svg:y="1.8512in" draw:caption-point-x="-0.2402in" draw:caption-point-y="0.600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4.289in" svg:y="1.8512in" draw:caption-point-x="-0.2402in" draw:caption-point-y="0.600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4.7457in" svg:y="1.8531in" draw:caption-point-x="-0.2402in" draw:caption-point-y="0.5988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128" table:formula="of:=SUM([.D12:.AH12])" office:value-type="float" office:value="5">
            <text:p>5</text:p>
          </table:table-cell>
          <table:table-cell table:style-name="ce132" office:value-type="float" office:value="1">
            <office:annotation draw:style-name="gr2" draw:text-style-name="P1" svg:width="1.1413in" svg:height="0.5457in" svg:x="2.6457in" svg:y="2.087in" draw:caption-point-x="-0.2402in" draw:caption-point-y="0.612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32" table:number-columns-repeated="2"/>
          <table:table-cell table:style-name="ce132" office:value-type="float" office:value="1">
            <office:annotation draw:style-name="gr2" draw:text-style-name="P1" svg:width="1.1413in" svg:height="0.5457in" svg:x="4.0157in" svg:y="2.087in" draw:caption-point-x="-0.2402in" draw:caption-point-y="0.612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32" office:value-type="float" office:value="0.5">
            <office:annotation draw:style-name="gr4" draw:text-style-name="P1" svg:width="1.1413in" svg:height="0.3902in" svg:x="4.472in" svg:y="2.0902in" draw:caption-point-x="-0.2402in" draw:caption-point-y="0.6094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32" office:value-type="float" office:value="0.5">
            <office:annotation draw:style-name="gr4" draw:text-style-name="P1" svg:width="1.1413in" svg:height="0.3902in" svg:x="4.9287in" svg:y="2.0894in" draw:caption-point-x="-0.2402in" draw:caption-point-y="0.6102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4" draw:text-style-name="P1" svg:width="1.1413in" svg:height="0.3902in" svg:x="7.3094in" svg:y="2.0913in" draw:caption-point-x="-0.2402in" draw:caption-point-y="0.6083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32" office:value-type="float" office:value="1">
            <office:annotation draw:style-name="gr4" draw:text-style-name="P1" svg:width="1.1413in" svg:height="0.3902in" svg:x="7.7988in" svg:y="2.0913in" draw:caption-point-x="-0.2402in" draw:caption-point-y="0.6083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128" table:formula="of:=SUM([.D13:.AH13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128" table:formula="of:=SUM([.D14:.AH14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2" draw:text-style-name="P1" svg:width="1.1413in" svg:height="0.5457in" svg:x="5.3854in" svg:y="2.5854in" draw:caption-point-x="-0.2402in" draw:caption-point-y="0.6094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2.5969in" draw:caption-point-x="-0.2402in" draw:caption-point-y="0.598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28" table:formula="of:=SUM([.D15:.AH15])" office:value-type="float" office:value="2.5">
            <text:p>2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4.472in" svg:y="2.8315in" draw:caption-point-x="-0.2402in" draw:caption-point-y="0.611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7.3094in" svg:y="2.8343in" draw:caption-point-x="-0.2402in" draw:caption-point-y="0.6083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8.2878in" svg:y="2.8343in" draw:caption-point-x="-0.2402in" draw:caption-point-y="0.6083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1.5492in" svg:y="2.8402in" draw:caption-point-x="-0.2402in" draw:caption-point-y="0.6024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4.7457in" svg:y="2.8437in" draw:caption-point-x="-0.2402in" draw:caption-point-y="0.5988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2.8445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28" table:formula="of:=SUM([.D16:.AH16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2.0059in" svg:y="3.0874in" draw:caption-point-x="-0.2402in" draw:caption-point-y="0.6028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hanhNN</text:p>
          </table:table-cell>
          <table:table-cell table:style-name="ce128" table:formula="of:=SUM([.D17:.AH17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4" draw:text-style-name="P1" svg:width="1.1413in" svg:height="0.3902in" svg:x="10.6358in" svg:y="3.3343in" draw:caption-point-x="-0.2402in" draw:caption-point-y="0.6039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ienPT</text:p>
          </table:table-cell>
          <table:table-cell table:style-name="ce128" table:formula="of:=SUM([.D18:.AH18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8.7768in" svg:y="3.5803in" draw:caption-point-x="-0.2402in" draw:caption-point-y="0.6055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1.0925in" svg:y="3.5827in" draw:caption-point-x="-0.2402in" draw:caption-point-y="0.6031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KietNVT</text:p>
          </table:table-cell>
          <table:table-cell table:style-name="ce128" table:formula="of:=SUM([.D19:.AH19])" office:value-type="float" office:value="1">
            <text:p>1</text:p>
          </table:table-cell>
          <table:table-cell table:style-name="ce132" table:number-columns-repeated="3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2.4622in" svg:y="3.8319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NTT</text:p>
          </table:table-cell>
          <table:table-cell table:style-name="ce128" table:formula="of:=SUM([.D20:.AH20])" office:value-type="float" office:value="3.5">
            <text:p>3.5</text:p>
          </table:table-cell>
          <table:table-cell table:style-name="ce132" office:value-type="float" office:value="0">
            <office:annotation draw:style-name="gr4" draw:text-style-name="P1" svg:width="1.1413in" svg:height="0.3902in" svg:x="2.6457in" svg:y="4.0681in" draw:caption-point-x="-0.2402in" draw:caption-point-y="0.613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4.472in" svg:y="4.0697in" draw:caption-point-x="-0.2402in" draw:caption-point-y="0.6114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1">
            <office:annotation draw:style-name="gr4" draw:text-style-name="P1" svg:width="1.1413in" svg:height="0.3902in" svg:x="8.2878in" svg:y="4.0677in" draw:caption-point-x="-0.2402in" draw:caption-point-y="0.613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32" office:value-type="float" office:value="1">
            <office:annotation draw:style-name="gr4" draw:text-style-name="P1" svg:width="1.1413in" svg:height="0.3902in" svg:x="8.7768in" svg:y="4.0677in" draw:caption-point-x="-0.2402in" draw:caption-point-y="0.613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32" office:value-type="float" office:value="1">
            <office:annotation draw:style-name="gr4" draw:text-style-name="P1" svg:width="1.1413in" svg:height="0.3902in" svg:x="9.2661in" svg:y="4.0677in" draw:caption-point-x="-0.2402in" draw:caption-point-y="0.613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32" table:number-columns-repeated="2"/>
          <table:table-cell table:style-name="ce132" office:value-type="float" office:value="0.5">
            <office:annotation draw:style-name="gr7" draw:text-style-name="P1" svg:width="1.1413in" svg:height="0.2634in" svg:x="10.6358in" svg:y="4.0783in" draw:caption-point-x="-0.2402in" draw:caption-point-y="0.6028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28" table:formula="of:=SUM([.D21:.AH21])" office:value-type="float" office:value="0.5">
            <text:p>0.5</text:p>
          </table:table-cell>
          <table:table-cell table:style-name="ce132" office:value-type="float" office:value="0">
            <office:annotation draw:style-name="gr4" draw:text-style-name="P1" svg:width="1.1413in" svg:height="0.3902in" svg:x="2.6457in" svg:y="4.3157in" draw:caption-point-x="-0.2402in" draw:caption-point-y="0.613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2" draw:text-style-name="P1" svg:width="1.1413in" svg:height="0.5457in" svg:x="5.8421in" svg:y="4.3201in" draw:caption-point-x="-0.2402in" draw:caption-point-y="0.6087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hanHTH</text:p>
          </table:table-cell>
          <table:table-cell table:style-name="ce128" table:formula="of:=SUM([.D22:.AH22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28" table:formula="of:=SUM([.D23:.AH23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NhatLCM</text:p>
          </table:table-cell>
          <table:table-cell table:style-name="ce128" table:formula="of:=SUM([.D24:.AH24])" office:value-type="float" office:value="3">
            <text:p>3</text:p>
          </table:table-cell>
          <table:table-cell table:style-name="ce132" table:number-columns-repeated="10"/>
          <table:table-cell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7.7988in" svg:y="5.0657in" draw:caption-point-x="-0.2402in" draw:caption-point-y="0.6059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9.2661in" svg:y="5.0665in" draw:caption-point-x="-0.2402in" draw:caption-point-y="0.6051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2.0059in" svg:y="5.0701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12.4622in" svg:y="5.0701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5.0736in" draw:caption-point-x="-0.2402in" draw:caption-point-y="0.598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uPHQ</text:p>
          </table:table-cell>
          <table:table-cell table:style-name="ce128" table:formula="of:=SUM([.D25:.AH25])" office:value-type="float" office:value="0">
            <text:p>0</text:p>
          </table:table-cell>
          <table:table-cell table:style-name="ce132" table:number-columns-repeated="24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28" table:formula="of:=SUM([.D26:.AH26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28" table:formula="of:=SUM([.D27:.AH27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4" draw:text-style-name="P1" svg:width="1.1413in" svg:height="0.3902in" svg:x="7.3094in" svg:y="5.8067in" draw:caption-point-x="-0.2402in" draw:caption-point-y="0.6083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ienND</text:p>
          </table:table-cell>
          <table:table-cell table:style-name="ce128" table:formula="of:=SUM([.D28:.AH28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28" table:formula="of:=SUM([.D29:.AH29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4.472in" svg:y="6.2988in" draw:caption-point-x="-0.2402in" draw:caption-point-y="0.611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3854in" svg:y="6.3004in" draw:caption-point-x="-0.2402in" draw:caption-point-y="0.6098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8.2878in" svg:y="6.3043in" draw:caption-point-x="-0.2402in" draw:caption-point-y="0.6059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32" office:value-type="float" office:value="0">
            <office:annotation draw:style-name="gr7" draw:text-style-name="P1" svg:width="1.1413in" svg:height="0.2634in" svg:x="8.7768in" svg:y="6.3047in" draw:caption-point-x="-0.2402in" draw:caption-point-y="0.6055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2.4622in" svg:y="6.3087in" draw:caption-point-x="-0.2402in" draw:caption-point-y="0.6016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4.7457in" svg:y="6.313in" draw:caption-point-x="-0.2402in" draw:caption-point-y="0.5972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28" table:formula="of:=SUM([.D30:.AH30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4" draw:text-style-name="P1" svg:width="1.1413in" svg:height="0.3902in" svg:x="4.0157in" svg:y="6.5484in" draw:caption-point-x="-0.2402in" draw:caption-point-y="0.6094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28" table:formula="of:=SUM([.D31:.AH31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1">
            <office:annotation draw:style-name="gr4" draw:text-style-name="P1" svg:width="1.1413in" svg:height="0.3902in" svg:x="12.0059in" svg:y="6.8039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28" table:formula="of:=SUM([.D32:.AH32])" office:value-type="float" office:value="3">
            <text:p>3</text:p>
          </table:table-cell>
          <table:table-cell table:style-name="ce132" office:value-type="float" office:value="0">
            <office:annotation draw:style-name="gr7" draw:text-style-name="P1" svg:width="1.1413in" svg:height="0.2634in" svg:x="2.6457in" svg:y="7.0402in" draw:caption-point-x="-0.2402in" draw:caption-point-y="0.613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4.9287in" svg:y="7.0504in" draw:caption-point-x="-0.2402in" draw:caption-point-y="0.6028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3854in" svg:y="7.0504in" draw:caption-point-x="-0.2402in" draw:caption-point-y="0.6028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8.7768in" svg:y="7.0504in" draw:caption-point-x="-0.2402in" draw:caption-point-y="0.6028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9.2661in" svg:y="7.0504in" draw:caption-point-x="-0.2402in" draw:caption-point-y="0.6028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0.6358in" svg:y="7.0492in" draw:caption-point-x="-0.2402in" draw:caption-point-y="0.6039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3.8323in" svg:y="7.0524in" draw:caption-point-x="-0.2402in" draw:caption-point-y="0.600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4.289in" svg:y="7.0528in" draw:caption-point-x="-0.2402in" draw:caption-point-y="0.6004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4.7457in" svg:y="7.0504in" draw:caption-point-x="-0.2402in" draw:caption-point-y="0.6028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15.202in" svg:y="7.0504in" draw:caption-point-x="-0.2402in" draw:caption-point-y="0.6028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15.6587in" svg:y="7.0504in" draw:caption-point-x="-0.2402in" draw:caption-point-y="0.6028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28" table:formula="of:=SUM([.D33:.AH33])" office:value-type="float" office:value="2">
            <text:p>2</text:p>
          </table:table-cell>
          <table:table-cell table:style-name="ce132" office:value-type="float" office:value="0">
            <office:annotation draw:style-name="gr7" draw:text-style-name="P1" svg:width="1.1413in" svg:height="0.2634in" svg:x="2.6457in" svg:y="7.2878in" draw:caption-point-x="-0.2402in" draw:caption-point-y="0.613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4.472in" svg:y="7.2894in" draw:caption-point-x="-0.2402in" draw:caption-point-y="0.6114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5.8421in" svg:y="7.2917in" draw:caption-point-x="-0.2402in" draw:caption-point-y="0.6091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2" draw:text-style-name="P1" svg:width="1.1413in" svg:height="0.5457in" svg:x="7.7988in" svg:y="7.2937in" draw:caption-point-x="-0.2402in" draw:caption-point-y="0.6071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0.6358in" svg:y="7.2969in" draw:caption-point-x="-0.2402in" draw:caption-point-y="0.6039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1.5492in" svg:y="7.2984in" draw:caption-point-x="-0.2402in" draw:caption-point-y="0.6024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3.8323in" svg:y="7.3in" draw:caption-point-x="-0.2402in" draw:caption-point-y="0.600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4.289in" svg:y="7.3008in" draw:caption-point-x="-0.2402in" draw:caption-point-y="0.6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32" office:value-type="float" office:value="0.5"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28" table:formula="of:=SUM([.D34:.AH34])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.5">
            <office:annotation draw:style-name="gr4" draw:text-style-name="P1" svg:width="1.1413in" svg:height="0.3902in" svg:x="4.0157in" svg:y="7.537in" draw:caption-point-x="-0.2402in" draw:caption-point-y="0.6114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32" office:value-type="float" office:value="0">
            <office:annotation draw:style-name="gr7" draw:text-style-name="P1" svg:width="1.1413in" svg:height="0.2634in" svg:x="4.472in" svg:y="7.537in" draw:caption-point-x="-0.2402in" draw:caption-point-y="0.6114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5.8421in" svg:y="7.5461in" draw:caption-point-x="-0.2402in" draw:caption-point-y="0.6024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7.7988in" svg:y="7.5461in" draw:caption-point-x="-0.2402in" draw:caption-point-y="0.6024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9.2661in" svg:y="7.5461in" draw:caption-point-x="-0.2402in" draw:caption-point-y="0.6024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1.5492in" svg:y="7.5461in" draw:caption-point-x="-0.2402in" draw:caption-point-y="0.6024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1" svg:width="1.1413in" svg:height="0.2634in" svg:x="13.8323in" svg:y="7.5476in" draw:caption-point-x="-0.2402in" draw:caption-point-y="0.600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7.5504in" draw:caption-point-x="-0.2402in" draw:caption-point-y="0.598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28" table:formula="of:=SUM([.D35:.AH35])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28" table:formula="of:=SUM([.D36:.AH36])" office:value-type="float" office:value="1.5">
            <text:p>1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1">
            <office:annotation draw:style-name="gr4" draw:text-style-name="P1" svg:width="1.1413in" svg:height="0.3902in" svg:x="5.8421in" svg:y="8.0335in" draw:caption-point-x="-0.2402in" draw:caption-point-y="0.6106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32" table:number-columns-repeated="2"/>
          <table:table-cell table:style-name="ce132" office:value-type="float" office:value="0">
            <office:annotation draw:style-name="gr4" draw:text-style-name="P1" svg:width="1.1413in" svg:height="0.3902in" svg:x="7.3094in" svg:y="8.0358in" draw:caption-point-x="-0.2402in" draw:caption-point-y="0.6083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8.7768in" svg:y="8.0386in" draw:caption-point-x="-0.2402in" draw:caption-point-y="0.6055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1.0925in" svg:y="8.0409in" draw:caption-point-x="-0.2402in" draw:caption-point-y="0.6031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4.289in" svg:y="8.0437in" draw:caption-point-x="-0.2402in" draw:caption-point-y="0.6004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6587in" svg:y="8.0461in" draw:caption-point-x="-0.2402in" draw:caption-point-y="0.598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28" table:formula="of:=SUM([.D37:.AH37])" office:value-type="float" office:value="2">
            <text:p>2</text:p>
          </table:table-cell>
          <table:table-cell table:style-name="ce132" office:value-type="float" office:value="0">
            <office:annotation draw:style-name="gr4" draw:text-style-name="P1" svg:width="1.1413in" svg:height="0.3902in" svg:x="2.6457in" svg:y="8.2787in" draw:caption-point-x="-0.2402in" draw:caption-point-y="0.613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4.472in" svg:y="8.2803in" draw:caption-point-x="-0.2402in" draw:caption-point-y="0.611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3854in" svg:y="8.2823in" draw:caption-point-x="-0.2402in" draw:caption-point-y="0.609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8421in" svg:y="8.2823in" draw:caption-point-x="-0.2402in" draw:caption-point-y="0.609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8.7768in" svg:y="8.2862in" draw:caption-point-x="-0.2402in" draw:caption-point-y="0.6055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32" office:value-type="float" office:value="0.5">
            <office:annotation draw:style-name="gr2" draw:text-style-name="P1" svg:width="1.1413in" svg:height="0.5457in" svg:x="9.2661in" svg:y="8.2866in" draw:caption-point-x="-0.2402in" draw:caption-point-y="0.6051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12.4622in" svg:y="8.2902in" draw:caption-point-x="-0.2402in" draw:caption-point-y="0.6016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4.7457in" svg:y="8.2929in" draw:caption-point-x="-0.2402in" draw:caption-point-y="0.598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32" office:value-type="float" office:value="0.5">
            <office:annotation draw:style-name="gr3" draw:text-style-name="P1" svg:width="1.1413in" svg:height="0.7012in" svg:x="15.202in" svg:y="8.2937in" draw:caption-point-x="-0.2402in" draw:caption-point-y="0.598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32" office:value-type="float" office:value="0.5">
            <office:annotation draw:style-name="gr4" draw:text-style-name="P1" svg:width="1.1413in" svg:height="0.3902in" svg:x="15.6587in" svg:y="8.2929in" draw:caption-point-x="-0.2402in" draw:caption-point-y="0.598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28" table:formula="of:=SUM([.D38:.AH38])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5.202in" svg:y="8.5413in" draw:caption-point-x="-0.2402in" draw:caption-point-y="0.598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28" table:formula="of:=SUM([.D39:.AH39])" office:value-type="float" office:value="2">
            <text:p>2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8.7768in" svg:y="8.7756in" draw:caption-point-x="-0.2402in" draw:caption-point-y="0.6114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32" office:value-type="float" office:value="1">
            <office:annotation draw:style-name="gr7" draw:text-style-name="P1" svg:width="1.1413in" svg:height="0.2634in" svg:x="9.2661in" svg:y="8.7756in" draw:caption-point-x="-0.2402in" draw:caption-point-y="0.6114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3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33" table:number-columns-repeated="4"/>
          <table:table-cell table:style-name="ce135"/>
          <table:table-cell table:style-name="ce133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3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33" table:number-columns-repeated="4"/>
          <table:table-cell table:style-name="ce136" table:number-columns-repeated="7"/>
          <table:table-cell table:style-name="ce133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33" table:number-columns-repeated="31"/>
          <table:table-cell table:style-name="ce3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7"/>
        <table:table-column table:style-name="co22" table:number-columns-repeated="7" table:default-cell-style-name="ce147"/>
        <table:table-column table:style-name="co21" table:number-columns-repeated="16" table:default-cell-style-name="ce147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142" table:number-columns-repeated="8"/>
          <table:table-cell table:style-name="ce150" office:value-type="string" table:number-columns-spanned="2" table:number-rows-spanned="1">
            <text:p>Month</text:p>
          </table:table-cell>
          <table:covered-table-cell table:style-name="ce151"/>
          <table:table-cell table:style-name="ce152" table:content-validation-name="val1" office:value-type="float" office:value="8" table:number-columns-spanned="2" table:number-rows-spanned="1">
            <text:p>8</text:p>
          </table:table-cell>
          <table:covered-table-cell table:style-name="ce151"/>
          <table:table-cell table:style-name="ce150" office:value-type="string" table:number-columns-spanned="2" table:number-rows-spanned="1">
            <text:p>Year</text:p>
          </table:table-cell>
          <table:covered-table-cell table:style-name="ce151"/>
          <table:table-cell table:style-name="ce150" office:value-type="float" office:value="2016" table:number-columns-spanned="2" table:number-rows-spanned="1">
            <text:p>2016</text:p>
          </table:table-cell>
          <table:covered-table-cell table:style-name="ce153"/>
          <table:table-cell table:style-name="ce142" table:number-columns-repeated="15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143" table:formula="of:=DATE([.$R$1];[.N1];1)" office:value-type="date" office:date-value="2016-08-01">
            <text:p>01</text:p>
          </table:table-cell>
          <table:table-cell table:style-name="ce143" table:formula="of:=[.D2]+1" office:value-type="date" office:date-value="2016-08-02">
            <text:p>02</text:p>
          </table:table-cell>
          <table:table-cell table:style-name="ce143" table:formula="of:=[.E2]+1" office:value-type="date" office:date-value="2016-08-03">
            <text:p>03</text:p>
          </table:table-cell>
          <table:table-cell table:style-name="ce143" table:formula="of:=[.F2]+1" office:value-type="date" office:date-value="2016-08-04">
            <text:p>04</text:p>
          </table:table-cell>
          <table:table-cell table:style-name="ce143" table:formula="of:=[.G2]+1" office:value-type="date" office:date-value="2016-08-05">
            <text:p>05</text:p>
          </table:table-cell>
          <table:table-cell table:style-name="ce143" table:formula="of:=[.H2]+1" office:value-type="date" office:date-value="2016-08-06">
            <text:p>06</text:p>
          </table:table-cell>
          <table:table-cell table:style-name="ce143" table:formula="of:=[.I2]+1" office:value-type="date" office:date-value="2016-08-07">
            <text:p>07</text:p>
          </table:table-cell>
          <table:table-cell table:style-name="ce143" table:formula="of:=[.J2]+1" office:value-type="date" office:date-value="2016-08-08">
            <text:p>08</text:p>
          </table:table-cell>
          <table:table-cell table:style-name="ce143" table:formula="of:=[.K2]+1" office:value-type="date" office:date-value="2016-08-09">
            <text:p>09</text:p>
          </table:table-cell>
          <table:table-cell table:style-name="ce143" table:formula="of:=[.L2]+1" office:value-type="date" office:date-value="2016-08-10">
            <text:p>10</text:p>
          </table:table-cell>
          <table:table-cell table:style-name="ce143" table:formula="of:=[.M2]+1" office:value-type="date" office:date-value="2016-08-11">
            <text:p>11</text:p>
          </table:table-cell>
          <table:table-cell table:style-name="ce143" table:formula="of:=[.N2]+1" office:value-type="date" office:date-value="2016-08-12">
            <text:p>12</text:p>
          </table:table-cell>
          <table:table-cell table:style-name="ce143" table:formula="of:=[.O2]+1" office:value-type="date" office:date-value="2016-08-13">
            <text:p>13</text:p>
          </table:table-cell>
          <table:table-cell table:style-name="ce143" table:formula="of:=[.P2]+1" office:value-type="date" office:date-value="2016-08-14">
            <text:p>14</text:p>
          </table:table-cell>
          <table:table-cell table:style-name="ce143" table:formula="of:=[.Q2]+1" office:value-type="date" office:date-value="2016-08-15">
            <text:p>15</text:p>
          </table:table-cell>
          <table:table-cell table:style-name="ce143" table:formula="of:=[.R2]+1" office:value-type="date" office:date-value="2016-08-16">
            <text:p>16</text:p>
          </table:table-cell>
          <table:table-cell table:style-name="ce143" table:formula="of:=[.S2]+1" office:value-type="date" office:date-value="2016-08-17">
            <text:p>17</text:p>
          </table:table-cell>
          <table:table-cell table:style-name="ce143" table:formula="of:=[.T2]+1" office:value-type="date" office:date-value="2016-08-18">
            <text:p>18</text:p>
          </table:table-cell>
          <table:table-cell table:style-name="ce143" table:formula="of:=[.U2]+1" office:value-type="date" office:date-value="2016-08-19">
            <text:p>19</text:p>
          </table:table-cell>
          <table:table-cell table:style-name="ce143" table:formula="of:=[.V2]+1" office:value-type="date" office:date-value="2016-08-20">
            <text:p>20</text:p>
          </table:table-cell>
          <table:table-cell table:style-name="ce143" table:formula="of:=[.W2]+1" office:value-type="date" office:date-value="2016-08-21">
            <text:p>21</text:p>
          </table:table-cell>
          <table:table-cell table:style-name="ce143" table:formula="of:=[.X2]+1" office:value-type="date" office:date-value="2016-08-22">
            <text:p>22</text:p>
          </table:table-cell>
          <table:table-cell table:style-name="ce143" table:formula="of:=[.Y2]+1" office:value-type="date" office:date-value="2016-08-23">
            <text:p>23</text:p>
          </table:table-cell>
          <table:table-cell table:style-name="ce143" table:formula="of:=[.Z2]+1" office:value-type="date" office:date-value="2016-08-24">
            <text:p>24</text:p>
          </table:table-cell>
          <table:table-cell table:style-name="ce143" table:formula="of:=[.AA2]+1" office:value-type="date" office:date-value="2016-08-25">
            <text:p>25</text:p>
          </table:table-cell>
          <table:table-cell table:style-name="ce143" table:formula="of:=[.AB2]+1" office:value-type="date" office:date-value="2016-08-26">
            <text:p>26</text:p>
          </table:table-cell>
          <table:table-cell table:style-name="ce143" table:formula="of:=[.AC2]+1" office:value-type="date" office:date-value="2016-08-27">
            <text:p>27</text:p>
          </table:table-cell>
          <table:table-cell table:style-name="ce143" table:formula="of:=[.AD2]+1" office:value-type="date" office:date-value="2016-08-28">
            <text:p>28</text:p>
          </table:table-cell>
          <table:table-cell table:style-name="ce143" table:formula="of:=[.AE2]+1" office:value-type="date" office:date-value="2016-08-29">
            <text:p>29</text:p>
          </table:table-cell>
          <table:table-cell table:style-name="ce143" table:formula="of:=[.AF2]+1" office:value-type="date" office:date-value="2016-08-30">
            <text:p>30</text:p>
          </table:table-cell>
          <table:table-cell table:style-name="ce143" table:formula="of:=[.AG2]+1" office:value-type="date" office:date-value="2016-08-31">
            <text:p>31</text:p>
          </table:table-cell>
          <table:table-cell table:style-name="ce62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4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141" table:formula="of:=SUM([.D4:.AH4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3.1024in" svg:y="0.1094in" draw:caption-point-x="-0.2402in" draw:caption-point-y="0.6083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0.1098in" draw:caption-point-x="-0.2402in" draw:caption-point-y="0.6079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0157in" svg:y="0.1102in" draw:caption-point-x="-0.2402in" draw:caption-point-y="0.6075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1" svg:width="1.1413in" svg:height="0.3902in" svg:x="5.8421in" svg:y="0.111in" draw:caption-point-x="-0.2402in" draw:caption-point-y="0.6067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6.3311in" svg:y="0.1122in" draw:caption-point-x="-0.2402in" draw:caption-point-y="0.605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7" draw:text-style-name="P1" svg:width="1.1413in" svg:height="0.2634in" svg:x="7.3094in" svg:y="0.111in" draw:caption-point-x="-0.2402in" draw:caption-point-y="0.6067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1.0925in" svg:y="0.1177in" draw:caption-point-x="-0.2402in" draw:caption-point-y="0.6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1" svg:width="1.1413in" svg:height="0.3902in" svg:x="15.6587in" svg:y="0.1209in" draw:caption-point-x="-0.2402in" draw:caption-point-y="0.5969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141" table:formula="of:=SUM([.D5:.AH5])" office:value-type="float" office:value="1.5">
            <text:p>1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3.5591in" svg:y="0.3575in" draw:caption-point-x="-0.2402in" draw:caption-point-y="0.6079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45" office:value-type="float" office:value="0.5">
            <office:annotation draw:style-name="gr7" draw:text-style-name="P1" svg:width="1.1413in" svg:height="0.2634in" svg:x="4.0157in" svg:y="0.3579in" draw:caption-point-x="-0.2402in" draw:caption-point-y="0.6075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1" svg:width="1.1413in" svg:height="0.3902in" svg:x="4.472in" svg:y="0.3583in" draw:caption-point-x="-0.2402in" draw:caption-point-y="0.6071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1" svg:width="1.1413in" svg:height="0.3902in" svg:x="12.9189in" svg:y="0.3669in" draw:caption-point-x="-0.2402in" draw:caption-point-y="0.5984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uongNH</text:p>
          </table:table-cell>
          <table:table-cell table:style-name="ce141" table:formula="of:=SUM([.D6:.AH6])" office:value-type="float" office:value="1"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4.472in" svg:y="0.6055in" draw:caption-point-x="-0.2402in" draw:caption-point-y="0.6075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6.3311in" svg:y="0.6075in" draw:caption-point-x="-0.2402in" draw:caption-point-y="0.6055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10.1791in" svg:y="0.611in" draw:caption-point-x="-0.2402in" draw:caption-point-y="0.602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41" table:formula="of:=SUM([.D7:.AH7])" office:value-type="float" office:value="0.5">
            <text:p>0.5</text:p>
          </table:table-cell>
          <table:table-cell table:style-name="ce145" office:value-type="float" office:value="0">
            <office:annotation draw:style-name="gr4" draw:text-style-name="P1" svg:width="1.1413in" svg:height="0.3902in" svg:x="2.6457in" svg:y="0.852in" draw:caption-point-x="-0.2402in" draw:caption-point-y="0.6087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6.3311in" svg:y="0.9126in" draw:caption-point-x="-0.2402in" draw:caption-point-y="0.54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3094in" svg:y="0.8563in" draw:caption-point-x="-0.2402in" draw:caption-point-y="0.604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0.8567in" draw:caption-point-x="-0.2402in" draw:caption-point-y="0.603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54" office:value-type="float" office:value="0.5">
            <office:annotation draw:style-name="gr7" draw:text-style-name="P1" svg:width="1.1413in" svg:height="0.2634in" svg:x="13.8323in" svg:y="0.863in" draw:caption-point-x="-0.2402in" draw:caption-point-y="0.5976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0.8638in" draw:caption-point-x="-0.2402in" draw:caption-point-y="0.5969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41" table:formula="of:=SUM([.D8:.AH8])" office:value-type="float" office:value="0.5">
            <text:p>0.5</text:p>
          </table:table-cell>
          <table:table-cell table:style-name="ce145" office:value-type="float" office:value="0.5">
            <office:annotation draw:style-name="gr4" draw:text-style-name="P1" svg:width="1.1413in" svg:height="0.3902in" svg:x="2.6457in" svg:y="1.1in" draw:caption-point-x="-0.2402in" draw:caption-point-y="0.6083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3094in" svg:y="1.1039in" draw:caption-point-x="-0.2402in" draw:caption-point-y="0.6043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enLT</text:p>
          </table:table-cell>
          <table:table-cell table:style-name="ce141" table:formula="of:=SUM([.D9:.AH9])" office:value-type="float" office:value="2">
            <text:p>2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4.0157in" svg:y="1.3488in" draw:caption-point-x="-0.2402in" draw:caption-point-y="0.6075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6.8205in" svg:y="1.3516in" draw:caption-point-x="-0.2402in" draw:caption-point-y="0.6047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1791in" svg:y="1.3543in" draw:caption-point-x="-0.2402in" draw:caption-point-y="0.602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7" draw:text-style-name="P1" svg:width="1.1413in" svg:height="0.2634in" svg:x="12.4622in" svg:y="1.3567in" draw:caption-point-x="-0.2402in" draw:caption-point-y="0.5996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45" office:value-type="float" office:value="1"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141" table:formula="of:=SUM([.D10:.AH10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141" table:formula="of:=SUM([.D11:.AH11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5.8421in" svg:y="1.8449in" draw:caption-point-x="-0.2402in" draw:caption-point-y="0.6067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8323in" svg:y="1.8539in" draw:caption-point-x="-0.2402in" draw:caption-point-y="0.5976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1.8555in" draw:caption-point-x="-0.2402in" draw:caption-point-y="0.5961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141" table:formula="of:=SUM([.D12:.AH12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6.3311in" svg:y="2.0937in" draw:caption-point-x="-0.2402in" draw:caption-point-y="0.6055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1" svg:width="1.1413in" svg:height="0.3902in" svg:x="7.7988in" svg:y="2.0953in" draw:caption-point-x="-0.2402in" draw:caption-point-y="0.6039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6358in" svg:y="2.0984in" draw:caption-point-x="-0.2402in" draw:caption-point-y="0.6008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13.3756in" svg:y="2.1012in" draw:caption-point-x="-0.2402in" draw:caption-point-y="0.598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13.8323in" svg:y="2.1016in" draw:caption-point-x="-0.2402in" draw:caption-point-y="0.5976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141" table:formula="of:=SUM([.D13:.AH13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string">
            <text:p>?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141" table:formula="of:=SUM([.D14:.AH14])" office:value-type="float" office:value="0.5">
            <text:p>0.5</text:p>
          </table:table-cell>
          <table:table-cell table:style-name="ce145" office:value-type="float" office:value="0">
            <office:annotation draw:style-name="gr4" draw:text-style-name="P1" svg:width="1.1413in" svg:height="0.3902in" svg:x="2.6457in" svg:y="2.5858in" draw:caption-point-x="-0.2402in" draw:caption-point-y="0.6087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2.5866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4.0157in" svg:y="2.587in" draw:caption-point-x="-0.2402in" draw:caption-point-y="0.6075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6.8205in" svg:y="2.5898in" draw:caption-point-x="-0.2402in" draw:caption-point-y="0.6047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1" svg:width="1.1413in" svg:height="0.7012in" svg:x="7.3094in" svg:y="2.5902in" draw:caption-point-x="-0.2402in" draw:caption-point-y="0.6043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2.5909in" draw:caption-point-x="-0.2402in" draw:caption-point-y="0.6035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9.2661in" svg:y="2.5909in" draw:caption-point-x="-0.2402in" draw:caption-point-y="0.6035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6358in" svg:y="2.5937in" draw:caption-point-x="-0.2402in" draw:caption-point-y="0.6008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7" draw:text-style-name="P1" svg:width="1.1413in" svg:height="0.2634in" svg:x="12.4622in" svg:y="2.5949in" draw:caption-point-x="-0.2402in" draw:caption-point-y="0.5996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8323in" svg:y="2.5969in" draw:caption-point-x="-0.2402in" draw:caption-point-y="0.597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2.5976in" draw:caption-point-x="-0.2402in" draw:caption-point-y="0.5969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2.5984in" draw:caption-point-x="-0.2402in" draw:caption-point-y="0.5961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41" table:formula="of:=SUM([.D15:.AH15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3.1024in" svg:y="2.8339in" draw:caption-point-x="-0.2402in" draw:caption-point-y="0.6083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2.8343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.5">
            <office:annotation draw:style-name="gr7" draw:text-style-name="P1" svg:width="1.1413in" svg:height="0.2634in" svg:x="4.0157in" svg:y="2.8398in" draw:caption-point-x="-0.2402in" draw:caption-point-y="0.6024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1" svg:width="1.1413in" svg:height="0.5457in" svg:x="5.8421in" svg:y="2.8354in" draw:caption-point-x="-0.2402in" draw:caption-point-y="0.6067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6.3311in" svg:y="2.8941in" draw:caption-point-x="-0.2402in" draw:caption-point-y="0.54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3.3756in" svg:y="2.8441in" draw:caption-point-x="-0.2402in" draw:caption-point-y="0.598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8323in" svg:y="2.8445in" draw:caption-point-x="-0.2402in" draw:caption-point-y="0.597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2.8453in" draw:caption-point-x="-0.2402in" draw:caption-point-y="0.5969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41" table:formula="of:=SUM([.D16:.AH16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KhanhNN</text:p>
          </table:table-cell>
          <table:table-cell table:style-name="ce141" table:formula="of:=SUM([.D17:.AH17])" office:value-type="float" office:value="1"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472in" svg:y="3.3307in" draw:caption-point-x="-0.2402in" draw:caption-point-y="0.6071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6.8205in" svg:y="3.3331in" draw:caption-point-x="-0.2402in" draw:caption-point-y="0.6047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7.7988in" svg:y="3.3339in" draw:caption-point-x="-0.2402in" draw:caption-point-y="0.6039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ienPT</text:p>
          </table:table-cell>
          <table:table-cell table:style-name="ce141" table:formula="of:=SUM([.D18:.AH18])" office:value-type="float" office:value="2">
            <text:p>2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10.6358in" svg:y="3.5846in" draw:caption-point-x="-0.2402in" draw:caption-point-y="0.6008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1" svg:width="1.1413in" svg:height="0.3902in" svg:x="14.289in" svg:y="3.5882in" draw:caption-point-x="-0.2402in" draw:caption-point-y="0.5972in">
              <dc:date>2016-08-26T00:00:00</dc:date>
              <text:p text:style-name="P1"><text:span text:style-name="T1">Nghỉ đi khám lung</text:span></text:p>
            </office:annotation>
            <text:p>1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KietNVT</text:p>
          </table:table-cell>
          <table:table-cell table:style-name="ce141" table:formula="of:=SUM([.D19:.AH19])" office:value-type="float" office:value="0.5"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3" draw:text-style-name="P1" svg:width="1.1413in" svg:height="0.7012in" svg:x="4.472in" svg:y="3.826in" draw:caption-point-x="-0.2402in" draw:caption-point-y="0.6071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6.8205in" svg:y="3.8283in" draw:caption-point-x="-0.2402in" draw:caption-point-y="0.604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NTT</text:p>
          </table:table-cell>
          <table:table-cell table:style-name="ce141" table:formula="of:=SUM([.D20:.AH20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7.7988in" svg:y="4.0768in" draw:caption-point-x="-0.2402in" draw:caption-point-y="0.6039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41" table:formula="of:=SUM([.D21:.AH21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7" draw:text-style-name="P1" svg:width="1.1413in" svg:height="0.2634in" svg:x="12.4622in" svg:y="4.3287in" draw:caption-point-x="-0.2402in" draw:caption-point-y="0.5996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3756in" svg:y="4.3303in" draw:caption-point-x="-0.2402in" draw:caption-point-y="0.598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4.3323in" draw:caption-point-x="-0.2402in" draw:caption-point-y="0.5961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hanHTH</text:p>
          </table:table-cell>
          <table:table-cell table:style-name="ce141" table:formula="of:=SUM([.D22:.AH22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41" table:formula="of:=SUM([.D23:.AH23])" office:value-type="float" office:value="2.5">
            <text:p>2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2" draw:text-style-name="P1" svg:width="1.1413in" svg:height="0.5457in" svg:x="9.2661in" svg:y="4.8201in" draw:caption-point-x="-0.2402in" draw:caption-point-y="0.603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45" office:value-type="float" office:value="0.5">
            <office:annotation draw:style-name="gr2" draw:text-style-name="P1" svg:width="1.1413in" svg:height="0.5457in" svg:x="9.7228in" svg:y="4.8201in" draw:caption-point-x="-0.2402in" draw:caption-point-y="0.603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11.0925in" svg:y="4.8201in" draw:caption-point-x="-0.2402in" draw:caption-point-y="0.603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3756in" svg:y="4.8256in" draw:caption-point-x="-0.2402in" draw:caption-point-y="0.598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16.1154in" svg:y="4.8283in" draw:caption-point-x="-0.2402in" draw:caption-point-y="0.5953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NhatLCM</text:p>
          </table:table-cell>
          <table:table-cell table:style-name="ce141" table:formula="of:=SUM([.D24:.AH24])" office:value-type="float" office:value="1"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0157in" svg:y="5.0638in" draw:caption-point-x="-0.2402in" draw:caption-point-y="0.6075in">
              <dc:date>2016-08-18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5.8421in" svg:y="5.0713in" draw:caption-point-x="-0.2402in" draw:caption-point-y="0.6in">
              <dc:date>2016-08-18T00:00:00</dc:date>
              <text:p text:style-name="P1"><text:span text:style-name="T1">Về sớm 45'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5.0689in" draw:caption-point-x="-0.2402in" draw:caption-point-y="0.6024in">
              <dc:date>2016-08-16T00:00:00</dc:date>
              <text:p text:style-name="P1"><text:span text:style-name="T1">Về sớm 45'</text:span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6358in" svg:y="5.0713in" draw:caption-point-x="-0.2402in" draw:caption-point-y="0.6in">
              <dc:date>2016-08-18T00:00:00</dc:date>
              <text:p text:style-name="P1"><text:span text:style-name="T1">Về sớm 1h</text:span></text:p>
            </office:annotation>
            <text:p>0</text:p>
          </table:table-cell>
          <table:table-cell table:style-name="ce145" office:value-type="float" office:value="1">
            <office:annotation draw:style-name="gr4" draw:text-style-name="P1" svg:width="1.1413in" svg:height="0.3902in" svg:x="11.0925in" svg:y="5.0713in" draw:caption-point-x="-0.2402in" draw:caption-point-y="0.6in">
              <dc:date>2016-08-18T00:00:00</dc:date>
              <text:p text:style-name="P1"><text:span text:style-name="T1">Về quê, 49 ngày cho dì</text:span></text:p>
            </office:annotation>
            <text:p>1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uPHQ</text:p>
          </table:table-cell>
          <table:table-cell table:style-name="ce141" table:formula="of:=SUM([.D25:.AH25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41" table:formula="of:=SUM([.D26:.AH26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5.5685in" draw:caption-point-x="-0.2402in" draw:caption-point-y="0.598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PhongTH</text:p>
          </table:table-cell>
          <table:table-cell table:style-name="ce141" table:formula="of:=SUM([.D27:.AH27])" office:value-type="float" office:value="0.5"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3.1024in" svg:y="5.8067in" draw:caption-point-x="-0.2402in" draw:caption-point-y="0.6079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5.8421in" svg:y="5.8079in" draw:caption-point-x="-0.2402in" draw:caption-point-y="0.606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1" svg:width="1.1413in" svg:height="0.3902in" svg:x="9.2661in" svg:y="5.8118in" draw:caption-point-x="-0.2402in" draw:caption-point-y="0.6028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SonPX</text:p>
          </table:table-cell>
          <table:table-cell table:style-name="ce141" table:formula="of:=SUM([.D28:.AH28])" office:value-type="float" office:value="1"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1" svg:width="1.1413in" svg:height="0.5457in" svg:x="4.0157in" svg:y="6.0547in" draw:caption-point-x="-0.2402in" draw:caption-point-y="0.6075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45" office:value-type="float" office:value="0.5">
            <office:annotation draw:style-name="gr3" draw:text-style-name="P1" svg:width="1.1413in" svg:height="0.7012in" svg:x="4.472in" svg:y="6.0575in" draw:caption-point-x="-0.2402in" draw:caption-point-y="0.6047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ienND</text:p>
          </table:table-cell>
          <table:table-cell table:style-name="ce141" table:formula="of:=SUM([.D29:.AH29])" office:value-type="float" office:value="2">
            <text:p>2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4.472in" svg:y="6.3028in" draw:caption-point-x="-0.2402in" draw:caption-point-y="0.6071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3756in" svg:y="6.3118in" draw:caption-point-x="-0.2402in" draw:caption-point-y="0.598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1" svg:width="1.1413in" svg:height="0.3902in" svg:x="16.572in" svg:y="6.3134in" draw:caption-point-x="-0.2402in" draw:caption-point-y="0.5965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oDTH</text:p>
          </table:table-cell>
          <table:table-cell table:style-name="ce141" table:formula="of:=SUM([.D30:.AH30])" office:value-type="float" office:value="0"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472in" svg:y="6.5504in" draw:caption-point-x="-0.2402in" draw:caption-point-y="0.6071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5.8421in" svg:y="6.5508in" draw:caption-point-x="-0.2402in" draw:caption-point-y="0.606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6.8205in" svg:y="6.5528in" draw:caption-point-x="-0.2402in" draw:caption-point-y="0.604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6.5535in" draw:caption-point-x="-0.2402in" draw:caption-point-y="0.603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12.9189in" svg:y="6.5591in" draw:caption-point-x="-0.2402in" draw:caption-point-y="0.5984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6.5614in" draw:caption-point-x="-0.2402in" draw:caption-point-y="0.5961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mDT</text:p>
          </table:table-cell>
          <table:table-cell table:style-name="ce141" table:formula="of:=SUM([.D31:.AH31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9.7228in" svg:y="6.8024in" draw:caption-point-x="-0.2402in" draw:caption-point-y="0.6028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13.8323in" svg:y="6.8075in" draw:caption-point-x="-0.2402in" draw:caption-point-y="0.5976in">
              <dc:date>2016-08-25T00:00:00</dc:date>
              <text:p text:style-name="P1"><text:span text:style-name="T1">Cảm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inhDH</text:p>
          </table:table-cell>
          <table:table-cell table:style-name="ce141" table:formula="of:=SUM([.D32:.AH32])" office:value-type="float" office:value="5.5">
            <text:p>5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7" draw:text-style-name="P1" svg:width="1.1413in" svg:height="0.2634in" svg:x="9.2661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45" office:value-type="float" office:value="1">
            <office:annotation draw:style-name="gr7" draw:text-style-name="P1" svg:width="1.1413in" svg:height="0.2634in" svg:x="9.7228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45" office:value-type="float" office:value="1">
            <office:annotation draw:style-name="gr7" draw:text-style-name="P1" svg:width="1.1413in" svg:height="0.2634in" svg:x="10.1791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45" office:value-type="float" office:value="1">
            <office:annotation draw:style-name="gr7" draw:text-style-name="P1" svg:width="1.1413in" svg:height="0.2634in" svg:x="10.6358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45" office:value-type="float" office:value="1">
            <office:annotation draw:style-name="gr7" draw:text-style-name="P1" svg:width="1.1413in" svg:height="0.2634in" svg:x="11.0925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12.9189in" svg:y="7.0543in" draw:caption-point-x="-0.2402in" draw:caption-point-y="0.5984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inhT</text:p>
          </table:table-cell>
          <table:table-cell table:style-name="ce141" table:formula="of:=SUM([.D33:.AH33])" office:value-type="float" office:value="1.5">
            <text:p>1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7" draw:text-style-name="P1" svg:width="1.1413in" svg:height="0.2634in" svg:x="4.472in" svg:y="7.2929in" draw:caption-point-x="-0.2402in" draw:caption-point-y="0.6075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7.7988in" svg:y="7.2965in" draw:caption-point-x="-0.2402in" draw:caption-point-y="0.6039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3" draw:text-style-name="P1" svg:width="1.1413in" svg:height="0.7012in" svg:x="12.4622in" svg:y="7.3008in" draw:caption-point-x="-0.2402in" draw:caption-point-y="0.5996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3.3756in" svg:y="7.3024in" draw:caption-point-x="-0.2402in" draw:caption-point-y="0.598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1" svg:width="1.1413in" svg:height="0.7012in" svg:x="14.289in" svg:y="7.3031in" draw:caption-point-x="-0.2402in" draw:caption-point-y="0.5972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oaiVK</text:p>
          </table:table-cell>
          <table:table-cell table:style-name="ce141" table:formula="of:=SUM([.D34:.AH34])" office:value-type="float" office:value="0.5"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7" draw:text-style-name="P1" svg:width="1.1413in" svg:height="0.2634in" svg:x="3.1024in" svg:y="7.5398in" draw:caption-point-x="-0.2402in" draw:caption-point-y="0.6083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7.5402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472in" svg:y="7.5409in" draw:caption-point-x="-0.2402in" draw:caption-point-y="0.6071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6.3311in" svg:y="7.6in" draw:caption-point-x="-0.2402in" draw:caption-point-y="0.54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6.8205in" svg:y="7.5433in" draw:caption-point-x="-0.2402in" draw:caption-point-y="0.6047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7.5441in" draw:caption-point-x="-0.2402in" draw:caption-point-y="0.603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1791in" svg:y="7.5461in" draw:caption-point-x="-0.2402in" draw:caption-point-y="0.602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7.552in" draw:caption-point-x="-0.2402in" draw:caption-point-y="0.5961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141" table:formula="of:=SUM([.D35:.AH35])" office:value-type="float" office:value="1.5">
            <text:p>1.5</text:p>
          </table:table-cell>
          <table:table-cell table:style-name="ce145" office:value-type="float" office:value="1">
            <office:annotation draw:style-name="gr7" draw:text-style-name="P1" svg:width="1.1413in" svg:height="0.2634in" svg:x="2.6457in" svg:y="7.7878in" draw:caption-point-x="-0.2402in" draw:caption-point-y="0.6083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7.7882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4.0157in" svg:y="7.7886in" draw:caption-point-x="-0.2402in" draw:caption-point-y="0.6075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472in" svg:y="7.789in" draw:caption-point-x="-0.2402in" draw:caption-point-y="0.6071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1" svg:width="1.1413in" svg:height="0.3902in" svg:x="5.8421in" svg:y="7.7894in" draw:caption-point-x="-0.2402in" draw:caption-point-y="0.6067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7.7921in" draw:caption-point-x="-0.2402in" draw:caption-point-y="0.6039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1791in" svg:y="7.7941in" draw:caption-point-x="-0.2402in" draw:caption-point-y="0.602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7.7976in" draw:caption-point-x="-0.2402in" draw:caption-point-y="0.598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3.3756in" svg:y="7.798in" draw:caption-point-x="-0.2402in" draw:caption-point-y="0.598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13.8323in" svg:y="7.7984in" draw:caption-point-x="-0.2402in" draw:caption-point-y="0.5976in">
              <dc:date>2016-08-25T00:00:00</dc:date>
              <text:p text:style-name="P1"><text:span text:style-name="T1">Trễ 9h10 (có xin trước, ra bank lấy thẻ)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4.289in" svg:y="7.7988in" draw:caption-point-x="-0.2402in" draw:caption-point-y="0.5972in">
              <dc:date>2016-08-26T00:00:00</dc:date>
              <text:p text:style-name="P1"><text:span text:style-name="T1">8h37 vào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7.7992in" draw:caption-point-x="-0.2402in" draw:caption-point-y="0.5969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7.8in" draw:caption-point-x="-0.2402in" draw:caption-point-y="0.5961in">
              <dc:date>2016-08-30T00:00:00</dc:date>
              <text:p text:style-name="P1"><text:span text:style-name="T1">8h42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141" table:formula="of:=SUM([.D36:.AH36])" office:value-type="float" office:value="2">
            <text:p>2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8.0358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0157in" svg:y="8.0362in" draw:caption-point-x="-0.2402in" draw:caption-point-y="0.6075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7.7988in" svg:y="8.0398in" draw:caption-point-x="-0.2402in" draw:caption-point-y="0.6039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11.0925in" svg:y="8.0402in" draw:caption-point-x="-0.2402in" draw:caption-point-y="0.603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8.0453in" draw:caption-point-x="-0.2402in" draw:caption-point-y="0.598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13.3756in" svg:y="8.0457in" draw:caption-point-x="-0.2402in" draw:caption-point-y="0.598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1" svg:width="1.1413in" svg:height="0.3902in" svg:x="13.8323in" svg:y="8.0461in" draw:caption-point-x="-0.2402in" draw:caption-point-y="0.597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8.0469in" draw:caption-point-x="-0.2402in" draw:caption-point-y="0.5969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141" table:formula="of:=SUM([.D37:.AH37])" office:value-type="float" office:value="1">
            <text:p>1</text:p>
          </table:table-cell>
          <table:table-cell table:style-name="ce145" office:value-type="float" office:value="0.5">
            <office:annotation draw:style-name="gr4" draw:text-style-name="P1" svg:width="1.1413in" svg:height="0.3902in" svg:x="2.6457in" svg:y="8.2827in" draw:caption-point-x="-0.2402in" draw:caption-point-y="0.6087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8.3409in" draw:caption-point-x="-0.2402in" draw:caption-point-y="0.5504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4.0157in" svg:y="8.2839in" draw:caption-point-x="-0.2402in" draw:caption-point-y="0.6075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4.472in" svg:y="8.2843in" draw:caption-point-x="-0.2402in" draw:caption-point-y="0.6071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1" svg:width="1.1413in" svg:height="0.3902in" svg:x="5.8421in" svg:y="8.3421in" draw:caption-point-x="-0.2402in" draw:caption-point-y="0.5492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6.3311in" svg:y="8.2858in" draw:caption-point-x="-0.2402in" draw:caption-point-y="0.6055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3094in" svg:y="8.287in" draw:caption-point-x="-0.2402in" draw:caption-point-y="0.604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1" svg:width="1.1413in" svg:height="0.5457in" svg:x="7.7988in" svg:y="8.2874in" draw:caption-point-x="-0.2402in" draw:caption-point-y="0.6039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9.2661in" svg:y="8.2878in" draw:caption-point-x="-0.2402in" draw:caption-point-y="0.6035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1791in" svg:y="8.2894in" draw:caption-point-x="-0.2402in" draw:caption-point-y="0.602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1" svg:width="1.1413in" svg:height="0.3902in" svg:x="12.4622in" svg:y="8.2917in" draw:caption-point-x="-0.2402in" draw:caption-point-y="0.5996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8.2929in" draw:caption-point-x="-0.2402in" draw:caption-point-y="0.5984in">
              <dc:date>2016-08-23T00:00:00</dc:date>
              <text:p text:style-name="P1"><text:span text:style-name="T1">8h42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3756in" svg:y="8.2933in" draw:caption-point-x="-0.2402in" draw:caption-point-y="0.598in">
              <dc:date>2016-08-24T00:00:00</dc:date>
              <text:p text:style-name="P1"><text:span text:style-name="T1">Ngủ quên, xin vào trễ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1" svg:width="1.1413in" svg:height="0.3902in" svg:x="13.8323in" svg:y="8.2937in" draw:caption-point-x="-0.2402in" draw:caption-point-y="0.597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4.289in" svg:y="8.2941in" draw:caption-point-x="-0.2402in" draw:caption-point-y="0.5972in">
              <dc:date>2016-08-26T00:00:00</dc:date>
              <text:p text:style-name="P1"><text:span text:style-name="T1">8h40 vào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8.2945in" draw:caption-point-x="-0.2402in" draw:caption-point-y="0.5969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8.2953in" draw:caption-point-x="-0.2402in" draw:caption-point-y="0.5961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141" table:formula="of:=SUM([.D38:.AH38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6358in" svg:y="8.5382in" draw:caption-point-x="-0.2402in" draw:caption-point-y="0.6008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8.5406in" draw:caption-point-x="-0.2402in" draw:caption-point-y="0.5984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15.6587in" svg:y="8.5421in" draw:caption-point-x="-0.2402in" draw:caption-point-y="0.5969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141" table:formula="of:=SUM([.D39:.AH39])" office:value-type="float" office:value="1.5">
            <text:p>1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3.5591in" svg:y="8.8362in" draw:caption-point-x="-0.2402in" draw:caption-point-y="0.5504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4.0157in" svg:y="8.7791in" draw:caption-point-x="-0.2402in" draw:caption-point-y="0.6075in">
              <dc:date>2016-08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3094in" svg:y="8.7823in" draw:caption-point-x="-0.2402in" draw:caption-point-y="0.6043in">
              <dc:date>2016-08-11T00:00:00</dc:date>
              <text:p text:style-name="P1"><text:span text:style-name="T1">8h45 vào cty</text:span></text:p>
            </office:annotation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7.7988in" svg:y="8.7827in" draw:caption-point-x="-0.2402in" draw:caption-point-y="0.6039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0.6358in" svg:y="8.7862in" draw:caption-point-x="-0.2402in" draw:caption-point-y="0.6004in">
              <dc:date>2016-08-18T00:00:00</dc:date>
              <text:p text:style-name="P1"><text:span text:style-name="T1">8h45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1" svg:width="1.1413in" svg:height="0.3902in" svg:x="12.4622in" svg:y="8.787in" draw:caption-point-x="-0.2402in" draw:caption-point-y="0.5996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8.7882in" draw:caption-point-x="-0.2402in" draw:caption-point-y="0.598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7" draw:text-style-name="P1" svg:width="1.1413in" svg:height="0.2634in" svg:x="14.289in" svg:y="8.7894in" draw:caption-point-x="-0.2402in" draw:caption-point-y="0.5972in">
              <dc:date>2016-08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8.7906in" draw:caption-point-x="-0.2402in" draw:caption-point-y="0.5961in">
              <dc:date>2016-08-30T00:00:00</dc:date>
              <text:p text:style-name="P1"><text:span text:style-name="T1">8h42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141" table:formula="of:=SUM([.D40:.AH40])" office:value-type="float" office:value="1.5">
            <text:p>1.5</text:p>
          </table:table-cell>
          <table:table-cell table:style-name="ce145" office:value-type="float" office:value="0">
            <office:annotation draw:style-name="gr7" draw:text-style-name="P1" svg:width="1.1413in" svg:height="0.2634in" svg:x="2.6457in" svg:y="9.0256in" draw:caption-point-x="-0.2402in" draw:caption-point-y="0.6087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7" draw:text-style-name="P1" svg:width="1.1413in" svg:height="0.2634in" svg:x="5.8421in" svg:y="9.028in" draw:caption-point-x="-0.2402in" draw:caption-point-y="0.6063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1" svg:width="1.1413in" svg:height="0.5457in" svg:x="6.8205in" svg:y="9.0295in" draw:caption-point-x="-0.2402in" draw:caption-point-y="0.6047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7" draw:text-style-name="P1" svg:width="1.1413in" svg:height="0.2634in" svg:x="12.9189in" svg:y="9.0358in" draw:caption-point-x="-0.2402in" draw:caption-point-y="0.598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45" office:value-type="float" office:value="0.5">
            <office:annotation draw:style-name="gr2" draw:text-style-name="P1" svg:width="1.1413in" svg:height="0.5457in" svg:x="13.3756in" svg:y="9.0362in" draw:caption-point-x="-0.2402in" draw:caption-point-y="0.598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1" svg:width="1.1413in" svg:height="0.3902in" svg:x="15.6587in" svg:y="9.0374in" draw:caption-point-x="-0.2402in" draw:caption-point-y="0.5969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45" office:value-type="float" office:value="0">
            <office:annotation draw:style-name="gr7" draw:text-style-name="P1" svg:width="1.1413in" svg:height="0.2634in" svg:x="16.1154in" svg:y="9.0382in" draw:caption-point-x="-0.2402in" draw:caption-point-y="0.5961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VinhP</text:p>
          </table:table-cell>
          <table:table-cell table:style-name="ce141" table:formula="of:=SUM([.D41:.AH41])" office:value-type="float" office:value="0.5">
            <text:p>0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1" svg:width="1.1413in" svg:height="0.3902in" svg:x="14.289in" svg:y="9.285in" draw:caption-point-x="-0.2402in" draw:caption-point-y="0.5969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141" table:formula="of:=SUM([.D42:.AH42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7" draw:text-style-name="P1" svg:width="1.1413in" svg:height="0.2634in" svg:x="14.289in" svg:y="9.5323in" draw:caption-point-x="-0.2402in" draw:caption-point-y="0.5972in">
              <dc:date>2016-08-2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46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46" table:number-columns-repeated="4"/>
          <table:table-cell table:style-name="ce148"/>
          <table:table-cell table:style-name="ce146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46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46" table:number-columns-repeated="4"/>
          <table:table-cell table:style-name="ce149" table:number-columns-repeated="7"/>
          <table:table-cell table:style-name="ce146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46" table:number-columns-repeated="31"/>
          <table:table-cell table:style-name="ce3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08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31">08/3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55</meta:editing-cycles>
    <meta:editing-duration>P23DT13H13M17S</meta:editing-duration>
    <meta:generator>OpenOffice/4.1.2$Win32 OpenOffice.org_project/412m3$Build-9782</meta:generator>
    <dc:date>2016-08-31T08:30:56.25</dc:date>
    <meta:document-statistic meta:table-count="11" meta:cell-count="7201" meta:object-count="0"/>
    <meta:user-defined meta:name="Info 1"/>
    <meta:user-defined meta:name="Info 2"/>
    <meta:user-defined meta:name="Info 3"/>
    <meta:user-defined meta:name="Info 4"/>
  </office:meta>
</office:document-meta>
</file>